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6.54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666666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666666" fo:border-right="0.74pt solid #666666" fo:border-top="none"/>
      <style:text-properties style:font-name="Liberation Sans"/>
    </style:style>
    <style:style style:name="ce9" style:family="table-cell" style:parent-style-name="Default">
      <style:table-cell-properties fo:border-bottom="none" fo:border-left="0.74pt solid #666666" fo:border-right="0.74pt solid #666666" fo:border-top="none"/>
    </style:style>
    <style:style style:name="ce7" style:family="table-cell" style:parent-style-name="Default">
      <style:table-cell-properties fo:border-bottom="none" fo:border-left="0.74pt solid #666666" fo:border-right="0.74pt solid #666666" fo:border-top="none"/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dddddd"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  <style:text-properties style:font-name="Liberation Sans"/>
    </style:style>
    <style:style style:name="ce31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</style:style>
    <style:style style:name="ce21" style:family="table-cell" style:parent-style-name="Default">
      <style:table-cell-properties fo:border-bottom="none" fo:wrap-option="wrap" fo:border-left="0.74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fo:border="0.74pt solid #666666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74pt solid #666666" fo:border-right="0.74pt solid #666666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dddddd" fo:border-left="0.74pt solid #666666" fo:border-right="0.74pt solid #666666" fo:border-top="none"/>
    </style:style>
    <style:style style:name="ce25" style:family="table-cell" style:parent-style-name="Default">
      <style:table-cell-properties fo:background-color="#dddddd"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31"/>
        <table:table-column table:style-name="co9" table:default-cell-style-name="ce15"/>
        <table:table-column table:style-name="co10" table:default-cell-style-name="ce9"/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row table:style-name="ro1">
          <table:table-cell table:style-name="ce2" office:value-type="string" calcext:value-type="string">
            <text:p>Table</text:p>
          </table:table-cell>
          <table:table-cell table:style-name="ce13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Index</text:p>
          </table:table-cell>
          <table:table-cell table:style-name="ce28" office:value-type="string" calcext:value-type="string">
            <text:p>Create table</text:p>
          </table:table-cell>
          <table:table-cell table:style-name="ce13" office:value-type="string" calcext:value-type="string">
            <text:p>Class name</text:p>
          </table:table-cell>
          <table:table-cell table:style-name="ce2" office:value-type="string" calcext:value-type="string">
            <text:p>English name</text:p>
          </table:table-cell>
          <table:table-cell table:style-name="ce22" office:value-type="string" calcext:value-type="string">
            <text:p>Property name</text:p>
          </table:table-cell>
          <table:table-cell table:style-name="ce25" office:value-type="string" calcext:value-type="string">
            <text:p>Default value</text:p>
          </table:table-cell>
          <table:table-cell table:style-name="ce28" office:value-type="string" calcext:value-type="string">
            <text:p>Init property</text:p>
          </table:table-cell>
          <table:table-cell table:style-name="ce28" office:value-type="string" calcext:value-type="string">
            <text:p>Indent + Init property</text:p>
          </table:table-cell>
          <table:table-cell table:style-name="ce28" office:value-type="string" calcext:value-type="string">
            <text:p>Load model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]);[.J2])" office:value-type="string" office:string-value="nDocType" calcext:value-type="string">
            <text:p>nDocType</text:p>
          </table:table-cell>
          <table:table-cell table:style-name="ce26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23" table:formula="of:=CONCATENATE([.K2];&quot; = &quot;;[.L2])" office:value-type="string" office:string-value="nDocType = 0" calcext:value-type="string">
            <text:p>nDocType = 0</text:p>
          </table:table-cell>
          <table:table-cell table:style-name="ce23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]);[.J3])" office:value-type="string" office:string-value="nDocNum" calcext:value-type="string">
            <text:p>nDocNum</text:p>
          </table:table-cell>
          <table:table-cell table:style-name="ce26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23" table:formula="of:=CONCATENATE([.K3];&quot; = &quot;;[.L3])" office:value-type="string" office:string-value="nDocNum = 0" calcext:value-type="string">
            <text:p>nDocNum = 0</text:p>
          </table:table-cell>
          <table:table-cell table:style-name="ce23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lst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4]);[.J4])" office:value-type="string" office:string-value="nPriceList" calcext:value-type="string">
            <text:p>nPriceList</text:p>
          </table:table-cell>
          <table:table-cell table:style-name="ce26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23" table:formula="of:=CONCATENATE([.K4];&quot; = &quot;;[.L4])" office:value-type="string" office:string-value="nPriceList = 0" calcext:value-type="string">
            <text:p>nPriceList = 0</text:p>
          </table:table-cell>
          <table:table-cell table:style-name="ce23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5]);[.J5])" office:value-type="string" office:string-value="dDocDate" calcext:value-type="string">
            <text:p>dDocDate</text:p>
          </table:table-cell>
          <table:table-cell table:style-name="ce26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];&quot; = &quot;;[.L5])" office:value-type="string" office:string-value="dDocDate = {}" calcext:value-type="string">
            <text:p>dDocDate = {}</text:p>
          </table:table-cell>
          <table:table-cell table:style-name="ce23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horadoc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ime</text:p>
          </table:table-cell>
          <table:table-cell table:style-name="ce23" table:formula="of:=CONCATENATE(LOWER([.D6]);[.J6])" office:value-type="string" office:string-value="cDocTime" calcext:value-type="string">
            <text:p>cDocTime</text:p>
          </table:table-cell>
          <table:table-cell table:style-name="ce26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6];&quot; = &quot;;[.L6])" office:value-type="string" office:string-value="cDocTime = ''" calcext:value-type="string">
            <text:p>cDocTime = ''</text:p>
          </table:table-cell>
          <table:table-cell table:style-name="ce23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23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Serie</text:p>
          </table:table-cell>
          <table:table-cell table:style-name="ce23" table:formula="of:=CONCATENATE(LOWER([.D7]);[.J7])" office:value-type="string" office:string-value="cWoSerie" calcext:value-type="string">
            <text:p>cWoSerie</text:p>
          </table:table-cell>
          <table:table-cell table:style-name="ce26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];&quot; = &quot;;[.L7])" office:value-type="string" office:string-value="cWoSerie = ''" calcext:value-type="string">
            <text:p>cWoSerie = ''</text:p>
          </table:table-cell>
          <table:table-cell table:style-name="ce23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23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nro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Num</text:p>
          </table:table-cell>
          <table:table-cell table:style-name="ce23" table:formula="of:=CONCATENATE(LOWER([.D8]);[.J8])" office:value-type="string" office:string-value="nWoNum" calcext:value-type="string">
            <text:p>nWoNum</text:p>
          </table:table-cell>
          <table:table-cell table:style-name="ce26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23" table:formula="of:=CONCATENATE([.K8];&quot; = &quot;;[.L8])" office:value-type="string" office:string-value="nWoNum = 0" calcext:value-type="string">
            <text:p>nWoNum = 0</text:p>
          </table:table-cell>
          <table:table-cell table:style-name="ce23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23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9]);[.J9])" office:value-type="string" office:string-value="nCurrency" calcext:value-type="string">
            <text:p>nCurrency</text:p>
          </table:table-cell>
          <table:table-cell table:style-name="ce26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23" table:formula="of:=CONCATENATE([.K9];&quot; = &quot;;[.L9])" office:value-type="string" office:string-value="nCurrency = 0" calcext:value-type="string">
            <text:p>nCurrency = 0</text:p>
          </table:table-cell>
          <table:table-cell table:style-name="ce23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0]);[.J10])" office:value-type="string" office:string-value="nExchRate" calcext:value-type="string">
            <text:p>nExchRate</text:p>
          </table:table-cell>
          <table:table-cell table:style-name="ce26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23" table:formula="of:=CONCATENATE([.K10];&quot; = &quot;;[.L10])" office:value-type="string" office:string-value="nExchRate = 0" calcext:value-type="string">
            <text:p>nExchRate = 0</text:p>
          </table:table-cell>
          <table:table-cell table:style-name="ce23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11]);[.J11])" office:value-type="string" office:string-value="nQtyInstall" calcext:value-type="string">
            <text:p>nQtyInstall</text:p>
          </table:table-cell>
          <table:table-cell table:style-name="ce26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23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23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id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ymtTerm</text:p>
          </table:table-cell>
          <table:table-cell table:style-name="ce23" table:formula="of:=CONCATENATE(LOWER([.D12]);[.J12])" office:value-type="string" office:string-value="nPymtTerm" calcext:value-type="string">
            <text:p>nPymtTerm</text:p>
          </table:table-cell>
          <table:table-cell table:style-name="ce26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23" table:formula="of:=CONCATENATE([.K12];&quot; = &quot;;[.L12])" office:value-type="string" office:string-value="nPymtTerm = 0" calcext:value-type="string">
            <text:p>nPymtTerm = 0</text:p>
          </table:table-cell>
          <table:table-cell table:style-name="ce23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23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nrorem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Num</text:p>
          </table:table-cell>
          <table:table-cell table:style-name="ce23" table:formula="of:=CONCATENATE(LOWER([.D13]);[.J13])" office:value-type="string" office:string-value="nDelNoteNum" calcext:value-type="string">
            <text:p>nDelNoteNum</text:p>
          </table:table-cell>
          <table:table-cell table:style-name="ce26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23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23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23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fecharem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Dat</text:p>
          </table:table-cell>
          <table:table-cell table:style-name="ce23" table:formula="of:=CONCATENATE(LOWER([.D14]);[.J14])" office:value-type="string" office:string-value="dDelNoteDat" calcext:value-type="string">
            <text:p>dDelNoteDat</text:p>
          </table:table-cell>
          <table:table-cell table:style-name="ce26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23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23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5]);[.J15])" office:value-type="string" office:string-value="nCustomer" calcext:value-type="string">
            <text:p>nCustomer</text:p>
          </table:table-cell>
          <table:table-cell table:style-name="ce26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23" table:formula="of:=CONCATENATE([.K15];&quot; = &quot;;[.L15])" office:value-type="string" office:string-value="nCustomer = 0" calcext:value-type="string">
            <text:p>nCustomer = 0</text:p>
          </table:table-cell>
          <table:table-cell table:style-name="ce23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vend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Seller</text:p>
          </table:table-cell>
          <table:table-cell table:style-name="ce23" table:formula="of:=CONCATENATE(LOWER([.D16]);[.J16])" office:value-type="string" office:string-value="nSeller" calcext:value-type="string">
            <text:p>nSeller</text:p>
          </table:table-cell>
          <table:table-cell table:style-name="ce26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23" table:formula="of:=CONCATENATE([.K16];&quot; = &quot;;[.L16])" office:value-type="string" office:string-value="nSeller = 0" calcext:value-type="string">
            <text:p>nSeller = 0</text:p>
          </table:table-cell>
          <table:table-cell table:style-name="ce23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comision_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LOWER([.D17]);[.J17])" office:value-type="string" office:string-value="nCommissio1" calcext:value-type="string">
            <text:p>nCommissio1</text:p>
          </table:table-cell>
          <table:table-cell table:style-name="ce26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23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23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comision_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LOWER([.D18]);[.J18])" office:value-type="string" office:string-value="nCommissio2" calcext:value-type="string">
            <text:p>nCommissio2</text:p>
          </table:table-cell>
          <table:table-cell table:style-name="ce26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23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23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comision_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LOWER([.D19]);[.J19])" office:value-type="string" office:string-value="nCommissio3" calcext:value-type="string">
            <text:p>nCommissio3</text:p>
          </table:table-cell>
          <table:table-cell table:style-name="ce26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23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23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0]);[.J20])" office:value-type="string" office:string-value="nDiscPct" calcext:value-type="string">
            <text:p>nDiscPct</text:p>
          </table:table-cell>
          <table:table-cell table:style-name="ce26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23" table:formula="of:=CONCATENATE([.K20];&quot; = &quot;;[.L20])" office:value-type="string" office:string-value="nDiscPct = 0" calcext:value-type="string">
            <text:p>nDiscPct = 0</text:p>
          </table:table-cell>
          <table:table-cell table:style-name="ce23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]);[.J21])" office:value-type="string" office:string-value="nDiscAmt" calcext:value-type="string">
            <text:p>nDiscAmt</text:p>
          </table:table-cell>
          <table:table-cell table:style-name="ce26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23" table:formula="of:=CONCATENATE([.K21];&quot; = &quot;;[.L21])" office:value-type="string" office:string-value="nDiscAmt = 0" calcext:value-type="string">
            <text:p>nDiscAmt = 0</text:p>
          </table:table-cell>
          <table:table-cell table:style-name="ce23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2]);[.J22])" office:value-type="string" office:string-value="nDiscount" calcext:value-type="string">
            <text:p>nDiscount</text:p>
          </table:table-cell>
          <table:table-cell table:style-name="ce26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23" table:formula="of:=CONCATENATE([.K22];&quot; = &quot;;[.L22])" office:value-type="string" office:string-value="nDiscount = 0" calcext:value-type="string">
            <text:p>nDiscount = 0</text:p>
          </table:table-cell>
          <table:table-cell table:style-name="ce23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impres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nted</text:p>
          </table:table-cell>
          <table:table-cell table:style-name="ce23" table:formula="of:=CONCATENATE(LOWER([.D23]);[.J23])" office:value-type="string" office:string-value="lPrinted" calcext:value-type="string">
            <text:p>lPrinted</text:p>
          </table:table-cell>
          <table:table-cell table:style-name="ce26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23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23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4]);[.J24])" office:value-type="string" office:string-value="dCancelDate" calcext:value-type="string">
            <text:p>dCancelDate</text:p>
          </table:table-cell>
          <table:table-cell table:style-name="ce26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23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5]);[.J25])" office:value-type="string" office:string-value="lCanceled" calcext:value-type="string">
            <text:p>lCanceled</text:p>
          </table:table-cell>
          <table:table-cell table:style-name="ce26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23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6]);[.J26])" office:value-type="string" office:string-value="nInvoiceAmt" calcext:value-type="string">
            <text:p>nInvoiceAmt</text:p>
          </table:table-cell>
          <table:table-cell table:style-name="ce26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23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23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hargedAmt</text:p>
          </table:table-cell>
          <table:table-cell table:style-name="ce23" table:formula="of:=CONCATENATE(LOWER([.D27]);[.J27])" office:value-type="string" office:string-value="nChargedAmt" calcext:value-type="string">
            <text:p>nChargedAmt</text:p>
          </table:table-cell>
          <table:table-cell table:style-name="ce26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23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23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23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8]);[.J28])" office:value-type="string" office:string-value="nDebMemoAmt" calcext:value-type="string">
            <text:p>nDebMemoAmt</text:p>
          </table:table-cell>
          <table:table-cell table:style-name="ce26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23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23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9]);[.J29])" office:value-type="string" office:string-value="nCreMemoAmt" calcext:value-type="string">
            <text:p>nCreMemoAmt</text:p>
          </table:table-cell>
          <table:table-cell table:style-name="ce26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23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23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30]);[.J30])" office:value-type="string" office:string-value="lConsignmen" calcext:value-type="string">
            <text:p>lConsignmen</text:p>
          </table:table-cell>
          <table:table-cell table:style-name="ce26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31]);[.J31])" office:value-type="string" office:string-value="nBranch" calcext:value-type="string">
            <text:p>nBranch</text:p>
          </table:table-cell>
          <table:table-cell table:style-name="ce26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23" table:formula="of:=CONCATENATE([.K31];&quot; = &quot;;[.L31])" office:value-type="string" office:string-value="nBranch = 0" calcext:value-type="string">
            <text:p>nBranch = 0</text:p>
          </table:table-cell>
          <table:table-cell table:style-name="ce23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33]);[.J33])" office:value-type="string" office:string-value="nDocType" calcext:value-type="string">
            <text:p>nDocType</text:p>
          </table:table-cell>
          <table:table-cell table:style-name="ce26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23" table:formula="of:=CONCATENATE([.K33];&quot; = &quot;;[.L33])" office:value-type="string" office:string-value="nDocType = 0" calcext:value-type="string">
            <text:p>nDocType = 0</text:p>
          </table:table-cell>
          <table:table-cell table:style-name="ce23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4]);[.J34])" office:value-type="string" office:string-value="nDocNum" calcext:value-type="string">
            <text:p>nDocNum</text:p>
          </table:table-cell>
          <table:table-cell table:style-name="ce26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23" table:formula="of:=CONCATENATE([.K34];&quot; = &quot;;[.L34])" office:value-type="string" office:string-value="nDocNum = 0" calcext:value-type="string">
            <text:p>nDocNum = 0</text:p>
          </table:table-cell>
          <table:table-cell table:style-name="ce23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Item</text:p>
          </table:table-cell>
          <table:table-cell table:style-name="ce23" table:formula="of:=CONCATENATE(LOWER([.D35]);[.J35])" office:value-type="string" office:string-value="cItem" calcext:value-type="string">
            <text:p>cItem</text:p>
          </table:table-cell>
          <table:table-cell table:style-name="ce26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5];&quot; = &quot;;[.L35])" office:value-type="string" office:string-value="cItem = ''" calcext:value-type="string">
            <text:p>cItem = ''</text:p>
          </table:table-cell>
          <table:table-cell table:style-name="ce23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23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Quantity</text:p>
          </table:table-cell>
          <table:table-cell table:style-name="ce23" table:formula="of:=CONCATENATE(LOWER([.D36]);[.J36])" office:value-type="string" office:string-value="nQuantity" calcext:value-type="string">
            <text:p>nQuantity</text:p>
          </table:table-cell>
          <table:table-cell table:style-name="ce26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23" table:formula="of:=CONCATENATE([.K36];&quot; = &quot;;[.L36])" office:value-type="string" office:string-value="nQuantity = 0" calcext:value-type="string">
            <text:p>nQuantity = 0</text:p>
          </table:table-cell>
          <table:table-cell table:style-name="ce23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Price</text:p>
          </table:table-cell>
          <table:table-cell table:style-name="ce23" table:formula="of:=CONCATENATE(LOWER([.D37]);[.J37])" office:value-type="string" office:string-value="nPrice" calcext:value-type="string">
            <text:p>nPrice</text:p>
          </table:table-cell>
          <table:table-cell table:style-name="ce26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23" table:formula="of:=CONCATENATE([.K37];&quot; = &quot;;[.L37])" office:value-type="string" office:string-value="nPrice = 0" calcext:value-type="string">
            <text:p>nPrice = 0</text:p>
          </table:table-cell>
          <table:table-cell table:style-name="ce23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23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38]);[.J38])" office:value-type="string" office:string-value="nDiscPct" calcext:value-type="string">
            <text:p>nDiscPct</text:p>
          </table:table-cell>
          <table:table-cell table:style-name="ce26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23" table:formula="of:=CONCATENATE([.K38];&quot; = &quot;;[.L38])" office:value-type="string" office:string-value="nDiscPct = 0" calcext:value-type="string">
            <text:p>nDiscPct = 0</text:p>
          </table:table-cell>
          <table:table-cell table:style-name="ce23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ed</text:p>
          </table:table-cell>
          <table:table-cell table:style-name="ce23" table:formula="of:=CONCATENATE(LOWER([.D39]);[.J39])" office:value-type="string" office:string-value="lTaxed" calcext:value-type="string">
            <text:p>lTaxed</text:p>
          </table:table-cell>
          <table:table-cell table:style-name="ce26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9];&quot; = &quot;;[.L39])" office:value-type="string" office:string-value="lTaxed = .F." calcext:value-type="string">
            <text:p>lTaxed = .F.</text:p>
          </table:table-cell>
          <table:table-cell table:style-name="ce23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23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Rate</text:p>
          </table:table-cell>
          <table:table-cell table:style-name="ce23" table:formula="of:=CONCATENATE(LOWER([.D40]);[.J40])" office:value-type="string" office:string-value="nTaxRate" calcext:value-type="string">
            <text:p>nTaxRate</text:p>
          </table:table-cell>
          <table:table-cell table:style-name="ce26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23" table:formula="of:=CONCATENATE([.K40];&quot; = &quot;;[.L40])" office:value-type="string" office:string-value="nTaxRate = 0" calcext:value-type="string">
            <text:p>nTaxRate = 0</text:p>
          </table:table-cell>
          <table:table-cell table:style-name="ce23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23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ecanic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nic</text:p>
          </table:table-cell>
          <table:table-cell table:style-name="ce23" table:formula="of:=CONCATENATE(LOWER([.D41]);[.J41])" office:value-type="string" office:string-value="nMechanic" calcext:value-type="string">
            <text:p>nMechanic</text:p>
          </table:table-cell>
          <table:table-cell table:style-name="ce26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23" table:formula="of:=CONCATENATE([.K41];&quot; = &quot;;[.L41])" office:value-type="string" office:string-value="nMechanic = 0" calcext:value-type="string">
            <text:p>nMechanic = 0</text:p>
          </table:table-cell>
          <table:table-cell table:style-name="ce23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23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_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Commi</text:p>
          </table:table-cell>
          <table:table-cell table:style-name="ce23" table:formula="of:=CONCATENATE(LOWER([.D42]);[.J42])" office:value-type="string" office:string-value="nMechaCommi" calcext:value-type="string">
            <text:p>nMechaCommi</text:p>
          </table:table-cell>
          <table:table-cell table:style-name="ce26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23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23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23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escr_tra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JobDescrip</text:p>
          </table:table-cell>
          <table:table-cell table:style-name="ce23" table:formula="of:=CONCATENATE(LOWER([.D43]);[.J43])" office:value-type="string" office:string-value="cJobDescrip" calcext:value-type="string">
            <text:p>cJobDescrip</text:p>
          </table:table-cell>
          <table:table-cell table:style-name="ce26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23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23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44]);[.J44])" office:value-type="string" office:string-value="nBranch" calcext:value-type="string">
            <text:p>nBranch</text:p>
          </table:table-cell>
          <table:table-cell table:style-name="ce26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23" table:formula="of:=CONCATENATE([.K44];&quot; = &quot;;[.L44])" office:value-type="string" office:string-value="nBranch = 0" calcext:value-type="string">
            <text:p>nBranch = 0</text:p>
          </table:table-cell>
          <table:table-cell table:style-name="ce23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ofer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Offer</text:p>
          </table:table-cell>
          <table:table-cell table:style-name="ce23" table:formula="of:=CONCATENATE(LOWER([.D45]);[.J45])" office:value-type="string" office:string-value="nOffer" calcext:value-type="string">
            <text:p>nOffer</text:p>
          </table:table-cell>
          <table:table-cell table:style-name="ce26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23" table:formula="of:=CONCATENATE([.K45];&quot; = &quot;;[.L45])" office:value-type="string" office:string-value="nOffer = 0" calcext:value-type="string">
            <text:p>nOffer = 0</text:p>
          </table:table-cell>
          <table:table-cell table:style-name="ce23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23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47]);[.J47])" office:value-type="string" office:string-value="nDocType" calcext:value-type="string">
            <text:p>nDocType</text:p>
          </table:table-cell>
          <table:table-cell table:style-name="ce26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23" table:formula="of:=CONCATENATE([.K47];&quot; = &quot;;[.L47])" office:value-type="string" office:string-value="nDocType = 0" calcext:value-type="string">
            <text:p>nDocType = 0</text:p>
          </table:table-cell>
          <table:table-cell table:style-name="ce23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48]);[.J48])" office:value-type="string" office:string-value="nDocNum" calcext:value-type="string">
            <text:p>nDocNum</text:p>
          </table:table-cell>
          <table:table-cell table:style-name="ce26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23" table:formula="of:=CONCATENATE([.K48];&quot; = &quot;;[.L48])" office:value-type="string" office:string-value="nDocNum = 0" calcext:value-type="string">
            <text:p>nDocNum = 0</text:p>
          </table:table-cell>
          <table:table-cell table:style-name="ce23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Typ</text:p>
          </table:table-cell>
          <table:table-cell table:style-name="ce23" table:formula="of:=CONCATENATE(LOWER([.D49]);[.J49])" office:value-type="string" office:string-value="nInstallTyp" calcext:value-type="string">
            <text:p>nInstallTyp</text:p>
          </table:table-cell>
          <table:table-cell table:style-name="ce26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23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23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23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Num</text:p>
          </table:table-cell>
          <table:table-cell table:style-name="ce23" table:formula="of:=CONCATENATE(LOWER([.D50]);[.J50])" office:value-type="string" office:string-value="nInstallNum" calcext:value-type="string">
            <text:p>nInstallNum</text:p>
          </table:table-cell>
          <table:table-cell table:style-name="ce26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23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23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23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ueDate</text:p>
          </table:table-cell>
          <table:table-cell table:style-name="ce23" table:formula="of:=CONCATENATE(LOWER([.D51]);[.J51])" office:value-type="string" office:string-value="dDueDate" calcext:value-type="string">
            <text:p>dDueDate</text:p>
          </table:table-cell>
          <table:table-cell table:style-name="ce26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1];&quot; = &quot;;[.L51])" office:value-type="string" office:string-value="dDueDate = {}" calcext:value-type="string">
            <text:p>dDueDate = {}</text:p>
          </table:table-cell>
          <table:table-cell table:style-name="ce23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23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Amount</text:p>
          </table:table-cell>
          <table:table-cell table:style-name="ce23" table:formula="of:=CONCATENATE(LOWER([.D52]);[.J52])" office:value-type="string" office:string-value="nAmount" calcext:value-type="string">
            <text:p>nAmount</text:p>
          </table:table-cell>
          <table:table-cell table:style-name="ce26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23" table:formula="of:=CONCATENATE([.K52];&quot; = &quot;;[.L52])" office:value-type="string" office:string-value="nAmount = 0" calcext:value-type="string">
            <text:p>nAmount = 0</text:p>
          </table:table-cell>
          <table:table-cell table:style-name="ce23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23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abonad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Paid</text:p>
          </table:table-cell>
          <table:table-cell table:style-name="ce23" table:formula="of:=CONCATENATE(LOWER([.D53]);[.J53])" office:value-type="string" office:string-value="nPaid" calcext:value-type="string">
            <text:p>nPaid</text:p>
          </table:table-cell>
          <table:table-cell table:style-name="ce26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23" table:formula="of:=CONCATENATE([.K53];&quot; = &quot;;[.L53])" office:value-type="string" office:string-value="nPaid = 0" calcext:value-type="string">
            <text:p>nPaid = 0</text:p>
          </table:table-cell>
          <table:table-cell table:style-name="ce23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23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54]);[.J54])" office:value-type="string" office:string-value="nDebMemoAmt" calcext:value-type="string">
            <text:p>nDebMemoAmt</text:p>
          </table:table-cell>
          <table:table-cell table:style-name="ce26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23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23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55]);[.J55])" office:value-type="string" office:string-value="nCreMemoAmt" calcext:value-type="string">
            <text:p>nCreMemoAmt</text:p>
          </table:table-cell>
          <table:table-cell table:style-name="ce26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23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23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56]);[.J56])" office:value-type="string" office:string-value="nBranch" calcext:value-type="string">
            <text:p>nBranch</text:p>
          </table:table-cell>
          <table:table-cell table:style-name="ce26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23" table:formula="of:=CONCATENATE([.K56];&quot; = &quot;;[.L56])" office:value-type="string" office:string-value="nBranch = 0" calcext:value-type="string">
            <text:p>nBranch = 0</text:p>
          </table:table-cell>
          <table:table-cell table:style-name="ce23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58]);[.J58])" office:value-type="string" office:string-value="nNoteType" calcext:value-type="string">
            <text:p>nNoteType</text:p>
          </table:table-cell>
          <table:table-cell table:style-name="ce26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23" table:formula="of:=CONCATENATE([.K58];&quot; = &quot;;[.L58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59]);[.J59])" office:value-type="string" office:string-value="nNoteNum" calcext:value-type="string">
            <text:p>nNoteNum</text:p>
          </table:table-cell>
          <table:table-cell table:style-name="ce26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23" table:formula="of:=CONCATENATE([.K59];&quot; = &quot;;[.L59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Type</text:p>
          </table:table-cell>
          <table:table-cell table:style-name="ce23" table:formula="of:=CONCATENATE(LOWER([.D60]);[.J60])" office:value-type="string" office:string-value="nDocType" calcext:value-type="string">
            <text:p>nDocType</text:p>
          </table:table-cell>
          <table:table-cell table:style-name="ce26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23" table:formula="of:=CONCATENATE([.K60];&quot; = &quot;;[.L60])" office:value-type="string" office:string-value="nDocType = 0" calcext:value-type="string">
            <text:p>nDoc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Num</text:p>
          </table:table-cell>
          <table:table-cell table:style-name="ce23" table:formula="of:=CONCATENATE(LOWER([.D61]);[.J61])" office:value-type="string" office:string-value="nDocNum" calcext:value-type="string">
            <text:p>nDocNum</text:p>
          </table:table-cell>
          <table:table-cell table:style-name="ce26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23" table:formula="of:=CONCATENATE([.K61];&quot; = &quot;;[.L61])" office:value-type="string" office:string-value="nDocNum = 0" calcext:value-type="string">
            <text:p>nDoc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not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oteDate</text:p>
          </table:table-cell>
          <table:table-cell table:style-name="ce23" table:formula="of:=CONCATENATE(LOWER([.D62]);[.J62])" office:value-type="string" office:string-value="dNoteDate" calcext:value-type="string">
            <text:p>dNoteDate</text:p>
          </table:table-cell>
          <table:table-cell table:style-name="ce26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ustomer</text:p>
          </table:table-cell>
          <table:table-cell table:style-name="ce23" table:formula="of:=CONCATENATE(LOWER([.D63]);[.J63])" office:value-type="string" office:string-value="nCustomer" calcext:value-type="string">
            <text:p>nCustomer</text:p>
          </table:table-cell>
          <table:table-cell table:style-name="ce26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23" table:formula="of:=CONCATENATE([.K63];&quot; = &quot;;[.L63])" office:value-type="string" office:string-value="nCustomer = 0" calcext:value-type="string">
            <text:p>nCustom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motiv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ReasonNote</text:p>
          </table:table-cell>
          <table:table-cell table:style-name="ce23" table:formula="of:=CONCATENATE(LOWER([.D64]);[.J64])" office:value-type="string" office:string-value="nReasonNote" calcext:value-type="string">
            <text:p>nReasonNote</text:p>
          </table:table-cell>
          <table:table-cell table:style-name="ce26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23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aplicontr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edTo</text:p>
          </table:table-cell>
          <table:table-cell table:style-name="ce23" table:formula="of:=CONCATENATE(LOWER([.D65]);[.J65])" office:value-type="string" office:string-value="nAppliedTo" calcext:value-type="string">
            <text:p>nAppliedTo</text:p>
          </table:table-cell>
          <table:table-cell table:style-name="ce26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23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Date</text:p>
          </table:table-cell>
          <table:table-cell table:style-name="ce23" table:formula="of:=CONCATENATE(LOWER([.D66]);[.J66])" office:value-type="string" office:string-value="dCancelDate" calcext:value-type="string">
            <text:p>dCancelDate</text:p>
          </table:table-cell>
          <table:table-cell table:style-name="ce26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ed</text:p>
          </table:table-cell>
          <table:table-cell table:style-name="ce23" table:formula="of:=CONCATENATE(LOWER([.D67]);[.J67])" office:value-type="string" office:string-value="lCanceled" calcext:value-type="string">
            <text:p>lCanceled</text:p>
          </table:table-cell>
          <table:table-cell table:style-name="ce26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MemoAmt</text:p>
          </table:table-cell>
          <table:table-cell table:style-name="ce23" table:formula="of:=CONCATENATE(LOWER([.D68]);[.J68])" office:value-type="string" office:string-value="nMemoAmt" calcext:value-type="string">
            <text:p>nMemoAmt</text:p>
          </table:table-cell>
          <table:table-cell table:style-name="ce26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23" table:formula="of:=CONCATENATE([.K68];&quot; = &quot;;[.L68])" office:value-type="string" office:string-value="nMemoAmt = 0" calcext:value-type="string">
            <text:p>nMemoAm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70]);[.J70])" office:value-type="string" office:string-value="nNoteType" calcext:value-type="string">
            <text:p>nNoteType</text:p>
          </table:table-cell>
          <table:table-cell table:style-name="ce26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23" table:formula="of:=CONCATENATE([.K70];&quot; = &quot;;[.L70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71]);[.J71])" office:value-type="string" office:string-value="nNoteNum" calcext:value-type="string">
            <text:p>nNoteNum</text:p>
          </table:table-cell>
          <table:table-cell table:style-name="ce26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23" table:formula="of:=CONCATENATE([.K71];&quot; = &quot;;[.L71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neType</text:p>
          </table:table-cell>
          <table:table-cell table:style-name="ce23" table:formula="of:=CONCATENATE(LOWER([.D72]);[.J72])" office:value-type="string" office:string-value="cLineType" calcext:value-type="string">
            <text:p>cLineType</text:p>
          </table:table-cell>
          <table:table-cell table:style-name="ce26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</text:p>
          </table:table-cell>
          <table:table-cell table:style-name="ce23" table:formula="of:=CONCATENATE(LOWER([.D73]);[.J73])" office:value-type="string" office:string-value="cItem" calcext:value-type="string">
            <text:p>cItem</text:p>
          </table:table-cell>
          <table:table-cell table:style-name="ce26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3];&quot; = &quot;;[.L73])" office:value-type="string" office:string-value="cItem = ''" calcext:value-type="string">
            <text:p>cItem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Quantity</text:p>
          </table:table-cell>
          <table:table-cell table:style-name="ce23" table:formula="of:=CONCATENATE(LOWER([.D74]);[.J74])" office:value-type="string" office:string-value="nQuantity" calcext:value-type="string">
            <text:p>nQuantity</text:p>
          </table:table-cell>
          <table:table-cell table:style-name="ce26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23" table:formula="of:=CONCATENATE([.K74];&quot; = &quot;;[.L74])" office:value-type="string" office:string-value="nQuantity = 0" calcext:value-type="string">
            <text:p>nQuantit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rice</text:p>
          </table:table-cell>
          <table:table-cell table:style-name="ce23" table:formula="of:=CONCATENATE(LOWER([.D75]);[.J75])" office:value-type="string" office:string-value="nPrice" calcext:value-type="string">
            <text:p>nPrice</text:p>
          </table:table-cell>
          <table:table-cell table:style-name="ce26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23" table:formula="of:=CONCATENATE([.K75];&quot; = &quot;;[.L75])" office:value-type="string" office:string-value="nPrice = 0" calcext:value-type="string">
            <text:p>nPric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DiscPct</text:p>
          </table:table-cell>
          <table:table-cell table:style-name="ce23" table:formula="of:=CONCATENATE(LOWER([.D76]);[.J76])" office:value-type="string" office:string-value="nDiscPct" calcext:value-type="string">
            <text:p>nDiscPct</text:p>
          </table:table-cell>
          <table:table-cell table:style-name="ce26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23" table:formula="of:=CONCATENATE([.K76];&quot; = &quot;;[.L76])" office:value-type="string" office:string-value="nDiscPct = 0" calcext:value-type="string">
            <text:p>nDiscPc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77]);[.J77])" office:value-type="string" office:string-value="lTaxed" calcext:value-type="string">
            <text:p>lTaxed</text:p>
          </table:table-cell>
          <table:table-cell table:style-name="ce26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77];&quot; = &quot;;[.L77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78]);[.J78])" office:value-type="string" office:string-value="nTaxRate" calcext:value-type="string">
            <text:p>nTaxRate</text:p>
          </table:table-cell>
          <table:table-cell table:style-name="ce26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23" table:formula="of:=CONCATENATE([.K78];&quot; = &quot;;[.L78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erie</text:p>
          </table:table-cell>
          <table:table-cell table:style-name="ce23" table:formula="of:=CONCATENATE(LOWER([.D79]);[.J79])" office:value-type="string" office:string-value="cSerie" calcext:value-type="string">
            <text:p>cSerie</text:p>
          </table:table-cell>
          <table:table-cell table:style-name="ce26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9];&quot; = &quot;;[.L79])" office:value-type="string" office:string-value="cSerie = ''" calcext:value-type="string">
            <text:p>cSerie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cinici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InitialDoc</text:p>
          </table:table-cell>
          <table:table-cell table:style-name="ce23" table:formula="of:=CONCATENATE(LOWER([.D81]);[.J81])" office:value-type="string" office:string-value="cInitialDoc" calcext:value-type="string">
            <text:p>cInitialDoc</text:p>
          </table:table-cell>
          <table:table-cell table:style-name="ce26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82]);[.J82])" office:value-type="string" office:string-value="nNoteType" calcext:value-type="string">
            <text:p>nNoteType</text:p>
          </table:table-cell>
          <table:table-cell table:style-name="ce26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23" table:formula="of:=CONCATENATE([.K82];&quot; = &quot;;[.L82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83]);[.J83])" office:value-type="string" office:string-value="nNoteNum" calcext:value-type="string">
            <text:p>nNoteNum</text:p>
          </table:table-cell>
          <table:table-cell table:style-name="ce26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23" table:formula="of:=CONCATENATE([.K83];&quot; = &quot;;[.L83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stallNum</text:p>
          </table:table-cell>
          <table:table-cell table:style-name="ce23" table:formula="of:=CONCATENATE(LOWER([.D84]);[.J84])" office:value-type="string" office:string-value="nInstallNum" calcext:value-type="string">
            <text:p>nInstallNum</text:p>
          </table:table-cell>
          <table:table-cell table:style-name="ce26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23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Amount</text:p>
          </table:table-cell>
          <table:table-cell table:style-name="ce23" table:formula="of:=CONCATENATE(LOWER([.D85]);[.J85])" office:value-type="string" office:string-value="nAmount" calcext:value-type="string">
            <text:p>nAmount</text:p>
          </table:table-cell>
          <table:table-cell table:style-name="ce26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23" table:formula="of:=CONCATENATE([.K85];&quot; = &quot;;[.L85])" office:value-type="string" office:string-value="nAmount = 0" calcext:value-type="string">
            <text:p>nAmoun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Id</text:p>
          </table:table-cell>
          <table:table-cell table:style-name="ce23" table:formula="of:=CONCATENATE(LOWER([.D87]);[.J87])" office:value-type="string" office:string-value="cId" calcext:value-type="string">
            <text:p>cId</text:p>
          </table:table-cell>
          <table:table-cell table:style-name="ce26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7];&quot; = &quot;;[.L87])" office:value-type="string" office:string-value="cId = ''" calcext:value-type="string">
            <text:p>cId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codigo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AlternCode</text:p>
          </table:table-cell>
          <table:table-cell table:style-name="ce23" table:formula="of:=CONCATENATE(LOWER([.D88]);[.J88])" office:value-type="string" office:string-value="cAlternCode" calcext:value-type="string">
            <text:p>cAlternCode</text:p>
          </table:table-cell>
          <table:table-cell table:style-name="ce26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odori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OriginCode</text:p>
          </table:table-cell>
          <table:table-cell table:style-name="ce23" table:formula="of:=CONCATENATE(LOWER([.D89]);[.J89])" office:value-type="string" office:string-value="cOriginCode" calcext:value-type="string">
            <text:p>cOriginCode</text:p>
          </table:table-cell>
          <table:table-cell table:style-name="ce26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ame</text:p>
          </table:table-cell>
          <table:table-cell table:style-name="ce23" table:formula="of:=CONCATENATE(LOWER([.D90]);[.J90])" office:value-type="string" office:string-value="cName" calcext:value-type="string">
            <text:p>cName</text:p>
          </table:table-cell>
          <table:table-cell table:style-name="ce26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0];&quot; = &quot;;[.L90])" office:value-type="string" office:string-value="cName = ''" calcext:value-type="string">
            <text:p>cNam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aplicacio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catio</text:p>
          </table:table-cell>
          <table:table-cell table:style-name="ce23" table:formula="of:=CONCATENATE(LOWER([.D91]);[.J91])" office:value-type="string" office:string-value="mApplicatio" calcext:value-type="string">
            <text:p>mApplicatio</text:p>
          </table:table-cell>
          <table:table-cell table:style-name="ce26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lista3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3</text:p>
          </table:table-cell>
          <table:table-cell table:style-name="ce23" table:formula="of:=CONCATENATE(LOWER([.D92]);[.J92])" office:value-type="string" office:string-value="lList3" calcext:value-type="string">
            <text:p>lList3</text:p>
          </table:table-cell>
          <table:table-cell table:style-name="ce26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2];&quot; = &quot;;[.L92])" office:value-type="string" office:string-value="lList3 = .F." calcext:value-type="string">
            <text:p>lList3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lista4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4</text:p>
          </table:table-cell>
          <table:table-cell table:style-name="ce23" table:formula="of:=CONCATENATE(LOWER([.D93]);[.J93])" office:value-type="string" office:string-value="lList4" calcext:value-type="string">
            <text:p>lList4</text:p>
          </table:table-cell>
          <table:table-cell table:style-name="ce26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3];&quot; = &quot;;[.L93])" office:value-type="string" office:string-value="lList4 = .F." calcext:value-type="string">
            <text:p>lList4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lista5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5</text:p>
          </table:table-cell>
          <table:table-cell table:style-name="ce23" table:formula="of:=CONCATENATE(LOWER([.D94]);[.J94])" office:value-type="string" office:string-value="lList5" calcext:value-type="string">
            <text:p>lList5</text:p>
          </table:table-cell>
          <table:table-cell table:style-name="ce26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4];&quot; = &quot;;[.L94])" office:value-type="string" office:string-value="lList5 = .F." calcext:value-type="string">
            <text:p>lList5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amili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ProfitRate</text:p>
          </table:table-cell>
          <table:table-cell table:style-name="ce23" table:formula="of:=CONCATENATE(LOWER([.D95]);[.J95])" office:value-type="string" office:string-value="nProfitRate" calcext:value-type="string">
            <text:p>nProfitRate</text:p>
          </table:table-cell>
          <table:table-cell table:style-name="ce26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23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ategory</text:p>
          </table:table-cell>
          <table:table-cell table:style-name="ce23" table:formula="of:=CONCATENATE(LOWER([.D96]);[.J96])" office:value-type="string" office:string-value="nCategory" calcext:value-type="string">
            <text:p>nCategory</text:p>
          </table:table-cell>
          <table:table-cell table:style-name="ce26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23" table:formula="of:=CONCATENATE([.K96];&quot; = &quot;;[.L96])" office:value-type="string" office:string-value="nCategory = 0" calcext:value-type="string">
            <text:p>nCatego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sub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SubCategor</text:p>
          </table:table-cell>
          <table:table-cell table:style-name="ce23" table:formula="of:=CONCATENATE(LOWER([.D97]);[.J97])" office:value-type="string" office:string-value="nSubCategor" calcext:value-type="string">
            <text:p>nSubCategor</text:p>
          </table:table-cell>
          <table:table-cell table:style-name="ce26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23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arc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Brand</text:p>
          </table:table-cell>
          <table:table-cell table:style-name="ce23" table:formula="of:=CONCATENATE(LOWER([.D98]);[.J98])" office:value-type="string" office:string-value="nBrand" calcext:value-type="string">
            <text:p>nBrand</text:p>
          </table:table-cell>
          <table:table-cell table:style-name="ce26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23" table:formula="of:=CONCATENATE([.K98];&quot; = &quot;;[.L98])" office:value-type="string" office:string-value="nBrand = 0" calcext:value-type="string">
            <text:p>nBran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un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nit</text:p>
          </table:table-cell>
          <table:table-cell table:style-name="ce23" table:formula="of:=CONCATENATE(LOWER([.D99]);[.J99])" office:value-type="string" office:string-value="nUnit" calcext:value-type="string">
            <text:p>nUnit</text:p>
          </table:table-cell>
          <table:table-cell table:style-name="ce26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23" table:formula="of:=CONCATENATE([.K99];&quot; = &quot;;[.L99])" office:value-type="string" office:string-value="nUnit = 0" calcext:value-type="string">
            <text:p>nUni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upplier</text:p>
          </table:table-cell>
          <table:table-cell table:style-name="ce23" table:formula="of:=CONCATENATE(LOWER([.D100]);[.J100])" office:value-type="string" office:string-value="nSupplier" calcext:value-type="string">
            <text:p>nSupplier</text:p>
          </table:table-cell>
          <table:table-cell table:style-name="ce26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23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proceden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ountry</text:p>
          </table:table-cell>
          <table:table-cell table:style-name="ce23" table:formula="of:=CONCATENATE(LOWER([.D101]);[.J101])" office:value-type="string" office:string-value="nCountry" calcext:value-type="string">
            <text:p>nCountry</text:p>
          </table:table-cell>
          <table:table-cell table:style-name="ce26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23" table:formula="of:=CONCATENATE([.K101];&quot; = &quot;;[.L101])" office:value-type="string" office:string-value="nCountry = 0" calcext:value-type="string">
            <text:p>nCount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ubicaci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Location</text:p>
          </table:table-cell>
          <table:table-cell table:style-name="ce23" table:formula="of:=CONCATENATE(LOWER([.D102]);[.J102])" office:value-type="string" office:string-value="cLocation" calcext:value-type="string">
            <text:p>cLocation</text:p>
          </table:table-cell>
          <table:table-cell table:style-name="ce26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ctive</text:p>
          </table:table-cell>
          <table:table-cell table:style-name="ce23" table:formula="of:=CONCATENATE(LOWER([.D103]);[.J103])" office:value-type="string" office:string-value="lActive" calcext:value-type="string">
            <text:p>lActive</text:p>
          </table:table-cell>
          <table:table-cell table:style-name="ce26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lpreci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PriceList</text:p>
          </table:table-cell>
          <table:table-cell table:style-name="ce23" table:formula="of:=CONCATENATE(LOWER([.D104]);[.J104])" office:value-type="string" office:string-value="lPriceList" calcext:value-type="string">
            <text:p>lPriceList</text:p>
          </table:table-cell>
          <table:table-cell table:style-name="ce26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105]);[.J105])" office:value-type="string" office:string-value="lTaxed" calcext:value-type="string">
            <text:p>lTaxed</text:p>
          </table:table-cell>
          <table:table-cell table:style-name="ce26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5];&quot; = &quot;;[.L105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106]);[.J106])" office:value-type="string" office:string-value="nTaxRate" calcext:value-type="string">
            <text:p>nTaxRate</text:p>
          </table:table-cell>
          <table:table-cell table:style-name="ce26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23" table:formula="of:=CONCATENATE([.K106];&quot; = &quot;;[.L106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pcosto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</text:p>
          </table:table-cell>
          <table:table-cell table:style-name="ce23" table:formula="of:=CONCATENATE(LOWER([.D107]);[.J107])" office:value-type="string" office:string-value="nCostPricG" calcext:value-type="string">
            <text:p>nCostPricG</text:p>
          </table:table-cell>
          <table:table-cell table:style-name="ce26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23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pcosto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2</text:p>
          </table:table-cell>
          <table:table-cell table:style-name="ce23" table:formula="of:=CONCATENATE(LOWER([.D108]);[.J108])" office:value-type="string" office:string-value="nCostPricG2" calcext:value-type="string">
            <text:p>nCostPricG2</text:p>
          </table:table-cell>
          <table:table-cell table:style-name="ce26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23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pcosto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</text:p>
          </table:table-cell>
          <table:table-cell table:style-name="ce23" table:formula="of:=CONCATENATE(LOWER([.D109]);[.J109])" office:value-type="string" office:string-value="nCostPricD" calcext:value-type="string">
            <text:p>nCostPricD</text:p>
          </table:table-cell>
          <table:table-cell table:style-name="ce26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23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costog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r</text:p>
          </table:table-cell>
          <table:table-cell table:style-name="ce23" table:formula="of:=CONCATENATE(LOWER([.D110]);[.J110])" office:value-type="string" office:string-value="nCostPricGr" calcext:value-type="string">
            <text:p>nCostPricGr</text:p>
          </table:table-cell>
          <table:table-cell table:style-name="ce26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23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pcostod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r</text:p>
          </table:table-cell>
          <table:table-cell table:style-name="ce23" table:formula="of:=CONCATENATE(LOWER([.D111]);[.J111])" office:value-type="string" office:string-value="nCostPricDr" calcext:value-type="string">
            <text:p>nCostPricDr</text:p>
          </table:table-cell>
          <table:table-cell table:style-name="ce26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23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pcostog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Gre</text:p>
          </table:table-cell>
          <table:table-cell table:style-name="ce23" table:formula="of:=CONCATENATE(LOWER([.D112]);[.J112])" office:value-type="string" office:string-value="nCostPriGre" calcext:value-type="string">
            <text:p>nCostPriGre</text:p>
          </table:table-cell>
          <table:table-cell table:style-name="ce26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23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pcostod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Dre</text:p>
          </table:table-cell>
          <table:table-cell table:style-name="ce23" table:formula="of:=CONCATENATE(LOWER([.D113]);[.J113])" office:value-type="string" office:string-value="nCostPriDre" calcext:value-type="string">
            <text:p>nCostPriDre</text:p>
          </table:table-cell>
          <table:table-cell table:style-name="ce26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23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pventag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1</text:p>
          </table:table-cell>
          <table:table-cell table:style-name="ce23" table:formula="of:=CONCATENATE(LOWER([.D114]);[.J114])" office:value-type="string" office:string-value="nSalePricG1" calcext:value-type="string">
            <text:p>nSalePricG1</text:p>
          </table:table-cell>
          <table:table-cell table:style-name="ce26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23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pventa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2</text:p>
          </table:table-cell>
          <table:table-cell table:style-name="ce23" table:formula="of:=CONCATENATE(LOWER([.D115]);[.J115])" office:value-type="string" office:string-value="nSalePricG2" calcext:value-type="string">
            <text:p>nSalePricG2</text:p>
          </table:table-cell>
          <table:table-cell table:style-name="ce26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23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pventag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3</text:p>
          </table:table-cell>
          <table:table-cell table:style-name="ce23" table:formula="of:=CONCATENATE(LOWER([.D116]);[.J116])" office:value-type="string" office:string-value="nSalePricG3" calcext:value-type="string">
            <text:p>nSalePricG3</text:p>
          </table:table-cell>
          <table:table-cell table:style-name="ce26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23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pventag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4</text:p>
          </table:table-cell>
          <table:table-cell table:style-name="ce23" table:formula="of:=CONCATENATE(LOWER([.D117]);[.J117])" office:value-type="string" office:string-value="nSalePricG4" calcext:value-type="string">
            <text:p>nSalePricG4</text:p>
          </table:table-cell>
          <table:table-cell table:style-name="ce26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23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pventag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5</text:p>
          </table:table-cell>
          <table:table-cell table:style-name="ce23" table:formula="of:=CONCATENATE(LOWER([.D118]);[.J118])" office:value-type="string" office:string-value="nSalePricG5" calcext:value-type="string">
            <text:p>nSalePricG5</text:p>
          </table:table-cell>
          <table:table-cell table:style-name="ce26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23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pventad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1</text:p>
          </table:table-cell>
          <table:table-cell table:style-name="ce23" table:formula="of:=CONCATENATE(LOWER([.D119]);[.J119])" office:value-type="string" office:string-value="nSalePricD1" calcext:value-type="string">
            <text:p>nSalePricD1</text:p>
          </table:table-cell>
          <table:table-cell table:style-name="ce26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23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pventad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2</text:p>
          </table:table-cell>
          <table:table-cell table:style-name="ce23" table:formula="of:=CONCATENATE(LOWER([.D120]);[.J120])" office:value-type="string" office:string-value="nSalePricD2" calcext:value-type="string">
            <text:p>nSalePricD2</text:p>
          </table:table-cell>
          <table:table-cell table:style-name="ce26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23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pventad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3</text:p>
          </table:table-cell>
          <table:table-cell table:style-name="ce23" table:formula="of:=CONCATENATE(LOWER([.D121]);[.J121])" office:value-type="string" office:string-value="nSalePricD3" calcext:value-type="string">
            <text:p>nSalePricD3</text:p>
          </table:table-cell>
          <table:table-cell table:style-name="ce26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23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pventad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4</text:p>
          </table:table-cell>
          <table:table-cell table:style-name="ce23" table:formula="of:=CONCATENATE(LOWER([.D122]);[.J122])" office:value-type="string" office:string-value="nSalePricD4" calcext:value-type="string">
            <text:p>nSalePricD4</text:p>
          </table:table-cell>
          <table:table-cell table:style-name="ce26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23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pventad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5</text:p>
          </table:table-cell>
          <table:table-cell table:style-name="ce23" table:formula="of:=CONCATENATE(LOWER([.D123]);[.J123])" office:value-type="string" office:string-value="nSalePricD5" calcext:value-type="string">
            <text:p>nSalePricD5</text:p>
          </table:table-cell>
          <table:table-cell table:style-name="ce26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23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updprice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pdatePric</text:p>
          </table:table-cell>
          <table:table-cell table:style-name="ce23" table:formula="of:=CONCATENATE(LOWER([.D124]);[.J124])" office:value-type="string" office:string-value="lUpdatePric" calcext:value-type="string">
            <text:p>lUpdatePric</text:p>
          </table:table-cell>
          <table:table-cell table:style-name="ce26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paumento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1</text:p>
          </table:table-cell>
          <table:table-cell table:style-name="ce23" table:formula="of:=CONCATENATE(LOWER([.D125]);[.J125])" office:value-type="string" office:string-value="nPctIncrea1" calcext:value-type="string">
            <text:p>nPctIncrea1</text:p>
          </table:table-cell>
          <table:table-cell table:style-name="ce26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23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paumento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2</text:p>
          </table:table-cell>
          <table:table-cell table:style-name="ce23" table:formula="of:=CONCATENATE(LOWER([.D126]);[.J126])" office:value-type="string" office:string-value="nPctIncrea2" calcext:value-type="string">
            <text:p>nPctIncrea2</text:p>
          </table:table-cell>
          <table:table-cell table:style-name="ce26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23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paumento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3</text:p>
          </table:table-cell>
          <table:table-cell table:style-name="ce23" table:formula="of:=CONCATENATE(LOWER([.D127]);[.J127])" office:value-type="string" office:string-value="nPctIncrea3" calcext:value-type="string">
            <text:p>nPctIncrea3</text:p>
          </table:table-cell>
          <table:table-cell table:style-name="ce26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23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paumento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4</text:p>
          </table:table-cell>
          <table:table-cell table:style-name="ce23" table:formula="of:=CONCATENATE(LOWER([.D128]);[.J128])" office:value-type="string" office:string-value="nPctIncrea4" calcext:value-type="string">
            <text:p>nPctIncrea4</text:p>
          </table:table-cell>
          <table:table-cell table:style-name="ce26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23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string" calcext:value-type="string">
            <text:p>paumento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5</text:p>
          </table:table-cell>
          <table:table-cell table:style-name="ce23" table:formula="of:=CONCATENATE(LOWER([.D129]);[.J129])" office:value-type="string" office:string-value="nPctIncrea5" calcext:value-type="string">
            <text:p>nPctIncrea5</text:p>
          </table:table-cell>
          <table:table-cell table:style-name="ce26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23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string" calcext:value-type="string">
            <text:p>stock_mi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inimStock</text:p>
          </table:table-cell>
          <table:table-cell table:style-name="ce23" table:formula="of:=CONCATENATE(LOWER([.D130]);[.J130])" office:value-type="string" office:string-value="nMinimStock" calcext:value-type="string">
            <text:p>nMinimStock</text:p>
          </table:table-cell>
          <table:table-cell table:style-name="ce26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23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5" calcext:value-type="float">
            <text:p>45</text:p>
          </table:table-cell>
          <table:table-cell table:style-name="ce3" office:value-type="string" calcext:value-type="string">
            <text:p>stock_max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aximStock</text:p>
          </table:table-cell>
          <table:table-cell table:style-name="ce23" table:formula="of:=CONCATENATE(LOWER([.D131]);[.J131])" office:value-type="string" office:string-value="nMaximStock" calcext:value-type="string">
            <text:p>nMaximStock</text:p>
          </table:table-cell>
          <table:table-cell table:style-name="ce26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23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6" calcext:value-type="float">
            <text:p>46</text:p>
          </table:table-cell>
          <table:table-cell table:style-name="ce3" office:value-type="string" calcext:value-type="string">
            <text:p>polinvsmin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inS</text:p>
          </table:table-cell>
          <table:table-cell table:style-name="ce23" table:formula="of:=CONCATENATE(LOWER([.D132]);[.J132])" office:value-type="string" office:string-value="lInvPolMinS" calcext:value-type="string">
            <text:p>lInvPolMinS</text:p>
          </table:table-cell>
          <table:table-cell table:style-name="ce26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7" calcext:value-type="float">
            <text:p>47</text:p>
          </table:table-cell>
          <table:table-cell table:style-name="ce3" office:value-type="string" calcext:value-type="string">
            <text:p>polinvsmax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axS</text:p>
          </table:table-cell>
          <table:table-cell table:style-name="ce23" table:formula="of:=CONCATENATE(LOWER([.D133]);[.J133])" office:value-type="string" office:string-value="lInvPolMaxS" calcext:value-type="string">
            <text:p>lInvPolMaxS</text:p>
          </table:table-cell>
          <table:table-cell table:style-name="ce26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8" calcext:value-type="float">
            <text:p>48</text:p>
          </table:table-cell>
          <table:table-cell table:style-name="ce3" office:value-type="string" calcext:value-type="string">
            <text:p>garanti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Warranty</text:p>
          </table:table-cell>
          <table:table-cell table:style-name="ce23" table:formula="of:=CONCATENATE(LOWER([.D134]);[.J134])" office:value-type="string" office:string-value="cWarranty" calcext:value-type="string">
            <text:p>cWarranty</text:p>
          </table:table-cell>
          <table:table-cell table:style-name="ce26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9" calcext:value-type="float">
            <text:p>49</text:p>
          </table:table-cell>
          <table:table-cell table:style-name="ce3" office:value-type="string" calcext:value-type="string">
            <text:p>caracte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1</text:p>
          </table:table-cell>
          <table:table-cell table:style-name="ce23" table:formula="of:=CONCATENATE(LOWER([.D135]);[.J135])" office:value-type="string" office:string-value="cCharacter1" calcext:value-type="string">
            <text:p>cCharacter1</text:p>
          </table:table-cell>
          <table:table-cell table:style-name="ce26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0" calcext:value-type="float">
            <text:p>50</text:p>
          </table:table-cell>
          <table:table-cell table:style-name="ce3" office:value-type="string" calcext:value-type="string">
            <text:p>caracte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2</text:p>
          </table:table-cell>
          <table:table-cell table:style-name="ce23" table:formula="of:=CONCATENATE(LOWER([.D136]);[.J136])" office:value-type="string" office:string-value="cCharacter2" calcext:value-type="string">
            <text:p>cCharacter2</text:p>
          </table:table-cell>
          <table:table-cell table:style-name="ce26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1" calcext:value-type="float">
            <text:p>51</text:p>
          </table:table-cell>
          <table:table-cell table:style-name="ce3" office:value-type="string" calcext:value-type="string">
            <text:p>caracte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3</text:p>
          </table:table-cell>
          <table:table-cell table:style-name="ce23" table:formula="of:=CONCATENATE(LOWER([.D137]);[.J137])" office:value-type="string" office:string-value="cCharacter3" calcext:value-type="string">
            <text:p>cCharacter3</text:p>
          </table:table-cell>
          <table:table-cell table:style-name="ce26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2" calcext:value-type="float">
            <text:p>52</text:p>
          </table:table-cell>
          <table:table-cell table:style-name="ce3" office:value-type="string" calcext:value-type="string">
            <text:p>otros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1</text:p>
          </table:table-cell>
          <table:table-cell table:style-name="ce23" table:formula="of:=CONCATENATE(LOWER([.D138]);[.J138])" office:value-type="string" office:string-value="cOthers1" calcext:value-type="string">
            <text:p>cOthers1</text:p>
          </table:table-cell>
          <table:table-cell table:style-name="ce26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string" calcext:value-type="string">
            <text:p>otros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2</text:p>
          </table:table-cell>
          <table:table-cell table:style-name="ce23" table:formula="of:=CONCATENATE(LOWER([.D139]);[.J139])" office:value-type="string" office:string-value="cOthers2" calcext:value-type="string">
            <text:p>cOthers2</text:p>
          </table:table-cell>
          <table:table-cell table:style-name="ce26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string" calcext:value-type="string">
            <text:p>fecucompr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Pur</text:p>
          </table:table-cell>
          <table:table-cell table:style-name="ce23" table:formula="of:=CONCATENATE(LOWER([.D140]);[.J140])" office:value-type="string" office:string-value="dDatLastPur" calcext:value-type="string">
            <text:p>dDatLastPur</text:p>
          </table:table-cell>
          <table:table-cell table:style-name="ce26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string" calcext:value-type="string">
            <text:p>fecrep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Edt</text:p>
          </table:table-cell>
          <table:table-cell table:style-name="ce23" table:formula="of:=CONCATENATE(LOWER([.D141]);[.J141])" office:value-type="string" office:string-value="dDatLastEdt" calcext:value-type="string">
            <text:p>dDatLastEdt</text:p>
          </table:table-cell>
          <table:table-cell table:style-name="ce26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string" calcext:value-type="string">
            <text:p>stock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urrStock</text:p>
          </table:table-cell>
          <table:table-cell table:style-name="ce23" table:formula="of:=CONCATENATE(LOWER([.D142]);[.J142])" office:value-type="string" office:string-value="nCurrStock" calcext:value-type="string">
            <text:p>nCurrStock</text:p>
          </table:table-cell>
          <table:table-cell table:style-name="ce26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23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string" calcext:value-type="string">
            <text:p>stock_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WoStock</text:p>
          </table:table-cell>
          <table:table-cell table:style-name="ce23" table:formula="of:=CONCATENATE(LOWER([.D143]);[.J143])" office:value-type="string" office:string-value="nWoStock" calcext:value-type="string">
            <text:p>nWoStock</text:p>
          </table:table-cell>
          <table:table-cell table:style-name="ce26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23" table:formula="of:=CONCATENATE([.K143];&quot; = &quot;;[.L143])" office:value-type="string" office:string-value="nWoStock = 0" calcext:value-type="string">
            <text:p>nWo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Branch</text:p>
          </table:table-cell>
          <table:table-cell table:style-name="ce23" table:formula="of:=CONCATENATE(LOWER([.D144]);[.J144])" office:value-type="string" office:string-value="nBranch" calcext:value-type="string">
            <text:p>nBranch</text:p>
          </table:table-cell>
          <table:table-cell table:style-name="ce26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23" table:formula="of:=CONCATENATE([.K144];&quot; = &quot;;[.L144])" office:value-type="string" office:string-value="nBranch = 0" calcext:value-type="string">
            <text:p>nBranch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9" calcext:value-type="float">
            <text:p>59</text:p>
          </table:table-cell>
          <table:table-cell table:style-name="ce3" office:value-type="string" calcext:value-type="string">
            <text:p>stock_excl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ExcluStock</text:p>
          </table:table-cell>
          <table:table-cell table:style-name="ce23" table:formula="of:=CONCATENATE(LOWER([.D145]);[.J145])" office:value-type="string" office:string-value="lExcluStock" calcext:value-type="string">
            <text:p>lExcluStock</text:p>
          </table:table-cell>
          <table:table-cell table:style-name="ce26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string" calcext:value-type="string">
            <text:p>id_product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Id</text:p>
          </table:table-cell>
          <table:table-cell table:style-name="ce23" table:formula="of:=CONCATENATE(LOWER([.D146]);[.J146])" office:value-type="string" office:string-value="cItemId" calcext:value-type="string">
            <text:p>cItemId</text:p>
          </table:table-cell>
          <table:table-cell table:style-name="ce26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46];&quot; = &quot;;[.L146])" office:value-type="string" office:string-value="cItemId = ''" calcext:value-type="string">
            <text:p>cItemId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iud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elefo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x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e_mai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ru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ias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tel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gtegr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telg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gteventas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telgv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gtemk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elg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stecnic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st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t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stte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sthabla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vendedo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larti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tvend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vendedo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larti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tvend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vendedo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larti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tvend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vendedor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larti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tvend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vendedor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larti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tvend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saldo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saldo_us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1];&quot; &quot;;[.D191];&quot;(&quot;;[.E191];IF(EXACT([.F191];&quot;&quot;);&quot;&quot;;CONCATENATE(&quot;,&quot;;[.F191]));&quot;), ;&quot;)" office:value-type="string" office:string-value="        usuario N(4), ;" calcext:value-type="string">
            <text:p><text:s text:c="8"/>usuario N(4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User</text:p>
          </table:table-cell>
          <table:table-cell table:style-name="ce23" table:formula="of:=CONCATENATE(LOWER([.D191]);[.J191])" office:value-type="string" office:string-value="nUser" calcext:value-type="string">
            <text:p>nUser</text:p>
          </table:table-cell>
          <table:table-cell table:style-name="ce26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23" table:formula="of:=CONCATENATE([.K191];&quot; = &quot;;[.L191])" office:value-type="string" office:string-value="nUser = 0" calcext:value-type="string">
            <text:p>nUser = 0</text:p>
          </table:table-cell>
          <table:table-cell table:style-name="ce23" table:formula="of:=CONCATENATE(&quot;    &quot;;[.M191])" office:value-type="string" office:string-value="    nUser = 0" calcext:value-type="string">
            <text:p><text:s text:c="4"/>nUser = 0</text:p>
          </table:table-cell>
          <table:table-cell table:style-name="ce23" table:formula="of:=CONCATENATE(&quot;            .&quot;;[.K191];&quot; = &quot;;[.C191])" office:value-type="string" office:string-value="            .nUser = usuario" calcext:value-type="string">
            <text:p><text:s text:c="12"/>.nUser = usuario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a_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2];&quot; &quot;;[.D192];&quot;(&quot;;[.E192];IF(EXACT([.F192];&quot;&quot;);&quot;&quot;;CONCATENATE(&quot;,&quot;;[.F192]));&quot;), ;&quot;)" office:value-type="string" office:string-value="        fecha_e D(8), ;" calcext:value-type="string">
            <text:p><text:s text:c="8"/>fecha_e D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LogInDate</text:p>
          </table:table-cell>
          <table:table-cell table:style-name="ce23" table:formula="of:=CONCATENATE(LOWER([.D192]);[.J192])" office:value-type="string" office:string-value="dLogInDate" calcext:value-type="string">
            <text:p>dLogInDate</text:p>
          </table:table-cell>
          <table:table-cell table:style-name="ce26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2];&quot; = &quot;;[.L192])" office:value-type="string" office:string-value="dLogInDate = {}" calcext:value-type="string">
            <text:p>dLogInDate = {}</text:p>
          </table:table-cell>
          <table:table-cell table:style-name="ce23" table:formula="of:=CONCATENATE(&quot;    &quot;;[.M192])" office:value-type="string" office:string-value="    dLogInDate = {}" calcext:value-type="string">
            <text:p><text:s text:c="4"/>dLogInDate = {}</text:p>
          </table:table-cell>
          <table:table-cell table:style-name="ce23" table:formula="of:=CONCATENATE(&quot;            .&quot;;[.K192];&quot; = &quot;;[.C192])" office:value-type="string" office:string-value="            .dLogInDate = fecha_e" calcext:value-type="string">
            <text:p><text:s text:c="12"/>.dLogInDate = fech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a_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3];&quot; &quot;;[.D193];&quot;(&quot;;[.E193];IF(EXACT([.F193];&quot;&quot;);&quot;&quot;;CONCATENATE(&quot;,&quot;;[.F193]));&quot;), ;&quot;)" office:value-type="string" office:string-value="        hora_e C(8), ;" calcext:value-type="string">
            <text:p><text:s text:c="8"/>hora_e C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<text:span text:style-name="T1">LogIn</text:span>Time</text:p>
          </table:table-cell>
          <table:table-cell table:style-name="ce23" table:formula="of:=CONCATENATE(LOWER([.D193]);[.J193])" office:value-type="string" office:string-value="cLogInTime" calcext:value-type="string">
            <text:p>cLogInTime</text:p>
          </table:table-cell>
          <table:table-cell table:style-name="ce26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3];&quot; = &quot;;[.L193])" office:value-type="string" office:string-value="cLogInTime = ''" calcext:value-type="string">
            <text:p>cLogInTime = ''</text:p>
          </table:table-cell>
          <table:table-cell table:style-name="ce23" table:formula="of:=CONCATENATE(&quot;    &quot;;[.M193])" office:value-type="string" office:string-value="    cLogInTime = ''" calcext:value-type="string">
            <text:p><text:s text:c="4"/>cLogInTime = ''</text:p>
          </table:table-cell>
          <table:table-cell table:style-name="ce23" table:formula="of:=CONCATENATE(&quot;            .&quot;;[.K193];&quot; = &quot;;[.C193])" office:value-type="string" office:string-value="            .cLogInTime = hora_e" calcext:value-type="string">
            <text:p><text:s text:c="12"/>.cLogInTime = hor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_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4];&quot; &quot;;[.D194];&quot;(&quot;;[.E194];IF(EXACT([.F194];&quot;&quot;);&quot;&quot;;CONCATENATE(&quot;,&quot;;[.F194]));&quot;), ;&quot;)" office:value-type="string" office:string-value="        fecha_s D(8), ;" calcext:value-type="string">
            <text:p><text:s text:c="8"/>fecha_s D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LogOutDate</text:p>
          </table:table-cell>
          <table:table-cell table:style-name="ce23" table:formula="of:=CONCATENATE(LOWER([.D194]);[.J194])" office:value-type="string" office:string-value="dLogOutDate" calcext:value-type="string">
            <text:p>dLogOutDate</text:p>
          </table:table-cell>
          <table:table-cell table:style-name="ce26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4];&quot; = &quot;;[.L194])" office:value-type="string" office:string-value="dLogOutDate = {}" calcext:value-type="string">
            <text:p>dLogOutDate = {}</text:p>
          </table:table-cell>
          <table:table-cell table:style-name="ce23" table:formula="of:=CONCATENATE(&quot;    &quot;;[.M194])" office:value-type="string" office:string-value="    dLogOutDate = {}" calcext:value-type="string">
            <text:p><text:s text:c="4"/>dLogOutDate = {}</text:p>
          </table:table-cell>
          <table:table-cell table:style-name="ce23" table:formula="of:=CONCATENATE(&quot;            .&quot;;[.K194];&quot; = &quot;;[.C194])" office:value-type="string" office:string-value="            .dLogOutDate = fecha_s" calcext:value-type="string">
            <text:p><text:s text:c="12"/>.dLogOutDate = fecha_s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_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5];&quot; &quot;;[.D195];&quot;(&quot;;[.E195];IF(EXACT([.F195];&quot;&quot;);&quot;&quot;;CONCATENATE(&quot;,&quot;;[.F195]));&quot;), ;&quot;)" office:value-type="string" office:string-value="        hora_s C(8), ;" calcext:value-type="string">
            <text:p><text:s text:c="8"/>hora_s C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<text:span text:style-name="T2">LogOut</text:span>Time</text:p>
          </table:table-cell>
          <table:table-cell table:style-name="ce23" table:formula="of:=CONCATENATE(LOWER([.D195]);[.J195])" office:value-type="string" office:string-value="cLogOutTime" calcext:value-type="string">
            <text:p>cLogOutTime</text:p>
          </table:table-cell>
          <table:table-cell table:style-name="ce26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5];&quot; = &quot;;[.L195])" office:value-type="string" office:string-value="cLogOutTime = ''" calcext:value-type="string">
            <text:p>cLogOutTime = ''</text:p>
          </table:table-cell>
          <table:table-cell table:style-name="ce23" table:formula="of:=CONCATENATE(&quot;    &quot;;[.M195])" office:value-type="string" office:string-value="    cLogOutTime = ''" calcext:value-type="string">
            <text:p><text:s text:c="4"/>cLogOutTime = ''</text:p>
          </table:table-cell>
          <table:table-cell table:style-name="ce23" table:formula="of:=CONCATENATE(&quot;            .&quot;;[.K195];&quot; = &quot;;[.C195])" office:value-type="string" office:string-value="            .cLogOutTime = hora_s" calcext:value-type="string">
            <text:p><text:s text:c="12"/>.cLogOutTime = hora_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7];&quot; &quot;;[.D197];&quot;(&quot;;[.E197];IF(EXACT([.F197];&quot;&quot;);&quot;&quot;;CONCATENATE(&quot;,&quot;;[.F197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Id</text:p>
          </table:table-cell>
          <table:table-cell table:style-name="ce23" table:formula="of:=CONCATENATE(LOWER([.D197]);[.J197])" office:value-type="string" office:string-value="nId" calcext:value-type="string">
            <text:p>nId</text:p>
          </table:table-cell>
          <table:table-cell table:style-name="ce26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float" office:value="0" calcext:value-type="float">
            <text:p>0</text:p>
          </table:table-cell>
          <table:table-cell table:style-name="ce23" table:formula="of:=CONCATENATE([.K197];&quot; = &quot;;[.L197])" office:value-type="string" office:string-value="nId = 0" calcext:value-type="string">
            <text:p>nId = 0</text:p>
          </table:table-cell>
          <table:table-cell table:style-name="ce23" table:formula="of:=CONCATENATE(&quot;    &quot;;[.M19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197];&quot; = &quot;;[.C197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8];&quot; &quot;;[.D198];&quot;(&quot;;[.E198];IF(EXACT([.F198];&quot;&quot;);&quot;&quot;;CONCATENATE(&quot;,&quot;;[.F198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198]);[.J198])" office:value-type="string" office:string-value="cName" calcext:value-type="string">
            <text:p>cName</text:p>
          </table:table-cell>
          <table:table-cell table:style-name="ce26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8];&quot; = &quot;;[.L198])" office:value-type="string" office:string-value="cName = ''" calcext:value-type="string">
            <text:p>cName = ''</text:p>
          </table:table-cell>
          <table:table-cell table:style-name="ce23" table:formula="of:=CONCATENATE(&quot;    &quot;;[.M19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198];&quot; = &quot;;[.C19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199];&quot; &quot;;[.D199];&quot;(&quot;;[.E199];IF(EXACT([.F199];&quot;&quot;);&quot;&quot;;CONCATENATE(&quot;,&quot;;[.F199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199]);[.J199])" office:value-type="string" office:string-value="lActive" calcext:value-type="string">
            <text:p>lActive</text:p>
          </table:table-cell>
          <table:table-cell table:style-name="ce26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99];&quot; = &quot;;[.L199])" office:value-type="string" office:string-value="lActive = .F." calcext:value-type="string">
            <text:p>lActive = .F.</text:p>
          </table:table-cell>
          <table:table-cell table:style-name="ce23" table:formula="of:=CONCATENATE(&quot;    &quot;;[.M199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199];&quot; = &quot;;[.C199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00];&quot; &quot;;[.D200];&quot;(&quot;;[.E200];IF(EXACT([.F200];&quot;&quot;);&quot;&quot;;CONCATENATE(&quot;,&quot;;[.F200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00]);[.J200])" office:value-type="string" office:string-value="nBranch" calcext:value-type="string">
            <text:p>nBranch</text:p>
          </table:table-cell>
          <table:table-cell table:style-name="ce26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23" table:formula="of:=CONCATENATE([.K200];&quot; = &quot;;[.L200])" office:value-type="string" office:string-value="nBranch = 0" calcext:value-type="string">
            <text:p>nBranch = 0</text:p>
          </table:table-cell>
          <table:table-cell table:style-name="ce23" table:formula="of:=CONCATENATE(&quot;    &quot;;[.M200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00];&quot; = &quot;;[.C20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2];&quot; &quot;;[.D202];&quot;(&quot;;[.E202];IF(EXACT([.F202];&quot;&quot;);&quot;&quot;;CONCATENATE(&quot;,&quot;;[.F202]));&quot;), ;&quot;)" office:value-type="string" office:string-value="        codigo N(4), ;" calcext:value-type="string">
            <text:p><text:s text:c="8"/>codigo N(4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02]);[.J202])" office:value-type="string" office:string-value="nId" calcext:value-type="string">
            <text:p>nId</text:p>
          </table:table-cell>
          <table:table-cell table:style-name="ce26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float" office:value="0" calcext:value-type="float">
            <text:p>0</text:p>
          </table:table-cell>
          <table:table-cell table:style-name="ce23" table:formula="of:=CONCATENATE([.K202];&quot; = &quot;;[.L202])" office:value-type="string" office:string-value="nId = 0" calcext:value-type="string">
            <text:p>nId = 0</text:p>
          </table:table-cell>
          <table:table-cell table:style-name="ce23" table:formula="of:=CONCATENATE(&quot;    &quot;;[.M202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02];&quot; = &quot;;[.C202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03];&quot; &quot;;[.D203];&quot;(&quot;;[.E203];IF(EXACT([.F203];&quot;&quot;);&quot;&quot;;CONCATENATE(&quot;,&quot;;[.F203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03]);[.J203])" office:value-type="string" office:string-value="cName" calcext:value-type="string">
            <text:p>cName</text:p>
          </table:table-cell>
          <table:table-cell table:style-name="ce26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03];&quot; = &quot;;[.L203])" office:value-type="string" office:string-value="cName = ''" calcext:value-type="string">
            <text:p>cName = ''</text:p>
          </table:table-cell>
          <table:table-cell table:style-name="ce23" table:formula="of:=CONCATENATE(&quot;    &quot;;[.M203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03];&quot; = &quot;;[.C203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4];&quot; &quot;;[.D204];&quot;(&quot;;[.E204];IF(EXACT([.F204];&quot;&quot;);&quot;&quot;;CONCATENATE(&quot;,&quot;;[.F204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04]);[.J204])" office:value-type="string" office:string-value="lActive" calcext:value-type="string">
            <text:p>lActive</text:p>
          </table:table-cell>
          <table:table-cell table:style-name="ce26" table:formula="of:=IF(EXACT([.D204];&quot;N&quot;);0;IF(EXACT([.D204];&quot;C&quot;);&quot;''&quot;;IF(EXACT([.D204];&quot;D&quot;);&quot;{}&quot;;IF(EXACT([.D204];&quot;L&quot;);&quot;.F.&quot;;IF(EXACT([.D2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4];&quot; = &quot;;[.L204])" office:value-type="string" office:string-value="lActive = .F." calcext:value-type="string">
            <text:p>lActive = .F.</text:p>
          </table:table-cell>
          <table:table-cell table:style-name="ce23" table:formula="of:=CONCATENATE(&quot;    &quot;;[.M204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04];&quot; = &quot;;[.C204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6];&quot; &quot;;[.D206];&quot;(&quot;;[.E206];IF(EXACT([.F206];&quot;&quot;);&quot;&quot;;CONCATENATE(&quot;,&quot;;[.F206]));&quot;), ;&quot;)" office:value-type="string" office:string-value="        empleado N(4), ;" calcext:value-type="string">
            <text:p><text:s text:c="8"/>empleado N(4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Employee</text:p>
          </table:table-cell>
          <table:table-cell table:style-name="ce23" table:formula="of:=CONCATENATE(LOWER([.D206]);[.J206])" office:value-type="string" office:string-value="nEmployee" calcext:value-type="string">
            <text:p>nEmployee</text:p>
          </table:table-cell>
          <table:table-cell table:style-name="ce26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23" table:formula="of:=CONCATENATE([.K206];&quot; = &quot;;[.L206])" office:value-type="string" office:string-value="nEmployee = 0" calcext:value-type="string">
            <text:p>nEmployee = 0</text:p>
          </table:table-cell>
          <table:table-cell table:style-name="ce23" table:formula="of:=CONCATENATE(&quot;    &quot;;[.M206])" office:value-type="string" office:string-value="    nEmployee = 0" calcext:value-type="string">
            <text:p><text:s text:c="4"/>nEmployee = 0</text:p>
          </table:table-cell>
          <table:table-cell table:style-name="ce23" table:formula="of:=CONCATENATE(&quot;            .&quot;;[.K206];&quot; = &quot;;[.C206])" office:value-type="string" office:string-value="            .nEmployee = empleado" calcext:value-type="string">
            <text:p><text:s text:c="12"/>.nEmployee = emplead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_desd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7];&quot; &quot;;[.D207];&quot;(&quot;;[.E207];IF(EXACT([.F207];&quot;&quot;);&quot;&quot;;CONCATENATE(&quot;,&quot;;[.F207]));&quot;), ;&quot;)" office:value-type="string" office:string-value="        fech_desde D(8), ;" calcext:value-type="string">
            <text:p><text:s text:c="8"/>fech_desde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07]);[.J207])" office:value-type="string" office:string-value="dFromDate" calcext:value-type="string">
            <text:p>dFromDate</text:p>
          </table:table-cell>
          <table:table-cell table:style-name="ce26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7];&quot; = &quot;;[.L207])" office:value-type="string" office:string-value="dFromDate = {}" calcext:value-type="string">
            <text:p>dFromDate = {}</text:p>
          </table:table-cell>
          <table:table-cell table:style-name="ce23" table:formula="of:=CONCATENATE(&quot;    &quot;;[.M207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07];&quot; = &quot;;[.C207])" office:value-type="string" office:string-value="            .dFromDate = fech_desde" calcext:value-type="string">
            <text:p><text:s text:c="12"/>.dFromDate = fech_desde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_has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8];&quot; &quot;;[.D208];&quot;(&quot;;[.E208];IF(EXACT([.F208];&quot;&quot;);&quot;&quot;;CONCATENATE(&quot;,&quot;;[.F208]));&quot;), ;&quot;)" office:value-type="string" office:string-value="        fech_hasta D(8), ;" calcext:value-type="string">
            <text:p><text:s text:c="8"/>fech_hasta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08]);[.J208])" office:value-type="string" office:string-value="dUntilDate" calcext:value-type="string">
            <text:p>dUntilDate</text:p>
          </table:table-cell>
          <table:table-cell table:style-name="ce26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8];&quot; = &quot;;[.L208])" office:value-type="string" office:string-value="dUntilDate = {}" calcext:value-type="string">
            <text:p>dUntilDate = {}</text:p>
          </table:table-cell>
          <table:table-cell table:style-name="ce23" table:formula="of:=CONCATENATE(&quot;    &quot;;[.M208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08];&quot; = &quot;;[.C208])" office:value-type="string" office:string-value="            .dUntilDate = fech_hasta" calcext:value-type="string">
            <text:p><text:s text:c="12"/>.dUntilDate = fech_hast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o_di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9];&quot; &quot;;[.D209];&quot;(&quot;;[.E209];IF(EXACT([.F209];&quot;&quot;);&quot;&quot;;CONCATENATE(&quot;,&quot;;[.F209]));&quot;), ;&quot;)" office:value-type="string" office:string-value="        medio_dia L(1), ;" calcext:value-type="string">
            <text:p><text:s text:c="8"/>medio_dia L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HalfDay </text:p>
          </table:table-cell>
          <table:table-cell table:style-name="ce23" table:formula="of:=CONCATENATE(LOWER([.D209]);[.J209])" office:value-type="string" office:string-value="lHalfDay " calcext:value-type="string">
            <text:p>lHalfDay </text:p>
          </table:table-cell>
          <table:table-cell table:style-name="ce26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9];&quot; = &quot;;[.L209])" office:value-type="string" office:string-value="lHalfDay  = .F." calcext:value-type="string">
            <text:p>lHalfDay <text:s/>= .F.</text:p>
          </table:table-cell>
          <table:table-cell table:style-name="ce23" table:formula="of:=CONCATENATE(&quot;    &quot;;[.M209])" office:value-type="string" office:string-value="    lHalfDay  = .F." calcext:value-type="string">
            <text:p><text:s text:c="4"/>lHalfDay <text:s/>= .F.</text:p>
          </table:table-cell>
          <table:table-cell table:style-name="ce23" table:formula="of:=CONCATENATE(&quot;            .&quot;;[.K209];&quot; = &quot;;[.C209])" office:value-type="string" office:string-value="            .lHalfDay  = medio_dia" calcext:value-type="string">
            <text:p><text:s text:c="12"/>.lHalfDay <text:s/>= medio_di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0];&quot; &quot;;[.D210];&quot;(&quot;;[.E210];IF(EXACT([.F210];&quot;&quot;);&quot;&quot;;CONCATENATE(&quot;,&quot;;[.F210]));&quot;), ;&quot;)" office:value-type="string" office:string-value="        tipo N(1), ;" calcext:value-type="string">
            <text:p><text:s text:c="8"/>tipo N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Type</text:p>
          </table:table-cell>
          <table:table-cell table:style-name="ce23" table:formula="of:=CONCATENATE(LOWER([.D210]);[.J210])" office:value-type="string" office:string-value="nType" calcext:value-type="string">
            <text:p>nType</text:p>
          </table:table-cell>
          <table:table-cell table:style-name="ce26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23" table:formula="of:=CONCATENATE([.K210];&quot; = &quot;;[.L210])" office:value-type="string" office:string-value="nType = 0" calcext:value-type="string">
            <text:p>nType = 0</text:p>
          </table:table-cell>
          <table:table-cell table:style-name="ce23" table:formula="of:=CONCATENATE(&quot;    &quot;;[.M210])" office:value-type="string" office:string-value="    nType = 0" calcext:value-type="string">
            <text:p><text:s text:c="4"/>nType = 0</text:p>
          </table:table-cell>
          <table:table-cell table:style-name="ce23" table:formula="of:=CONCATENATE(&quot;            .&quot;;[.K210];&quot; = &quot;;[.C210])" office:value-type="string" office:string-value="            .nType = tipo" calcext:value-type="string">
            <text:p><text:s text:c="12"/>.nType = tip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table:formula="of:=CONCATENATE(&quot;        &quot;;[.C211];&quot; &quot;;[.D211];&quot;(&quot;;[.E211];IF(EXACT([.F211];&quot;&quot;);&quot;&quot;;CONCATENATE(&quot;,&quot;;[.F211]));&quot;), ;&quot;)" office:value-type="string" office:string-value="        motivo C(50), ;" calcext:value-type="string">
            <text:p><text:s text:c="8"/>motivo C(50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Reason</text:p>
          </table:table-cell>
          <table:table-cell table:style-name="ce23" table:formula="of:=CONCATENATE(LOWER([.D211]);[.J211])" office:value-type="string" office:string-value="cReason" calcext:value-type="string">
            <text:p>cReason</text:p>
          </table:table-cell>
          <table:table-cell table:style-name="ce26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1];&quot; = &quot;;[.L211])" office:value-type="string" office:string-value="cReason = ''" calcext:value-type="string">
            <text:p>cReason = ''</text:p>
          </table:table-cell>
          <table:table-cell table:style-name="ce23" table:formula="of:=CONCATENATE(&quot;    &quot;;[.M211])" office:value-type="string" office:string-value="    cReason = ''" calcext:value-type="string">
            <text:p><text:s text:c="4"/>cReason = ''</text:p>
          </table:table-cell>
          <table:table-cell table:style-name="ce23" table:formula="of:=CONCATENATE(&quot;            .&quot;;[.K211];&quot; = &quot;;[.C211])" office:value-type="string" office:string-value="            .cReason = motivo" calcext:value-type="string">
            <text:p><text:s text:c="12"/>.cReason = motiv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3];&quot; &quot;;[.D213];&quot;(&quot;;[.E213];IF(EXACT([.F213];&quot;&quot;);&quot;&quot;;CONCATENATE(&quot;,&quot;;[.F213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3]);[.J213])" office:value-type="string" office:string-value="nId" calcext:value-type="string">
            <text:p>nId</text:p>
          </table:table-cell>
          <table:table-cell table:style-name="ce26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23" table:formula="of:=CONCATENATE([.K213];&quot; = &quot;;[.L213])" office:value-type="string" office:string-value="nId = 0" calcext:value-type="string">
            <text:p>nId = 0</text:p>
          </table:table-cell>
          <table:table-cell table:style-name="ce23" table:formula="of:=CONCATENATE(&quot;    &quot;;[.M213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3];&quot; = &quot;;[.C213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4];&quot; &quot;;[.D214];&quot;(&quot;;[.E214];IF(EXACT([.F214];&quot;&quot;);&quot;&quot;;CONCATENATE(&quot;,&quot;;[.F214]));&quot;), ;&quot;)" office:value-type="string" office:string-value="        nombre C(62), ;" calcext:value-type="string">
            <text:p><text:s text:c="8"/>nombre C(62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14]);[.J214])" office:value-type="string" office:string-value="cName" calcext:value-type="string">
            <text:p>cName</text:p>
          </table:table-cell>
          <table:table-cell table:style-name="ce26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4];&quot; = &quot;;[.L214])" office:value-type="string" office:string-value="cName = ''" calcext:value-type="string">
            <text:p>cName = ''</text:p>
          </table:table-cell>
          <table:table-cell table:style-name="ce23" table:formula="of:=CONCATENATE(&quot;    &quot;;[.M214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14];&quot; = &quot;;[.C214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eviado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15];&quot; &quot;;[.D215];&quot;(&quot;;[.E215];IF(EXACT([.F215];&quot;&quot;);&quot;&quot;;CONCATENATE(&quot;,&quot;;[.F215]));&quot;), ;&quot;)" office:value-type="string" office:string-value="        abreviado C(10), ;" calcext:value-type="string">
            <text:p><text:s text:c="8"/>abreviado C(10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ShortName</text:p>
          </table:table-cell>
          <table:table-cell table:style-name="ce23" table:formula="of:=CONCATENATE(LOWER([.D215]);[.J215])" office:value-type="string" office:string-value="cShortName" calcext:value-type="string">
            <text:p>cShortName</text:p>
          </table:table-cell>
          <table:table-cell table:style-name="ce26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5];&quot; = &quot;;[.L215])" office:value-type="string" office:string-value="cShortName = ''" calcext:value-type="string">
            <text:p>cShortName = ''</text:p>
          </table:table-cell>
          <table:table-cell table:style-name="ce23" table:formula="of:=CONCATENATE(&quot;    &quot;;[.M215])" office:value-type="string" office:string-value="    cShortName = ''" calcext:value-type="string">
            <text:p><text:s text:c="4"/>cShortName = ''</text:p>
          </table:table-cell>
          <table:table-cell table:style-name="ce23" table:formula="of:=CONCATENATE(&quot;            .&quot;;[.K215];&quot; = &quot;;[.C215])" office:value-type="string" office:string-value="            .cShortName = abreviado" calcext:value-type="string">
            <text:p><text:s text:c="12"/>.cShortName = abreviad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6];&quot; &quot;;[.D216];&quot;(&quot;;[.E216];IF(EXACT([.F216];&quot;&quot;);&quot;&quot;;CONCATENATE(&quot;,&quot;;[.F216]));&quot;), ;&quot;)" office:value-type="string" office:string-value="        ruc C(15), ;" calcext:value-type="string">
            <text:p><text:s text:c="8"/>ruc C(15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Tin</text:p>
          </table:table-cell>
          <table:table-cell table:style-name="ce23" table:formula="of:=CONCATENATE(LOWER([.D216]);[.J216])" office:value-type="string" office:string-value="cTin" calcext:value-type="string">
            <text:p>cTin</text:p>
          </table:table-cell>
          <table:table-cell table:style-name="ce26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6];&quot; = &quot;;[.L216])" office:value-type="string" office:string-value="cTin = ''" calcext:value-type="string">
            <text:p>cTin = ''</text:p>
          </table:table-cell>
          <table:table-cell table:style-name="ce23" table:formula="of:=CONCATENATE(&quot;    &quot;;[.M216])" office:value-type="string" office:string-value="    cTin = ''" calcext:value-type="string">
            <text:p><text:s text:c="4"/>cTin = ''</text:p>
          </table:table-cell>
          <table:table-cell table:style-name="ce23" table:formula="of:=CONCATENATE(&quot;            .&quot;;[.K216];&quot; = &quot;;[.C216])" office:value-type="string" office:string-value="            .cTin = ruc" calcext:value-type="string">
            <text:p><text:s text:c="12"/>.cTin = ruc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7];&quot; &quot;;[.D217];&quot;(&quot;;[.E217];IF(EXACT([.F217];&quot;&quot;);&quot;&quot;;CONCATENATE(&quot;,&quot;;[.F217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17]);[.J217])" office:value-type="string" office:string-value="lActive" calcext:value-type="string">
            <text:p>lActive</text:p>
          </table:table-cell>
          <table:table-cell table:style-name="ce26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17];&quot; = &quot;;[.L217])" office:value-type="string" office:string-value="lActive = .F." calcext:value-type="string">
            <text:p>lActive = .F.</text:p>
          </table:table-cell>
          <table:table-cell table:style-name="ce23" table:formula="of:=CONCATENATE(&quot;    &quot;;[.M217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17];&quot; = &quot;;[.C217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9];&quot; &quot;;[.D219];&quot;(&quot;;[.E219];IF(EXACT([.F219];&quot;&quot;);&quot;&quot;;CONCATENATE(&quot;,&quot;;[.F219]));&quot;), ;&quot;)" office:value-type="string" office:string-value="        codigo N(5), ;" calcext:value-type="string">
            <text:p><text:s text:c="8"/>codigo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9]);[.J219])" office:value-type="string" office:string-value="nId" calcext:value-type="string">
            <text:p>nId</text:p>
          </table:table-cell>
          <table:table-cell table:style-name="ce26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float" office:value="0" calcext:value-type="float">
            <text:p>0</text:p>
          </table:table-cell>
          <table:table-cell table:style-name="ce23" table:formula="of:=CONCATENATE([.K219];&quot; = &quot;;[.L219])" office:value-type="string" office:string-value="nId = 0" calcext:value-type="string">
            <text:p>nId = 0</text:p>
          </table:table-cell>
          <table:table-cell table:style-name="ce23" table:formula="of:=CONCATENATE(&quot;    &quot;;[.M219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9];&quot; = &quot;;[.C219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20];&quot; &quot;;[.D220];&quot;(&quot;;[.E220];IF(EXACT([.F220];&quot;&quot;);&quot;&quot;;CONCATENATE(&quot;,&quot;;[.F220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20]);[.J220])" office:value-type="string" office:string-value="cName" calcext:value-type="string">
            <text:p>cName</text:p>
          </table:table-cell>
          <table:table-cell table:style-name="ce26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0];&quot; = &quot;;[.L220])" office:value-type="string" office:string-value="cName = ''" calcext:value-type="string">
            <text:p>cName = ''</text:p>
          </table:table-cell>
          <table:table-cell table:style-name="ce23" table:formula="of:=CONCATENATE(&quot;    &quot;;[.M220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20];&quot; = &quot;;[.C220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rtam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21];&quot; &quot;;[.D221];&quot;(&quot;;[.E221];IF(EXACT([.F221];&quot;&quot;);&quot;&quot;;CONCATENATE(&quot;,&quot;;[.F221]));&quot;), ;&quot;)" office:value-type="string" office:string-value="        departamen N(3), ;" calcext:value-type="string">
            <text:p><text:s text:c="8"/>departamen N(3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Department</text:p>
          </table:table-cell>
          <table:table-cell table:style-name="ce23" table:formula="of:=CONCATENATE(LOWER([.D221]);[.J221])" office:value-type="string" office:string-value="nDepartment" calcext:value-type="string">
            <text:p>nDepartment</text:p>
          </table:table-cell>
          <table:table-cell table:style-name="ce26" table:formula="of:=IF(EXACT([.D221];&quot;N&quot;);0;IF(EXACT([.D221];&quot;C&quot;);&quot;''&quot;;IF(EXACT([.D221];&quot;D&quot;);&quot;{}&quot;;IF(EXACT([.D221];&quot;L&quot;);&quot;.F.&quot;;IF(EXACT([.D221];&quot;M&quot;);&quot;''&quot;;&quot;ERROR&quot;)))))" office:value-type="float" office:value="0" calcext:value-type="float">
            <text:p>0</text:p>
          </table:table-cell>
          <table:table-cell table:style-name="ce23" table:formula="of:=CONCATENATE([.K221];&quot; = &quot;;[.L221])" office:value-type="string" office:string-value="nDepartment = 0" calcext:value-type="string">
            <text:p>nDepartment = 0</text:p>
          </table:table-cell>
          <table:table-cell table:style-name="ce23" table:formula="of:=CONCATENATE(&quot;    &quot;;[.M221])" office:value-type="string" office:string-value="    nDepartment = 0" calcext:value-type="string">
            <text:p><text:s text:c="4"/>nDepartment = 0</text:p>
          </table:table-cell>
          <table:table-cell table:style-name="ce23" table:formula="of:=CONCATENATE(&quot;            .&quot;;[.K221];&quot; = &quot;;[.C221])" office:value-type="string" office:string-value="            .nDepartment = departamen" calcext:value-type="string">
            <text:p><text:s text:c="12"/>.nDepartment = departamen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22];&quot; &quot;;[.D222];&quot;(&quot;;[.E222];IF(EXACT([.F222];&quot;&quot;);&quot;&quot;;CONCATENATE(&quot;,&quot;;[.F222]));&quot;), ;&quot;)" office:value-type="string" office:string-value="        ciudad N(5), ;" calcext:value-type="string">
            <text:p><text:s text:c="8"/>ciudad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City</text:p>
          </table:table-cell>
          <table:table-cell table:style-name="ce23" table:formula="of:=CONCATENATE(LOWER([.D222]);[.J222])" office:value-type="string" office:string-value="nCity" calcext:value-type="string">
            <text:p>nCity</text:p>
          </table:table-cell>
          <table:table-cell table:style-name="ce26" table:formula="of:=IF(EXACT([.D222];&quot;N&quot;);0;IF(EXACT([.D222];&quot;C&quot;);&quot;''&quot;;IF(EXACT([.D222];&quot;D&quot;);&quot;{}&quot;;IF(EXACT([.D222];&quot;L&quot;);&quot;.F.&quot;;IF(EXACT([.D222];&quot;M&quot;);&quot;''&quot;;&quot;ERROR&quot;)))))" office:value-type="float" office:value="0" calcext:value-type="float">
            <text:p>0</text:p>
          </table:table-cell>
          <table:table-cell table:style-name="ce23" table:formula="of:=CONCATENATE([.K222];&quot; = &quot;;[.L222])" office:value-type="string" office:string-value="nCity = 0" calcext:value-type="string">
            <text:p>nCity = 0</text:p>
          </table:table-cell>
          <table:table-cell table:style-name="ce23" table:formula="of:=CONCATENATE(&quot;    &quot;;[.M222])" office:value-type="string" office:string-value="    nCity = 0" calcext:value-type="string">
            <text:p><text:s text:c="4"/>nCity = 0</text:p>
          </table:table-cell>
          <table:table-cell table:style-name="ce23" table:formula="of:=CONCATENATE(&quot;            .&quot;;[.K222];&quot; = &quot;;[.C222])" office:value-type="string" office:string-value="            .nCity = ciudad" calcext:value-type="string">
            <text:p><text:s text:c="12"/>.nCity = ciudad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23];&quot; &quot;;[.D223];&quot;(&quot;;[.E223];IF(EXACT([.F223];&quot;&quot;);&quot;&quot;;CONCATENATE(&quot;,&quot;;[.F223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23]);[.J223])" office:value-type="string" office:string-value="lActive" calcext:value-type="string">
            <text:p>lActive</text:p>
          </table:table-cell>
          <table:table-cell table:style-name="ce26" table:formula="of:=IF(EXACT([.D223];&quot;N&quot;);0;IF(EXACT([.D223];&quot;C&quot;);&quot;''&quot;;IF(EXACT([.D223];&quot;D&quot;);&quot;{}&quot;;IF(EXACT([.D223];&quot;L&quot;);&quot;.F.&quot;;IF(EXACT([.D2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23];&quot; = &quot;;[.L223])" office:value-type="string" office:string-value="lActive = .F." calcext:value-type="string">
            <text:p>lActive = .F.</text:p>
          </table:table-cell>
          <table:table-cell table:style-name="ce23" table:formula="of:=CONCATENATE(&quot;    &quot;;[.M223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23];&quot; = &quot;;[.C223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24];&quot; &quot;;[.D224];&quot;(&quot;;[.E224];IF(EXACT([.F224];&quot;&quot;);&quot;&quot;;CONCATENATE(&quot;,&quot;;[.F224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ranch</text:p>
          </table:table-cell>
          <table:table-cell table:style-name="ce23" table:formula="of:=CONCATENATE(LOWER([.D224]);[.J224])" office:value-type="string" office:string-value="nBranch" calcext:value-type="string">
            <text:p>nBranch</text:p>
          </table:table-cell>
          <table:table-cell table:style-name="ce26" table:formula="of:=IF(EXACT([.D224];&quot;N&quot;);0;IF(EXACT([.D224];&quot;C&quot;);&quot;''&quot;;IF(EXACT([.D224];&quot;D&quot;);&quot;{}&quot;;IF(EXACT([.D224];&quot;L&quot;);&quot;.F.&quot;;IF(EXACT([.D224];&quot;M&quot;);&quot;''&quot;;&quot;ERROR&quot;)))))" office:value-type="float" office:value="0" calcext:value-type="float">
            <text:p>0</text:p>
          </table:table-cell>
          <table:table-cell table:style-name="ce23" table:formula="of:=CONCATENATE([.K224];&quot; = &quot;;[.L224])" office:value-type="string" office:string-value="nBranch = 0" calcext:value-type="string">
            <text:p>nBranch = 0</text:p>
          </table:table-cell>
          <table:table-cell table:style-name="ce23" table:formula="of:=CONCATENATE(&quot;    &quot;;[.M22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4];&quot; = &quot;;[.C22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6];&quot; &quot;;[.D226];&quot;(&quot;;[.E226];IF(EXACT([.F226];&quot;&quot;);&quot;&quot;;CONCATENATE(&quot;,&quot;;[.F226]));&quot;), ;&quot;)" office:value-type="string" office:string-value="        tiporeci N(1), ;" calcext:value-type="string">
            <text:p><text:s text:c="8"/>tiporeci N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Type</text:p>
          </table:table-cell>
          <table:table-cell table:style-name="ce23" table:formula="of:=CONCATENATE(LOWER([.D226]);[.J226])" office:value-type="string" office:string-value="nReceipType" calcext:value-type="string">
            <text:p>nReceipType</text:p>
          </table:table-cell>
          <table:table-cell table:style-name="ce26" table:formula="of:=IF(EXACT([.D226];&quot;N&quot;);0;IF(EXACT([.D226];&quot;C&quot;);&quot;''&quot;;IF(EXACT([.D226];&quot;D&quot;);&quot;{}&quot;;IF(EXACT([.D226];&quot;L&quot;);&quot;.F.&quot;;IF(EXACT([.D226];&quot;M&quot;);&quot;''&quot;;&quot;ERROR&quot;)))))" office:value-type="float" office:value="0" calcext:value-type="float">
            <text:p>0</text:p>
          </table:table-cell>
          <table:table-cell table:style-name="ce23" table:formula="of:=CONCATENATE([.K226];&quot; = &quot;;[.L226])" office:value-type="string" office:string-value="nReceipType = 0" calcext:value-type="string">
            <text:p>nReceipType = 0</text:p>
          </table:table-cell>
          <table:table-cell table:style-name="ce23" table:formula="of:=CONCATENATE(&quot;    &quot;;[.M226])" office:value-type="string" office:string-value="    nReceipType = 0" calcext:value-type="string">
            <text:p><text:s text:c="4"/>nReceipType = 0</text:p>
          </table:table-cell>
          <table:table-cell table:style-name="ce23" table:formula="of:=CONCATENATE(&quot;            .&quot;;[.K226];&quot; = &quot;;[.C226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7];&quot; &quot;;[.D227];&quot;(&quot;;[.E227];IF(EXACT([.F227];&quot;&quot;);&quot;&quot;;CONCATENATE(&quot;,&quot;;[.F227]));&quot;), ;&quot;)" office:value-type="string" office:string-value="        nroreci N(7), ;" calcext:value-type="string">
            <text:p><text:s text:c="8"/>nroreci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Num</text:p>
          </table:table-cell>
          <table:table-cell table:style-name="ce23" table:formula="of:=CONCATENATE(LOWER([.D227]);[.J227])" office:value-type="string" office:string-value="nReceipNum" calcext:value-type="string">
            <text:p>nReceipNum</text:p>
          </table:table-cell>
          <table:table-cell table:style-name="ce26" table:formula="of:=IF(EXACT([.D227];&quot;N&quot;);0;IF(EXACT([.D227];&quot;C&quot;);&quot;''&quot;;IF(EXACT([.D227];&quot;D&quot;);&quot;{}&quot;;IF(EXACT([.D227];&quot;L&quot;);&quot;.F.&quot;;IF(EXACT([.D227];&quot;M&quot;);&quot;''&quot;;&quot;ERROR&quot;)))))" office:value-type="float" office:value="0" calcext:value-type="float">
            <text:p>0</text:p>
          </table:table-cell>
          <table:table-cell table:style-name="ce23" table:formula="of:=CONCATENATE([.K227];&quot; = &quot;;[.L227])" office:value-type="string" office:string-value="nReceipNum = 0" calcext:value-type="string">
            <text:p>nReceipNum = 0</text:p>
          </table:table-cell>
          <table:table-cell table:style-name="ce23" table:formula="of:=CONCATENATE(&quot;    &quot;;[.M227])" office:value-type="string" office:string-value="    nReceipNum = 0" calcext:value-type="string">
            <text:p><text:s text:c="4"/>nReceipNum = 0</text:p>
          </table:table-cell>
          <table:table-cell table:style-name="ce23" table:formula="of:=CONCATENATE(&quot;            .&quot;;[.K227];&quot; = &quot;;[.C227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rec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8];&quot; &quot;;[.D228];&quot;(&quot;;[.E228];IF(EXACT([.F228];&quot;&quot;);&quot;&quot;;CONCATENATE(&quot;,&quot;;[.F228]));&quot;), ;&quot;)" office:value-type="string" office:string-value="        fechareci D(8), ;" calcext:value-type="string">
            <text:p><text:s text:c="8"/>fechareci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Date</text:p>
          </table:table-cell>
          <table:table-cell table:style-name="ce23" table:formula="of:=CONCATENATE(LOWER([.D228]);[.J228])" office:value-type="string" office:string-value="dReceipDate" calcext:value-type="string">
            <text:p>dReceipDate</text:p>
          </table:table-cell>
          <table:table-cell table:style-name="ce26" table:formula="of:=IF(EXACT([.D228];&quot;N&quot;);0;IF(EXACT([.D228];&quot;C&quot;);&quot;''&quot;;IF(EXACT([.D228];&quot;D&quot;);&quot;{}&quot;;IF(EXACT([.D228];&quot;L&quot;);&quot;.F.&quot;;IF(EXACT([.D22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8];&quot; = &quot;;[.L228])" office:value-type="string" office:string-value="dReceipDate = {}" calcext:value-type="string">
            <text:p>dReceipDate = {}</text:p>
          </table:table-cell>
          <table:table-cell table:style-name="ce23" table:formula="of:=CONCATENATE(&quot;    &quot;;[.M228])" office:value-type="string" office:string-value="    dReceipDate = {}" calcext:value-type="string">
            <text:p><text:s text:c="4"/>dReceipDate = {}</text:p>
          </table:table-cell>
          <table:table-cell table:style-name="ce23" table:formula="of:=CONCATENATE(&quot;            .&quot;;[.K228];&quot; = &quot;;[.C228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29];&quot; &quot;;[.D229];&quot;(&quot;;[.E229];IF(EXACT([.F229];&quot;&quot;);&quot;&quot;;CONCATENATE(&quot;,&quot;;[.F229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29]);[.J229])" office:value-type="string" office:string-value="nBranch" calcext:value-type="string">
            <text:p>nBranch</text:p>
          </table:table-cell>
          <table:table-cell table:style-name="ce26" table:formula="of:=IF(EXACT([.D229];&quot;N&quot;);0;IF(EXACT([.D229];&quot;C&quot;);&quot;''&quot;;IF(EXACT([.D229];&quot;D&quot;);&quot;{}&quot;;IF(EXACT([.D229];&quot;L&quot;);&quot;.F.&quot;;IF(EXACT([.D229];&quot;M&quot;);&quot;''&quot;;&quot;ERROR&quot;)))))" office:value-type="float" office:value="0" calcext:value-type="float">
            <text:p>0</text:p>
          </table:table-cell>
          <table:table-cell table:style-name="ce23" table:formula="of:=CONCATENATE([.K229];&quot; = &quot;;[.L229])" office:value-type="string" office:string-value="nBranch = 0" calcext:value-type="string">
            <text:p>nBranch = 0</text:p>
          </table:table-cell>
          <table:table-cell table:style-name="ce23" table:formula="of:=CONCATENATE(&quot;    &quot;;[.M229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9];&quot; = &quot;;[.C229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30];&quot; &quot;;[.D230];&quot;(&quot;;[.E230];IF(EXACT([.F230];&quot;&quot;);&quot;&quot;;CONCATENATE(&quot;,&quot;;[.F230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30]);[.J230])" office:value-type="string" office:string-value="nCurrency" calcext:value-type="string">
            <text:p>nCurrency</text:p>
          </table:table-cell>
          <table:table-cell table:style-name="ce26" table:formula="of:=IF(EXACT([.D230];&quot;N&quot;);0;IF(EXACT([.D230];&quot;C&quot;);&quot;''&quot;;IF(EXACT([.D230];&quot;D&quot;);&quot;{}&quot;;IF(EXACT([.D230];&quot;L&quot;);&quot;.F.&quot;;IF(EXACT([.D230];&quot;M&quot;);&quot;''&quot;;&quot;ERROR&quot;)))))" office:value-type="float" office:value="0" calcext:value-type="float">
            <text:p>0</text:p>
          </table:table-cell>
          <table:table-cell table:style-name="ce23" table:formula="of:=CONCATENATE([.K230];&quot; = &quot;;[.L230])" office:value-type="string" office:string-value="nCurrency = 0" calcext:value-type="string">
            <text:p>nCurrency = 0</text:p>
          </table:table-cell>
          <table:table-cell table:style-name="ce23" table:formula="of:=CONCATENATE(&quot;    &quot;;[.M230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30];&quot; = &quot;;[.C230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1];&quot; &quot;;[.D231];&quot;(&quot;;[.E231];IF(EXACT([.F231];&quot;&quot;);&quot;&quot;;CONCATENATE(&quot;,&quot;;[.F231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31]);[.J231])" office:value-type="string" office:string-value="nExchRate" calcext:value-type="string">
            <text:p>nExchRate</text:p>
          </table:table-cell>
          <table:table-cell table:style-name="ce26" table:formula="of:=IF(EXACT([.D231];&quot;N&quot;);0;IF(EXACT([.D231];&quot;C&quot;);&quot;''&quot;;IF(EXACT([.D231];&quot;D&quot;);&quot;{}&quot;;IF(EXACT([.D231];&quot;L&quot;);&quot;.F.&quot;;IF(EXACT([.D231];&quot;M&quot;);&quot;''&quot;;&quot;ERROR&quot;)))))" office:value-type="float" office:value="0" calcext:value-type="float">
            <text:p>0</text:p>
          </table:table-cell>
          <table:table-cell table:style-name="ce23" table:formula="of:=CONCATENATE([.K231];&quot; = &quot;;[.L231])" office:value-type="string" office:string-value="nExchRate = 0" calcext:value-type="string">
            <text:p>nExchRate = 0</text:p>
          </table:table-cell>
          <table:table-cell table:style-name="ce23" table:formula="of:=CONCATENATE(&quot;    &quot;;[.M231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31];&quot; = &quot;;[.C231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ctur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2];&quot; &quot;;[.D232];&quot;(&quot;;[.E232];IF(EXACT([.F232];&quot;&quot;);&quot;&quot;;CONCATENATE(&quot;,&quot;;[.F232]));&quot;), ;&quot;)" office:value-type="string" office:string-value="        factura C(1), ;" calcext:value-type="string">
            <text:p><text:s text:c="8"/>factura C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Invoice</text:p>
          </table:table-cell>
          <table:table-cell table:style-name="ce23" table:formula="of:=CONCATENATE(LOWER([.D232]);[.J232])" office:value-type="string" office:string-value="cInvoice" calcext:value-type="string">
            <text:p>cInvoice</text:p>
          </table:table-cell>
          <table:table-cell table:style-name="ce26" table:formula="of:=IF(EXACT([.D232];&quot;N&quot;);0;IF(EXACT([.D232];&quot;C&quot;);&quot;''&quot;;IF(EXACT([.D232];&quot;D&quot;);&quot;{}&quot;;IF(EXACT([.D232];&quot;L&quot;);&quot;.F.&quot;;IF(EXACT([.D23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32];&quot; = &quot;;[.L232])" office:value-type="string" office:string-value="cInvoice = ''" calcext:value-type="string">
            <text:p>cInvoice = ''</text:p>
          </table:table-cell>
          <table:table-cell table:style-name="ce23" table:formula="of:=CONCATENATE(&quot;    &quot;;[.M232])" office:value-type="string" office:string-value="    cInvoice = ''" calcext:value-type="string">
            <text:p><text:s text:c="4"/>cInvoice = ''</text:p>
          </table:table-cell>
          <table:table-cell table:style-name="ce23" table:formula="of:=CONCATENATE(&quot;            .&quot;;[.K232];&quot; = &quot;;[.C232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33];&quot; &quot;;[.D233];&quot;(&quot;;[.E233];IF(EXACT([.F233];&quot;&quot;);&quot;&quot;;CONCATENATE(&quot;,&quot;;[.F233]));&quot;), ;&quot;)" office:value-type="string" office:string-value="        cliente N(7), ;" calcext:value-type="string">
            <text:p><text:s text:c="8"/>cliente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233]);[.J233])" office:value-type="string" office:string-value="nCustomer" calcext:value-type="string">
            <text:p>nCustomer</text:p>
          </table:table-cell>
          <table:table-cell table:style-name="ce26" table:formula="of:=IF(EXACT([.D233];&quot;N&quot;);0;IF(EXACT([.D233];&quot;C&quot;);&quot;''&quot;;IF(EXACT([.D233];&quot;D&quot;);&quot;{}&quot;;IF(EXACT([.D233];&quot;L&quot;);&quot;.F.&quot;;IF(EXACT([.D233];&quot;M&quot;);&quot;''&quot;;&quot;ERROR&quot;)))))" office:value-type="float" office:value="0" calcext:value-type="float">
            <text:p>0</text:p>
          </table:table-cell>
          <table:table-cell table:style-name="ce23" table:formula="of:=CONCATENATE([.K233];&quot; = &quot;;[.L233])" office:value-type="string" office:string-value="nCustomer = 0" calcext:value-type="string">
            <text:p>nCustomer = 0</text:p>
          </table:table-cell>
          <table:table-cell table:style-name="ce23" table:formula="of:=CONCATENATE(&quot;    &quot;;[.M233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233];&quot; = &quot;;[.C233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cobra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34];&quot; &quot;;[.D234];&quot;(&quot;;[.E234];IF(EXACT([.F234];&quot;&quot;);&quot;&quot;;CONCATENATE(&quot;,&quot;;[.F234]));&quot;), ;&quot;)" office:value-type="string" office:string-value="        cobrador N(3), ;" calcext:value-type="string">
            <text:p><text:s text:c="8"/>cobrador N(3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llector</text:p>
          </table:table-cell>
          <table:table-cell table:style-name="ce23" table:formula="of:=CONCATENATE(LOWER([.D234]);[.J234])" office:value-type="string" office:string-value="nCollector" calcext:value-type="string">
            <text:p>nCollector</text:p>
          </table:table-cell>
          <table:table-cell table:style-name="ce26" table:formula="of:=IF(EXACT([.D234];&quot;N&quot;);0;IF(EXACT([.D234];&quot;C&quot;);&quot;''&quot;;IF(EXACT([.D234];&quot;D&quot;);&quot;{}&quot;;IF(EXACT([.D234];&quot;L&quot;);&quot;.F.&quot;;IF(EXACT([.D234];&quot;M&quot;);&quot;''&quot;;&quot;ERROR&quot;)))))" office:value-type="float" office:value="0" calcext:value-type="float">
            <text:p>0</text:p>
          </table:table-cell>
          <table:table-cell table:style-name="ce23" table:formula="of:=CONCATENATE([.K234];&quot; = &quot;;[.L234])" office:value-type="string" office:string-value="nCollector = 0" calcext:value-type="string">
            <text:p>nCollector = 0</text:p>
          </table:table-cell>
          <table:table-cell table:style-name="ce23" table:formula="of:=CONCATENATE(&quot;    &quot;;[.M234])" office:value-type="string" office:string-value="    nCollector = 0" calcext:value-type="string">
            <text:p><text:s text:c="4"/>nCollector = 0</text:p>
          </table:table-cell>
          <table:table-cell table:style-name="ce23" table:formula="of:=CONCATENATE(&quot;            .&quot;;[.K234];&quot; = &quot;;[.C234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5];&quot; &quot;;[.D235];&quot;(&quot;;[.E235];IF(EXACT([.F235];&quot;&quot;);&quot;&quot;;CONCATENATE(&quot;,&quot;;[.F235]));&quot;), ;&quot;)" office:value-type="string" office:string-value="        comision N(6,2), ;" calcext:value-type="string">
            <text:p><text:s text:c="8"/>comision N(6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mmission</text:p>
          </table:table-cell>
          <table:table-cell table:style-name="ce23" table:formula="of:=CONCATENATE(LOWER([.D235]);[.J235])" office:value-type="string" office:string-value="nCommission" calcext:value-type="string">
            <text:p>nCommission</text:p>
          </table:table-cell>
          <table:table-cell table:style-name="ce26" table:formula="of:=IF(EXACT([.D235];&quot;N&quot;);0;IF(EXACT([.D235];&quot;C&quot;);&quot;''&quot;;IF(EXACT([.D235];&quot;D&quot;);&quot;{}&quot;;IF(EXACT([.D235];&quot;L&quot;);&quot;.F.&quot;;IF(EXACT([.D235];&quot;M&quot;);&quot;''&quot;;&quot;ERROR&quot;)))))" office:value-type="float" office:value="0" calcext:value-type="float">
            <text:p>0</text:p>
          </table:table-cell>
          <table:table-cell table:style-name="ce23" table:formula="of:=CONCATENATE([.K235];&quot; = &quot;;[.L235])" office:value-type="string" office:string-value="nCommission = 0" calcext:value-type="string">
            <text:p>nCommission = 0</text:p>
          </table:table-cell>
          <table:table-cell table:style-name="ce23" table:formula="of:=CONCATENATE(&quot;    &quot;;[.M235])" office:value-type="string" office:string-value="    nCommission = 0" calcext:value-type="string">
            <text:p><text:s text:c="4"/>nCommission = 0</text:p>
          </table:table-cell>
          <table:table-cell table:style-name="ce23" table:formula="of:=CONCATENATE(&quot;            .&quot;;[.K235];&quot; = &quot;;[.C235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6];&quot; &quot;;[.D236];&quot;(&quot;;[.E236];IF(EXACT([.F236];&quot;&quot;);&quot;&quot;;CONCATENATE(&quot;,&quot;;[.F236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AmtCharged</text:p>
          </table:table-cell>
          <table:table-cell table:style-name="ce23" table:formula="of:=CONCATENATE(LOWER([.D236]);[.J236])" office:value-type="string" office:string-value="nAmtCharged" calcext:value-type="string">
            <text:p>nAmtCharged</text:p>
          </table:table-cell>
          <table:table-cell table:style-name="ce26" table:formula="of:=IF(EXACT([.D236];&quot;N&quot;);0;IF(EXACT([.D236];&quot;C&quot;);&quot;''&quot;;IF(EXACT([.D236];&quot;D&quot;);&quot;{}&quot;;IF(EXACT([.D236];&quot;L&quot;);&quot;.F.&quot;;IF(EXACT([.D236];&quot;M&quot;);&quot;''&quot;;&quot;ERROR&quot;)))))" office:value-type="float" office:value="0" calcext:value-type="float">
            <text:p>0</text:p>
          </table:table-cell>
          <table:table-cell table:style-name="ce23" table:formula="of:=CONCATENATE([.K236];&quot; = &quot;;[.L236])" office:value-type="string" office:string-value="nAmtCharged = 0" calcext:value-type="string">
            <text:p>nAmtCharged = 0</text:p>
          </table:table-cell>
          <table:table-cell table:style-name="ce23" table:formula="of:=CONCATENATE(&quot;    &quot;;[.M236])" office:value-type="string" office:string-value="    nAmtCharged = 0" calcext:value-type="string">
            <text:p><text:s text:c="4"/>nAmtCharged = 0</text:p>
          </table:table-cell>
          <table:table-cell table:style-name="ce23" table:formula="of:=CONCATENATE(&quot;            .&quot;;[.K236];&quot; = &quot;;[.C236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 table:formula="of:=CONCATENATE(&quot;        &quot;;[.C237];&quot; &quot;;[.D237];&quot;(&quot;;[.E237];IF(EXACT([.F237];&quot;&quot;);&quot;&quot;;CONCATENATE(&quot;,&quot;;[.F237]));&quot;), ;&quot;)" office:value-type="string" office:string-value="        fechaanu D(8), ;" calcext:value-type="string">
            <text:p><text:s text:c="8"/>fechaanu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37]);[.J237])" office:value-type="string" office:string-value="dCancelDate" calcext:value-type="string">
            <text:p>dCancelDate</text:p>
          </table:table-cell>
          <table:table-cell table:style-name="ce26" table:formula="of:=IF(EXACT([.D237];&quot;N&quot;);0;IF(EXACT([.D237];&quot;C&quot;);&quot;''&quot;;IF(EXACT([.D237];&quot;D&quot;);&quot;{}&quot;;IF(EXACT([.D237];&quot;L&quot;);&quot;.F.&quot;;IF(EXACT([.D23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37];&quot; = &quot;;[.L237])" office:value-type="string" office:string-value="dCancelDate = {}" calcext:value-type="string">
            <text:p>dCancelDate = {}</text:p>
          </table:table-cell>
          <table:table-cell table:style-name="ce23" table:formula="of:=CONCATENATE(&quot;    &quot;;[.M237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37];&quot; = &quot;;[.C237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8];&quot; &quot;;[.D238];&quot;(&quot;;[.E238];IF(EXACT([.F238];&quot;&quot;);&quot;&quot;;CONCATENATE(&quot;,&quot;;[.F238]));&quot;), ;&quot;)" office:value-type="string" office:string-value="        anulado L(1), ;" calcext:value-type="string">
            <text:p><text:s text:c="8"/>anulado L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38]);[.J238])" office:value-type="string" office:string-value="lCanceled" calcext:value-type="string">
            <text:p>lCanceled</text:p>
          </table:table-cell>
          <table:table-cell table:style-name="ce26" table:formula="of:=IF(EXACT([.D238];&quot;N&quot;);0;IF(EXACT([.D238];&quot;C&quot;);&quot;''&quot;;IF(EXACT([.D238];&quot;D&quot;);&quot;{}&quot;;IF(EXACT([.D238];&quot;L&quot;);&quot;.F.&quot;;IF(EXACT([.D238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8];&quot; = &quot;;[.L238])" office:value-type="string" office:string-value="lCanceled = .F." calcext:value-type="string">
            <text:p>lCanceled = .F.</text:p>
          </table:table-cell>
          <table:table-cell table:style-name="ce23" table:formula="of:=CONCATENATE(&quot;    &quot;;[.M238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38];&quot; = &quot;;[.C238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0];&quot; &quot;;[.D240];&quot;(&quot;;[.E240];IF(EXACT([.F240];&quot;&quot;);&quot;&quot;;CONCATENATE(&quot;,&quot;;[.F240]));&quot;), ;&quot;)" office:value-type="string" office:string-value="        tipodocu N(1), ;" calcext:value-type="string">
            <text:p><text:s text:c="8"/>tipodocu N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40]);[.J240])" office:value-type="string" office:string-value="nDocType" calcext:value-type="string">
            <text:p>nDocType</text:p>
          </table:table-cell>
          <table:table-cell table:style-name="ce26" table:formula="of:=IF(EXACT([.D240];&quot;N&quot;);0;IF(EXACT([.D240];&quot;C&quot;);&quot;''&quot;;IF(EXACT([.D240];&quot;D&quot;);&quot;{}&quot;;IF(EXACT([.D240];&quot;L&quot;);&quot;.F.&quot;;IF(EXACT([.D240];&quot;M&quot;);&quot;''&quot;;&quot;ERROR&quot;)))))" office:value-type="float" office:value="0" calcext:value-type="float">
            <text:p>0</text:p>
          </table:table-cell>
          <table:table-cell table:style-name="ce23" table:formula="of:=CONCATENATE([.K240];&quot; = &quot;;[.L240])" office:value-type="string" office:string-value="nDocType = 0" calcext:value-type="string">
            <text:p>nDocType = 0</text:p>
          </table:table-cell>
          <table:table-cell table:style-name="ce23" table:formula="of:=CONCATENATE(&quot;    &quot;;[.M240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40];&quot; = &quot;;[.C240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1];&quot; &quot;;[.D241];&quot;(&quot;;[.E241];IF(EXACT([.F241];&quot;&quot;);&quot;&quot;;CONCATENATE(&quot;,&quot;;[.F241]));&quot;), ;&quot;)" office:value-type="string" office:string-value="        nrodocu N(9), ;" calcext:value-type="string">
            <text:p><text:s text:c="8"/>nrodocu N(9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241]);[.J241])" office:value-type="string" office:string-value="nDocNum" calcext:value-type="string">
            <text:p>nDocNum</text:p>
          </table:table-cell>
          <table:table-cell table:style-name="ce26" table:formula="of:=IF(EXACT([.D241];&quot;N&quot;);0;IF(EXACT([.D241];&quot;C&quot;);&quot;''&quot;;IF(EXACT([.D241];&quot;D&quot;);&quot;{}&quot;;IF(EXACT([.D241];&quot;L&quot;);&quot;.F.&quot;;IF(EXACT([.D241];&quot;M&quot;);&quot;''&quot;;&quot;ERROR&quot;)))))" office:value-type="float" office:value="0" calcext:value-type="float">
            <text:p>0</text:p>
          </table:table-cell>
          <table:table-cell table:style-name="ce23" table:formula="of:=CONCATENATE([.K241];&quot; = &quot;;[.L241])" office:value-type="string" office:string-value="nDocNum = 0" calcext:value-type="string">
            <text:p>nDocNum = 0</text:p>
          </table:table-cell>
          <table:table-cell table:style-name="ce23" table:formula="of:=CONCATENATE(&quot;    &quot;;[.M241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241];&quot; = &quot;;[.C241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2];&quot; &quot;;[.D242];&quot;(&quot;;[.E242];IF(EXACT([.F242];&quot;&quot;);&quot;&quot;;CONCATENATE(&quot;,&quot;;[.F242]));&quot;), ;&quot;)" office:value-type="string" office:string-value="        fechadocu D(8), ;" calcext:value-type="string">
            <text:p><text:s text:c="8"/>fechadocu D(8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242]);[.J242])" office:value-type="string" office:string-value="dDocDate" calcext:value-type="string">
            <text:p>dDocDate</text:p>
          </table:table-cell>
          <table:table-cell table:style-name="ce26" table:formula="of:=IF(EXACT([.D242];&quot;N&quot;);0;IF(EXACT([.D242];&quot;C&quot;);&quot;''&quot;;IF(EXACT([.D242];&quot;D&quot;);&quot;{}&quot;;IF(EXACT([.D242];&quot;L&quot;);&quot;.F.&quot;;IF(EXACT([.D24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2];&quot; = &quot;;[.L242])" office:value-type="string" office:string-value="dDocDate = {}" calcext:value-type="string">
            <text:p>dDocDate = {}</text:p>
          </table:table-cell>
          <table:table-cell table:style-name="ce23" table:formula="of:=CONCATENATE(&quot;    &quot;;[.M242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42];&quot; = &quot;;[.C242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3];&quot; &quot;;[.D243];&quot;(&quot;;[.E243];IF(EXACT([.F243];&quot;&quot;);&quot;&quot;;CONCATENATE(&quot;,&quot;;[.F243]));&quot;), ;&quot;)" office:value-type="string" office:string-value="        proveedor N(5), ;" calcext:value-type="string">
            <text:p><text:s text:c="8"/>proveedor N(5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Supplier</text:p>
          </table:table-cell>
          <table:table-cell table:style-name="ce23" table:formula="of:=CONCATENATE(LOWER([.D243]);[.J243])" office:value-type="string" office:string-value="nSupplier" calcext:value-type="string">
            <text:p>nSupplier</text:p>
          </table:table-cell>
          <table:table-cell table:style-name="ce26" table:formula="of:=IF(EXACT([.D243];&quot;N&quot;);0;IF(EXACT([.D243];&quot;C&quot;);&quot;''&quot;;IF(EXACT([.D243];&quot;D&quot;);&quot;{}&quot;;IF(EXACT([.D243];&quot;L&quot;);&quot;.F.&quot;;IF(EXACT([.D243];&quot;M&quot;);&quot;''&quot;;&quot;ERROR&quot;)))))" office:value-type="float" office:value="0" calcext:value-type="float">
            <text:p>0</text:p>
          </table:table-cell>
          <table:table-cell table:style-name="ce23" table:formula="of:=CONCATENATE([.K243];&quot; = &quot;;[.L243])" office:value-type="string" office:string-value="nSupplier = 0" calcext:value-type="string">
            <text:p>nSupplier = 0</text:p>
          </table:table-cell>
          <table:table-cell table:style-name="ce23" table:formula="of:=CONCATENATE(&quot;    &quot;;[.M243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43];&quot; = &quot;;[.C243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44];&quot; &quot;;[.D244];&quot;(&quot;;[.E244];IF(EXACT([.F244];&quot;&quot;);&quot;&quot;;CONCATENATE(&quot;,&quot;;[.F244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44]);[.J244])" office:value-type="string" office:string-value="nCurrency" calcext:value-type="string">
            <text:p>nCurrency</text:p>
          </table:table-cell>
          <table:table-cell table:style-name="ce26" table:formula="of:=IF(EXACT([.D244];&quot;N&quot;);0;IF(EXACT([.D244];&quot;C&quot;);&quot;''&quot;;IF(EXACT([.D244];&quot;D&quot;);&quot;{}&quot;;IF(EXACT([.D244];&quot;L&quot;);&quot;.F.&quot;;IF(EXACT([.D244];&quot;M&quot;);&quot;''&quot;;&quot;ERROR&quot;)))))" office:value-type="float" office:value="0" calcext:value-type="float">
            <text:p>0</text:p>
          </table:table-cell>
          <table:table-cell table:style-name="ce23" table:formula="of:=CONCATENATE([.K244];&quot; = &quot;;[.L244])" office:value-type="string" office:string-value="nCurrency = 0" calcext:value-type="string">
            <text:p>nCurrency = 0</text:p>
          </table:table-cell>
          <table:table-cell table:style-name="ce23" table:formula="of:=CONCATENATE(&quot;    &quot;;[.M244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44];&quot; = &quot;;[.C244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45];&quot; &quot;;[.D245];&quot;(&quot;;[.E245];IF(EXACT([.F245];&quot;&quot;);&quot;&quot;;CONCATENATE(&quot;,&quot;;[.F245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45]);[.J245])" office:value-type="string" office:string-value="nExchRate" calcext:value-type="string">
            <text:p>nExchRate</text:p>
          </table:table-cell>
          <table:table-cell table:style-name="ce26" table:formula="of:=IF(EXACT([.D245];&quot;N&quot;);0;IF(EXACT([.D245];&quot;C&quot;);&quot;''&quot;;IF(EXACT([.D245];&quot;D&quot;);&quot;{}&quot;;IF(EXACT([.D245];&quot;L&quot;);&quot;.F.&quot;;IF(EXACT([.D245];&quot;M&quot;);&quot;''&quot;;&quot;ERROR&quot;)))))" office:value-type="float" office:value="0" calcext:value-type="float">
            <text:p>0</text:p>
          </table:table-cell>
          <table:table-cell table:style-name="ce23" table:formula="of:=CONCATENATE([.K245];&quot; = &quot;;[.L245])" office:value-type="string" office:string-value="nExchRate = 0" calcext:value-type="string">
            <text:p>nExchRate = 0</text:p>
          </table:table-cell>
          <table:table-cell table:style-name="ce23" table:formula="of:=CONCATENATE(&quot;    &quot;;[.M245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45];&quot; = &quot;;[.C245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46];&quot; &quot;;[.D246];&quot;(&quot;;[.E246];IF(EXACT([.F246];&quot;&quot;);&quot;&quot;;CONCATENATE(&quot;,&quot;;[.F246]));&quot;), ;&quot;)" office:value-type="string" office:string-value="        qty_cuotas N(3), ;" calcext:value-type="string">
            <text:p><text:s text:c="8"/>qty_cuotas N(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246]);[.J246])" office:value-type="string" office:string-value="nQtyInstall" calcext:value-type="string">
            <text:p>nQtyInstall</text:p>
          </table:table-cell>
          <table:table-cell table:style-name="ce26" table:formula="of:=IF(EXACT([.D246];&quot;N&quot;);0;IF(EXACT([.D246];&quot;C&quot;);&quot;''&quot;;IF(EXACT([.D246];&quot;D&quot;);&quot;{}&quot;;IF(EXACT([.D246];&quot;L&quot;);&quot;.F.&quot;;IF(EXACT([.D246];&quot;M&quot;);&quot;''&quot;;&quot;ERROR&quot;)))))" office:value-type="float" office:value="0" calcext:value-type="float">
            <text:p>0</text:p>
          </table:table-cell>
          <table:table-cell table:style-name="ce23" table:formula="of:=CONCATENATE([.K246];&quot; = &quot;;[.L246])" office:value-type="string" office:string-value="nQtyInstall = 0" calcext:value-type="string">
            <text:p>nQtyInstall = 0</text:p>
          </table:table-cell>
          <table:table-cell table:style-name="ce23" table:formula="of:=CONCATENATE(&quot;    &quot;;[.M246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246];&quot; = &quot;;[.C246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7];&quot; &quot;;[.D247];&quot;(&quot;;[.E247];IF(EXACT([.F247];&quot;&quot;);&quot;&quot;;CONCATENATE(&quot;,&quot;;[.F247]));&quot;), ;&quot;)" office:value-type="string" office:string-value="        porcdesc N(8,4), ;" calcext:value-type="string">
            <text:p><text:s text:c="8"/>porcdesc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47]);[.J247])" office:value-type="string" office:string-value="nDiscPct" calcext:value-type="string">
            <text:p>nDiscPct</text:p>
          </table:table-cell>
          <table:table-cell table:style-name="ce26" table:formula="of:=IF(EXACT([.D247];&quot;N&quot;);0;IF(EXACT([.D247];&quot;C&quot;);&quot;''&quot;;IF(EXACT([.D247];&quot;D&quot;);&quot;{}&quot;;IF(EXACT([.D247];&quot;L&quot;);&quot;.F.&quot;;IF(EXACT([.D247];&quot;M&quot;);&quot;''&quot;;&quot;ERROR&quot;)))))" office:value-type="float" office:value="0" calcext:value-type="float">
            <text:p>0</text:p>
          </table:table-cell>
          <table:table-cell table:style-name="ce23" table:formula="of:=CONCATENATE([.K247];&quot; = &quot;;[.L247])" office:value-type="string" office:string-value="nDiscPct = 0" calcext:value-type="string">
            <text:p>nDiscPct = 0</text:p>
          </table:table-cell>
          <table:table-cell table:style-name="ce23" table:formula="of:=CONCATENATE(&quot;    &quot;;[.M24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47];&quot; = &quot;;[.C24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0" table:formula="of:=CONCATENATE(&quot;        &quot;;[.C248];&quot; &quot;;[.D248];&quot;(&quot;;[.E248];IF(EXACT([.F248];&quot;&quot;);&quot;&quot;;CONCATENATE(&quot;,&quot;;[.F248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48]);[.J248])" office:value-type="string" office:string-value="nDiscAmt" calcext:value-type="string">
            <text:p>nDiscAmt</text:p>
          </table:table-cell>
          <table:table-cell table:style-name="ce26" table:formula="of:=IF(EXACT([.D248];&quot;N&quot;);0;IF(EXACT([.D248];&quot;C&quot;);&quot;''&quot;;IF(EXACT([.D248];&quot;D&quot;);&quot;{}&quot;;IF(EXACT([.D248];&quot;L&quot;);&quot;.F.&quot;;IF(EXACT([.D248];&quot;M&quot;);&quot;''&quot;;&quot;ERROR&quot;)))))" office:value-type="float" office:value="0" calcext:value-type="float">
            <text:p>0</text:p>
          </table:table-cell>
          <table:table-cell table:style-name="ce23" table:formula="of:=CONCATENATE([.K248];&quot; = &quot;;[.L248])" office:value-type="string" office:string-value="nDiscAmt = 0" calcext:value-type="string">
            <text:p>nDiscAmt = 0</text:p>
          </table:table-cell>
          <table:table-cell table:style-name="ce23" table:formula="of:=CONCATENATE(&quot;    &quot;;[.M24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48];&quot; = &quot;;[.C24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9];&quot; &quot;;[.D249];&quot;(&quot;;[.E249];IF(EXACT([.F249];&quot;&quot;);&quot;&quot;;CONCATENATE(&quot;,&quot;;[.F249]));&quot;), ;&quot;)" office:value-type="string" office:string-value="        descuento N(8,4), ;" calcext:value-type="string">
            <text:p><text:s text:c="8"/>descuento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49]);[.J249])" office:value-type="string" office:string-value="nDiscount" calcext:value-type="string">
            <text:p>nDiscount</text:p>
          </table:table-cell>
          <table:table-cell table:style-name="ce26" table:formula="of:=IF(EXACT([.D249];&quot;N&quot;);0;IF(EXACT([.D249];&quot;C&quot;);&quot;''&quot;;IF(EXACT([.D249];&quot;D&quot;);&quot;{}&quot;;IF(EXACT([.D249];&quot;L&quot;);&quot;.F.&quot;;IF(EXACT([.D249];&quot;M&quot;);&quot;''&quot;;&quot;ERROR&quot;)))))" office:value-type="float" office:value="0" calcext:value-type="float">
            <text:p>0</text:p>
          </table:table-cell>
          <table:table-cell table:style-name="ce23" table:formula="of:=CONCATENATE([.K249];&quot; = &quot;;[.L249])" office:value-type="string" office:string-value="nDiscount = 0" calcext:value-type="string">
            <text:p>nDiscount = 0</text:p>
          </table:table-cell>
          <table:table-cell table:style-name="ce23" table:formula="of:=CONCATENATE(&quot;    &quot;;[.M24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49];&quot; = &quot;;[.C24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0];&quot; &quot;;[.D250];&quot;(&quot;;[.E250];IF(EXACT([.F250];&quot;&quot;);&quot;&quot;;CONCATENATE(&quot;,&quot;;[.F250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50]);[.J250])" office:value-type="string" office:string-value="nInvoiceAmt" calcext:value-type="string">
            <text:p>nInvoiceAmt</text:p>
          </table:table-cell>
          <table:table-cell table:style-name="ce26" table:formula="of:=IF(EXACT([.D250];&quot;N&quot;);0;IF(EXACT([.D250];&quot;C&quot;);&quot;''&quot;;IF(EXACT([.D250];&quot;D&quot;);&quot;{}&quot;;IF(EXACT([.D250];&quot;L&quot;);&quot;.F.&quot;;IF(EXACT([.D250];&quot;M&quot;);&quot;''&quot;;&quot;ERROR&quot;)))))" office:value-type="float" office:value="0" calcext:value-type="float">
            <text:p>0</text:p>
          </table:table-cell>
          <table:table-cell table:style-name="ce23" table:formula="of:=CONCATENATE([.K250];&quot; = &quot;;[.L250])" office:value-type="string" office:string-value="nInvoiceAmt = 0" calcext:value-type="string">
            <text:p>nInvoiceAmt = 0</text:p>
          </table:table-cell>
          <table:table-cell table:style-name="ce23" table:formula="of:=CONCATENATE(&quot;    &quot;;[.M25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50];&quot; = &quot;;[.C25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1];&quot; &quot;;[.D251];&quot;(&quot;;[.E251];IF(EXACT([.F251];&quot;&quot;);&quot;&quot;;CONCATENATE(&quot;,&quot;;[.F251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51]);[.J251])" office:value-type="string" office:string-value="nDebMemoAmt" calcext:value-type="string">
            <text:p>nDebMemoAmt</text:p>
          </table:table-cell>
          <table:table-cell table:style-name="ce26" table:formula="of:=IF(EXACT([.D251];&quot;N&quot;);0;IF(EXACT([.D251];&quot;C&quot;);&quot;''&quot;;IF(EXACT([.D251];&quot;D&quot;);&quot;{}&quot;;IF(EXACT([.D251];&quot;L&quot;);&quot;.F.&quot;;IF(EXACT([.D251];&quot;M&quot;);&quot;''&quot;;&quot;ERROR&quot;)))))" office:value-type="float" office:value="0" calcext:value-type="float">
            <text:p>0</text:p>
          </table:table-cell>
          <table:table-cell table:style-name="ce23" table:formula="of:=CONCATENATE([.K251];&quot; = &quot;;[.L251])" office:value-type="string" office:string-value="nDebMemoAmt = 0" calcext:value-type="string">
            <text:p>nDebMemoAmt = 0</text:p>
          </table:table-cell>
          <table:table-cell table:style-name="ce23" table:formula="of:=CONCATENATE(&quot;    &quot;;[.M251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51];&quot; = &quot;;[.C251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2];&quot; &quot;;[.D252];&quot;(&quot;;[.E252];IF(EXACT([.F252];&quot;&quot;);&quot;&quot;;CONCATENATE(&quot;,&quot;;[.F252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52]);[.J252])" office:value-type="string" office:string-value="nCreMemoAmt" calcext:value-type="string">
            <text:p>nCreMemoAmt</text:p>
          </table:table-cell>
          <table:table-cell table:style-name="ce26" table:formula="of:=IF(EXACT([.D252];&quot;N&quot;);0;IF(EXACT([.D252];&quot;C&quot;);&quot;''&quot;;IF(EXACT([.D252];&quot;D&quot;);&quot;{}&quot;;IF(EXACT([.D252];&quot;L&quot;);&quot;.F.&quot;;IF(EXACT([.D252];&quot;M&quot;);&quot;''&quot;;&quot;ERROR&quot;)))))" office:value-type="float" office:value="0" calcext:value-type="float">
            <text:p>0</text:p>
          </table:table-cell>
          <table:table-cell table:style-name="ce23" table:formula="of:=CONCATENATE([.K252];&quot; = &quot;;[.L252])" office:value-type="string" office:string-value="nCreMemoAmt = 0" calcext:value-type="string">
            <text:p>nCreMemoAmt = 0</text:p>
          </table:table-cell>
          <table:table-cell table:style-name="ce23" table:formula="of:=CONCATENATE(&quot;    &quot;;[.M252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52];&quot; = &quot;;[.C252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monto_pa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3];&quot; &quot;;[.D253];&quot;(&quot;;[.E253];IF(EXACT([.F253];&quot;&quot;);&quot;&quot;;CONCATENATE(&quot;,&quot;;[.F253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14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LOWER([.D253]);[.J253])" office:value-type="string" office:string-value="nPaymentAmt" calcext:value-type="string">
            <text:p>nPaymentAmt</text:p>
          </table:table-cell>
          <table:table-cell table:style-name="ce26" table:formula="of:=IF(EXACT([.D253];&quot;N&quot;);0;IF(EXACT([.D253];&quot;C&quot;);&quot;''&quot;;IF(EXACT([.D253];&quot;D&quot;);&quot;{}&quot;;IF(EXACT([.D253];&quot;L&quot;);&quot;.F.&quot;;IF(EXACT([.D253];&quot;M&quot;);&quot;''&quot;;&quot;ERROR&quot;)))))" office:value-type="float" office:value="0" calcext:value-type="float">
            <text:p>0</text:p>
          </table:table-cell>
          <table:table-cell table:style-name="ce23" table:formula="of:=CONCATENATE([.K253];&quot; = &quot;;[.L253])" office:value-type="string" office:string-value="nPaymentAmt = 0" calcext:value-type="string">
            <text:p>nPaymentAmt = 0</text:p>
          </table:table-cell>
          <table:table-cell table:style-name="ce23" table:formula="of:=CONCATENATE(&quot;    &quot;;[.M253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53];&quot; = &quot;;[.C253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54];&quot; &quot;;[.D254];&quot;(&quot;;[.E254];IF(EXACT([.F254];&quot;&quot;);&quot;&quot;;CONCATENATE(&quot;,&quot;;[.F254]));&quot;), ;&quot;)" office:value-type="string" office:string-value="        consignaci L(1), ;" calcext:value-type="string">
            <text:p><text:s text:c="8"/>consignaci L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254]);[.J254])" office:value-type="string" office:string-value="lConsignmen" calcext:value-type="string">
            <text:p>lConsignmen</text:p>
          </table:table-cell>
          <table:table-cell table:style-name="ce26" table:formula="of:=IF(EXACT([.D254];&quot;N&quot;);0;IF(EXACT([.D254];&quot;C&quot;);&quot;''&quot;;IF(EXACT([.D254];&quot;D&quot;);&quot;{}&quot;;IF(EXACT([.D254];&quot;L&quot;);&quot;.F.&quot;;IF(EXACT([.D25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4];&quot; = &quot;;[.L254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254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254];&quot; = &quot;;[.C254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55];&quot; &quot;;[.D255];&quot;(&quot;;[.E255];IF(EXACT([.F255];&quot;&quot;);&quot;&quot;;CONCATENATE(&quot;,&quot;;[.F255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55]);[.J255])" office:value-type="string" office:string-value="nBranch" calcext:value-type="string">
            <text:p>nBranch</text:p>
          </table:table-cell>
          <table:table-cell table:style-name="ce26" table:formula="of:=IF(EXACT([.D255];&quot;N&quot;);0;IF(EXACT([.D255];&quot;C&quot;);&quot;''&quot;;IF(EXACT([.D255];&quot;D&quot;);&quot;{}&quot;;IF(EXACT([.D255];&quot;L&quot;);&quot;.F.&quot;;IF(EXACT([.D255];&quot;M&quot;);&quot;''&quot;;&quot;ERROR&quot;)))))" office:value-type="float" office:value="0" calcext:value-type="float">
            <text:p>0</text:p>
          </table:table-cell>
          <table:table-cell table:style-name="ce23" table:formula="of:=CONCATENATE([.K255];&quot; = &quot;;[.L255])" office:value-type="string" office:string-value="nBranch = 0" calcext:value-type="string">
            <text:p>nBranch = 0</text:p>
          </table:table-cell>
          <table:table-cell table:style-name="ce23" table:formula="of:=CONCATENATE(&quot;    &quot;;[.M255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55];&quot; = &quot;;[.C255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desc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57];&quot; &quot;;[.D257];&quot;(&quot;;[.E257];IF(EXACT([.F257];&quot;&quot;);&quot;&quot;;CONCATENATE(&quot;,&quot;;[.F257]));&quot;), ;&quot;)" office:value-type="string" office:string-value="        id_desc N(10), ;" calcext:value-type="string">
            <text:p><text:s text:c="8"/>id_desc N(1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Id</text:p>
          </table:table-cell>
          <table:table-cell table:style-name="ce23" table:formula="of:=CONCATENATE(LOWER([.D257]);[.J257])" office:value-type="string" office:string-value="nId" calcext:value-type="string">
            <text:p>nId</text:p>
          </table:table-cell>
          <table:table-cell table:style-name="ce26" table:formula="of:=IF(EXACT([.D257];&quot;N&quot;);0;IF(EXACT([.D257];&quot;C&quot;);&quot;''&quot;;IF(EXACT([.D257];&quot;D&quot;);&quot;{}&quot;;IF(EXACT([.D257];&quot;L&quot;);&quot;.F.&quot;;IF(EXACT([.D257];&quot;M&quot;);&quot;''&quot;;&quot;ERROR&quot;)))))" office:value-type="float" office:value="0" calcext:value-type="float">
            <text:p>0</text:p>
          </table:table-cell>
          <table:table-cell table:style-name="ce23" table:formula="of:=CONCATENATE([.K257];&quot; = &quot;;[.L257])" office:value-type="string" office:string-value="nId = 0" calcext:value-type="string">
            <text:p>nId = 0</text:p>
          </table:table-cell>
          <table:table-cell table:style-name="ce23" table:formula="of:=CONCATENATE(&quot;    &quot;;[.M25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57];&quot; = &quot;;[.C257])" office:value-type="string" office:string-value="            .nId = id_desc" calcext:value-type="string">
            <text:p><text:s text:c="12"/>.nId = id_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58];&quot; &quot;;[.D258];&quot;(&quot;;[.E258];IF(EXACT([.F258];&quot;&quot;);&quot;&quot;;CONCATENATE(&quot;,&quot;;[.F258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58]);[.J258])" office:value-type="string" office:string-value="cName" calcext:value-type="string">
            <text:p>cName</text:p>
          </table:table-cell>
          <table:table-cell table:style-name="ce26" table:formula="of:=IF(EXACT([.D258];&quot;N&quot;);0;IF(EXACT([.D258];&quot;C&quot;);&quot;''&quot;;IF(EXACT([.D258];&quot;D&quot;);&quot;{}&quot;;IF(EXACT([.D258];&quot;L&quot;);&quot;.F.&quot;;IF(EXACT([.D25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58];&quot; = &quot;;[.L258])" office:value-type="string" office:string-value="cName = ''" calcext:value-type="string">
            <text:p>cName = ''</text:p>
          </table:table-cell>
          <table:table-cell table:style-name="ce23" table:formula="of:=CONCATENATE(&quot;    &quot;;[.M25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58];&quot; = &quot;;[.C25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59];&quot; &quot;;[.D259];&quot;(&quot;;[.E259];IF(EXACT([.F259];&quot;&quot;);&quot;&quot;;CONCATENATE(&quot;,&quot;;[.F259]));&quot;), ;&quot;)" office:value-type="string" office:string-value="        lista N(1), ;" calcext:value-type="string">
            <text:p><text:s text:c="8"/>lista N(1), ;</text:p>
          </table:table-cell>
          <table:table-cell office:value-type="string" calcext:value-type="string">
            <text:p>discount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259]);[.J259])" office:value-type="string" office:string-value="nPriceList" calcext:value-type="string">
            <text:p>nPriceList</text:p>
          </table:table-cell>
          <table:table-cell table:style-name="ce26" table:formula="of:=IF(EXACT([.D259];&quot;N&quot;);0;IF(EXACT([.D259];&quot;C&quot;);&quot;''&quot;;IF(EXACT([.D259];&quot;D&quot;);&quot;{}&quot;;IF(EXACT([.D259];&quot;L&quot;);&quot;.F.&quot;;IF(EXACT([.D259];&quot;M&quot;);&quot;''&quot;;&quot;ERROR&quot;)))))" office:value-type="float" office:value="0" calcext:value-type="float">
            <text:p>0</text:p>
          </table:table-cell>
          <table:table-cell table:style-name="ce23" table:formula="of:=CONCATENATE([.K259];&quot; = &quot;;[.L259])" office:value-type="string" office:string-value="nPriceList = 0" calcext:value-type="string">
            <text:p>nPriceList = 0</text:p>
          </table:table-cell>
          <table:table-cell table:style-name="ce23" table:formula="of:=CONCATENATE(&quot;    &quot;;[.M259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59];&quot; = &quot;;[.C259])" office:value-type="string" office:string-value="            .nPriceList = lista" calcext:value-type="string">
            <text:p><text:s text:c="12"/>.nPriceList = lista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60];&quot; &quot;;[.D260];&quot;(&quot;;[.E260];IF(EXACT([.F260];&quot;&quot;);&quot;&quot;;CONCATENATE(&quot;,&quot;;[.F260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DiscPct</text:p>
          </table:table-cell>
          <table:table-cell table:style-name="ce23" table:formula="of:=CONCATENATE(LOWER([.D260]);[.J260])" office:value-type="string" office:string-value="nnDiscPct" calcext:value-type="string">
            <text:p>nnDiscPct</text:p>
          </table:table-cell>
          <table:table-cell table:style-name="ce26" table:formula="of:=IF(EXACT([.D260];&quot;N&quot;);0;IF(EXACT([.D260];&quot;C&quot;);&quot;''&quot;;IF(EXACT([.D260];&quot;D&quot;);&quot;{}&quot;;IF(EXACT([.D260];&quot;L&quot;);&quot;.F.&quot;;IF(EXACT([.D260];&quot;M&quot;);&quot;''&quot;;&quot;ERROR&quot;)))))" office:value-type="float" office:value="0" calcext:value-type="float">
            <text:p>0</text:p>
          </table:table-cell>
          <table:table-cell table:style-name="ce23" table:formula="of:=CONCATENATE([.K260];&quot; = &quot;;[.L260])" office:value-type="string" office:string-value="nnDiscPct = 0" calcext:value-type="string">
            <text:p>nnDiscPct = 0</text:p>
          </table:table-cell>
          <table:table-cell table:style-name="ce23" table:formula="of:=CONCATENATE(&quot;    &quot;;[.M260])" office:value-type="string" office:string-value="    nnDiscPct = 0" calcext:value-type="string">
            <text:p><text:s text:c="4"/>nnDiscPct = 0</text:p>
          </table:table-cell>
          <table:table-cell table:style-name="ce23" table:formula="of:=CONCATENATE(&quot;            .&quot;;[.K260];&quot; = &quot;;[.C260])" office:value-type="string" office:string-value="            .nnDiscPct = porcdesc" calcext:value-type="string">
            <text:p><text:s text:c="12"/>.nnDiscPct = porc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1];&quot; &quot;;[.D261];&quot;(&quot;;[.E261];IF(EXACT([.F261];&quot;&quot;);&quot;&quot;;CONCATENATE(&quot;,&quot;;[.F261]));&quot;), ;&quot;)" office:value-type="string" office:string-value="        cantidad N(5), ;" calcext:value-type="string">
            <text:p><text:s text:c="8"/>cantidad N(5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Quantity</text:p>
          </table:table-cell>
          <table:table-cell table:style-name="ce23" table:formula="of:=CONCATENATE(LOWER([.D261]);[.J261])" office:value-type="string" office:string-value="nQuantity" calcext:value-type="string">
            <text:p>nQuantity</text:p>
          </table:table-cell>
          <table:table-cell table:style-name="ce26" table:formula="of:=IF(EXACT([.D261];&quot;N&quot;);0;IF(EXACT([.D261];&quot;C&quot;);&quot;''&quot;;IF(EXACT([.D261];&quot;D&quot;);&quot;{}&quot;;IF(EXACT([.D261];&quot;L&quot;);&quot;.F.&quot;;IF(EXACT([.D261];&quot;M&quot;);&quot;''&quot;;&quot;ERROR&quot;)))))" office:value-type="float" office:value="0" calcext:value-type="float">
            <text:p>0</text:p>
          </table:table-cell>
          <table:table-cell table:style-name="ce23" table:formula="of:=CONCATENATE([.K261];&quot; = &quot;;[.L261])" office:value-type="string" office:string-value="nQuantity = 0" calcext:value-type="string">
            <text:p>nQuantity = 0</text:p>
          </table:table-cell>
          <table:table-cell table:style-name="ce23" table:formula="of:=CONCATENATE(&quot;    &quot;;[.M261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261];&quot; = &quot;;[.C261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c_inici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2];&quot; &quot;;[.D262];&quot;(&quot;;[.E262];IF(EXACT([.F262];&quot;&quot;);&quot;&quot;;CONCATENATE(&quot;,&quot;;[.F262]));&quot;), ;&quot;)" office:value-type="string" office:string-value="        fec_inicio D(8), ;" calcext:value-type="string">
            <text:p><text:s text:c="8"/>fec_inicio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62]);[.J262])" office:value-type="string" office:string-value="dFromDate" calcext:value-type="string">
            <text:p>dFromDate</text:p>
          </table:table-cell>
          <table:table-cell table:style-name="ce26" table:formula="of:=IF(EXACT([.D262];&quot;N&quot;);0;IF(EXACT([.D262];&quot;C&quot;);&quot;''&quot;;IF(EXACT([.D262];&quot;D&quot;);&quot;{}&quot;;IF(EXACT([.D262];&quot;L&quot;);&quot;.F.&quot;;IF(EXACT([.D2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2];&quot; = &quot;;[.L262])" office:value-type="string" office:string-value="dFromDate = {}" calcext:value-type="string">
            <text:p>dFromDate = {}</text:p>
          </table:table-cell>
          <table:table-cell table:style-name="ce23" table:formula="of:=CONCATENATE(&quot;    &quot;;[.M262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62];&quot; = &quot;;[.C262])" office:value-type="string" office:string-value="            .dFromDate = fec_inicio" calcext:value-type="string">
            <text:p><text:s text:c="12"/>.dFromDate = fec_inicio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c_fi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3];&quot; &quot;;[.D263];&quot;(&quot;;[.E263];IF(EXACT([.F263];&quot;&quot;);&quot;&quot;;CONCATENATE(&quot;,&quot;;[.F263]));&quot;), ;&quot;)" office:value-type="string" office:string-value="        fec_fin D(8), ;" calcext:value-type="string">
            <text:p><text:s text:c="8"/>fec_fin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63]);[.J263])" office:value-type="string" office:string-value="dUntilDate" calcext:value-type="string">
            <text:p>dUntilDate</text:p>
          </table:table-cell>
          <table:table-cell table:style-name="ce26" table:formula="of:=IF(EXACT([.D263];&quot;N&quot;);0;IF(EXACT([.D263];&quot;C&quot;);&quot;''&quot;;IF(EXACT([.D263];&quot;D&quot;);&quot;{}&quot;;IF(EXACT([.D263];&quot;L&quot;);&quot;.F.&quot;;IF(EXACT([.D26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3];&quot; = &quot;;[.L263])" office:value-type="string" office:string-value="dUntilDate = {}" calcext:value-type="string">
            <text:p>dUntilDate = {}</text:p>
          </table:table-cell>
          <table:table-cell table:style-name="ce23" table:formula="of:=CONCATENATE(&quot;    &quot;;[.M263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63];&quot; = &quot;;[.C263])" office:value-type="string" office:string-value="            .dUntilDate = fec_fin" calcext:value-type="string">
            <text:p><text:s text:c="12"/>.dUntilDate = fec_fin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c_al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4];&quot; &quot;;[.D264];&quot;(&quot;;[.E264];IF(EXACT([.F264];&quot;&quot;);&quot;&quot;;CONCATENATE(&quot;,&quot;;[.F264]));&quot;), ;&quot;)" office:value-type="string" office:string-value="        fec_alta D(8), ;" calcext:value-type="string">
            <text:p><text:s text:c="8"/>fec_alta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reatedAt</text:p>
          </table:table-cell>
          <table:table-cell table:style-name="ce23" table:formula="of:=CONCATENATE(LOWER([.D264]);[.J264])" office:value-type="string" office:string-value="dCreatedAt" calcext:value-type="string">
            <text:p>dCreatedAt</text:p>
          </table:table-cell>
          <table:table-cell table:style-name="ce26" table:formula="of:=IF(EXACT([.D264];&quot;N&quot;);0;IF(EXACT([.D264];&quot;C&quot;);&quot;''&quot;;IF(EXACT([.D264];&quot;D&quot;);&quot;{}&quot;;IF(EXACT([.D264];&quot;L&quot;);&quot;.F.&quot;;IF(EXACT([.D26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4];&quot; = &quot;;[.L264])" office:value-type="string" office:string-value="dCreatedAt = {}" calcext:value-type="string">
            <text:p>dCreatedAt = {}</text:p>
          </table:table-cell>
          <table:table-cell table:style-name="ce23" table:formula="of:=CONCATENATE(&quot;    &quot;;[.M264])" office:value-type="string" office:string-value="    dCreatedAt = {}" calcext:value-type="string">
            <text:p><text:s text:c="4"/>dCreatedAt = {}</text:p>
          </table:table-cell>
          <table:table-cell table:style-name="ce23" table:formula="of:=CONCATENATE(&quot;            .&quot;;[.K264];&quot; = &quot;;[.C264])" office:value-type="string" office:string-value="            .dCreatedAt = fec_alta" calcext:value-type="string">
            <text:p><text:s text:c="12"/>.dCreatedAt = fec_alt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66];&quot; &quot;;[.D266];&quot;(&quot;;[.E266];IF(EXACT([.F266];&quot;&quot;);&quot;&quot;;CONCATENATE(&quot;,&quot;;[.F266]));&quot;), ;&quot;)" office:value-type="string" office:string-value="        codigo I(4), ;" calcext:value-type="string">
            <text:p><text:s text:c="8"/>codigo I(4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d</text:p>
          </table:table-cell>
          <table:table-cell table:style-name="ce23" table:formula="of:=CONCATENATE(IF(OR(EXACT([.D266];&quot;N&quot;);EXACT([.D266];&quot;I&quot;));&quot;n&quot;;IF(OR(EXACT([.D266];&quot;C&quot;);EXACT([.D266];&quot;V&quot;));&quot;c&quot;;IF(EXACT([.D266];&quot;D&quot;);&quot;d&quot;;IF(EXACT([.D266];&quot;L&quot;);&quot;l&quot;;IF(EXACT([.D266];&quot;M&quot;);&quot;c&quot;;&quot;ERROR&quot;)))));[.J266])" office:value-type="string" office:string-value="nId" calcext:value-type="string">
            <text:p>nId</text:p>
          </table:table-cell>
          <table:table-cell table:style-name="ce26" table:formula="of:=IF(OR(EXACT([.D266];&quot;N&quot;);EXACT([.D266];&quot;I&quot;));0;IF(OR(EXACT([.D266];&quot;C&quot;);EXACT([.D266];&quot;V&quot;));&quot;''&quot;;IF(EXACT([.D266];&quot;D&quot;);&quot;{}&quot;;IF(EXACT([.D266];&quot;L&quot;);&quot;.F.&quot;;IF(EXACT([.D266];&quot;M&quot;);&quot;''&quot;;&quot;ERROR&quot;)))))" office:value-type="float" office:value="0" calcext:value-type="float">
            <text:p>0</text:p>
          </table:table-cell>
          <table:table-cell table:style-name="ce23" table:formula="of:=CONCATENATE([.K266];&quot; = &quot;;[.L266])" office:value-type="string" office:string-value="nId = 0" calcext:value-type="string">
            <text:p>nId = 0</text:p>
          </table:table-cell>
          <table:table-cell table:style-name="ce23" table:formula="of:=CONCATENATE(&quot;    &quot;;[.M266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66];&quot; = &quot;;[.C266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7];&quot; &quot;;[.D267];&quot;(&quot;;[.E267];IF(EXACT([.F267];&quot;&quot;);&quot;&quot;;CONCATENATE(&quot;,&quot;;[.F267]));&quot;), ;&quot;)" office:value-type="string" office:string-value="        orden V(5), ;" calcext:value-type="string">
            <text:p><text:s text:c="8"/>orden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Order</text:p>
          </table:table-cell>
          <table:table-cell table:style-name="ce23" table:formula="of:=CONCATENATE(IF(OR(EXACT([.D267];&quot;N&quot;);EXACT([.D267];&quot;I&quot;));&quot;n&quot;;IF(OR(EXACT([.D267];&quot;C&quot;);EXACT([.D267];&quot;V&quot;));&quot;c&quot;;IF(EXACT([.D267];&quot;D&quot;);&quot;d&quot;;IF(EXACT([.D267];&quot;L&quot;);&quot;l&quot;;IF(EXACT([.D267];&quot;M&quot;);&quot;c&quot;;&quot;ERROR&quot;)))));[.J267])" office:value-type="string" office:string-value="cOrder" calcext:value-type="string">
            <text:p>cOrder</text:p>
          </table:table-cell>
          <table:table-cell table:style-name="ce26" table:formula="of:=IF(OR(EXACT([.D267];&quot;N&quot;);EXACT([.D267];&quot;I&quot;));0;IF(OR(EXACT([.D267];&quot;C&quot;);EXACT([.D267];&quot;V&quot;));&quot;''&quot;;IF(EXACT([.D267];&quot;D&quot;);&quot;{}&quot;;IF(EXACT([.D267];&quot;L&quot;);&quot;.F.&quot;;IF(EXACT([.D26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7];&quot; = &quot;;[.L267])" office:value-type="string" office:string-value="cOrder = ''" calcext:value-type="string">
            <text:p>cOrder = ''</text:p>
          </table:table-cell>
          <table:table-cell table:style-name="ce23" table:formula="of:=CONCATENATE(&quot;    &quot;;[.M267])" office:value-type="string" office:string-value="    cOrder = ''" calcext:value-type="string">
            <text:p><text:s text:c="4"/>cOrder = ''</text:p>
          </table:table-cell>
          <table:table-cell table:style-name="ce23" table:formula="of:=CONCATENATE(&quot;            .&quot;;[.K267];&quot; = &quot;;[.C267])" office:value-type="string" office:string-value="            .cOrder = orden" calcext:value-type="string">
            <text:p><text:s text:c="12"/>.cOrder = orden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0" table:formula="of:=CONCATENATE(&quot;        &quot;;[.C268];&quot; &quot;;[.D268];&quot;(&quot;;[.E268];IF(EXACT([.F268];&quot;&quot;);&quot;&quot;;CONCATENATE(&quot;,&quot;;[.F268]));&quot;), ;&quot;)" office:value-type="string" office:string-value="        nombre V(100), ;" calcext:value-type="string">
            <text:p><text:s text:c="8"/>nombre V(100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Name</text:p>
          </table:table-cell>
          <table:table-cell table:style-name="ce23" table:formula="of:=CONCATENATE(IF(OR(EXACT([.D268];&quot;N&quot;);EXACT([.D268];&quot;I&quot;));&quot;n&quot;;IF(OR(EXACT([.D268];&quot;C&quot;);EXACT([.D268];&quot;V&quot;));&quot;c&quot;;IF(EXACT([.D268];&quot;D&quot;);&quot;d&quot;;IF(EXACT([.D268];&quot;L&quot;);&quot;l&quot;;IF(EXACT([.D268];&quot;M&quot;);&quot;c&quot;;&quot;ERROR&quot;)))));[.J268])" office:value-type="string" office:string-value="cName" calcext:value-type="string">
            <text:p>cName</text:p>
          </table:table-cell>
          <table:table-cell table:style-name="ce26" table:formula="of:=IF(OR(EXACT([.D268];&quot;N&quot;);EXACT([.D268];&quot;I&quot;));0;IF(OR(EXACT([.D268];&quot;C&quot;);EXACT([.D268];&quot;V&quot;));&quot;''&quot;;IF(EXACT([.D268];&quot;D&quot;);&quot;{}&quot;;IF(EXACT([.D268];&quot;L&quot;);&quot;.F.&quot;;IF(EXACT([.D26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8];&quot; = &quot;;[.L268])" office:value-type="string" office:string-value="cName = ''" calcext:value-type="string">
            <text:p>cName = ''</text:p>
          </table:table-cell>
          <table:table-cell table:style-name="ce23" table:formula="of:=CONCATENATE(&quot;    &quot;;[.M26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68];&quot; = &quot;;[.C26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utabl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69];&quot; &quot;;[.D269];&quot;(&quot;;[.E269];IF(EXACT([.F269];&quot;&quot;);&quot;&quot;;CONCATENATE(&quot;,&quot;;[.F269]));&quot;), ;&quot;)" office:value-type="string" office:string-value="        imputable C(1), ;" calcext:value-type="string">
            <text:p><text:s text:c="8"/>imputable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mputable</text:p>
          </table:table-cell>
          <table:table-cell table:style-name="ce23" table:formula="of:=CONCATENATE(IF(OR(EXACT([.D269];&quot;N&quot;);EXACT([.D269];&quot;I&quot;));&quot;n&quot;;IF(OR(EXACT([.D269];&quot;C&quot;);EXACT([.D269];&quot;V&quot;));&quot;c&quot;;IF(EXACT([.D269];&quot;D&quot;);&quot;d&quot;;IF(EXACT([.D269];&quot;L&quot;);&quot;l&quot;;IF(EXACT([.D269];&quot;M&quot;);&quot;c&quot;;&quot;ERROR&quot;)))));[.J269])" office:value-type="string" office:string-value="cImputable" calcext:value-type="string">
            <text:p>cImputable</text:p>
          </table:table-cell>
          <table:table-cell table:style-name="ce26" table:formula="of:=IF(OR(EXACT([.D269];&quot;N&quot;);EXACT([.D269];&quot;I&quot;));0;IF(OR(EXACT([.D269];&quot;C&quot;);EXACT([.D269];&quot;V&quot;));&quot;''&quot;;IF(EXACT([.D269];&quot;D&quot;);&quot;{}&quot;;IF(EXACT([.D269];&quot;L&quot;);&quot;.F.&quot;;IF(EXACT([.D26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9];&quot; = &quot;;[.L269])" office:value-type="string" office:string-value="cImputable = ''" calcext:value-type="string">
            <text:p>cImputable = ''</text:p>
          </table:table-cell>
          <table:table-cell table:style-name="ce23" table:formula="of:=CONCATENATE(&quot;    &quot;;[.M269])" office:value-type="string" office:string-value="    cImputable = ''" calcext:value-type="string">
            <text:p><text:s text:c="4"/>cImputable = ''</text:p>
          </table:table-cell>
          <table:table-cell table:style-name="ce23" table:formula="of:=CONCATENATE(&quot;            .&quot;;[.K269];&quot; = &quot;;[.C269])" office:value-type="string" office:string-value="            .cImputable = imputable" calcext:value-type="string">
            <text:p><text:s text:c="12"/>.cImputable = imputabl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0];&quot; &quot;;[.D270];&quot;(&quot;;[.E270];IF(EXACT([.F270];&quot;&quot;);&quot;&quot;;CONCATENATE(&quot;,&quot;;[.F270]));&quot;), ;&quot;)" office:value-type="string" office:string-value="        desde V(5), ;" calcext:value-type="string">
            <text:p><text:s text:c="8"/>desde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From</text:p>
          </table:table-cell>
          <table:table-cell table:style-name="ce23" table:formula="of:=CONCATENATE(IF(OR(EXACT([.D270];&quot;N&quot;);EXACT([.D270];&quot;I&quot;));&quot;n&quot;;IF(OR(EXACT([.D270];&quot;C&quot;);EXACT([.D270];&quot;V&quot;));&quot;c&quot;;IF(EXACT([.D270];&quot;D&quot;);&quot;d&quot;;IF(EXACT([.D270];&quot;L&quot;);&quot;l&quot;;IF(EXACT([.D270];&quot;M&quot;);&quot;c&quot;;&quot;ERROR&quot;)))));[.J270])" office:value-type="string" office:string-value="cFrom" calcext:value-type="string">
            <text:p>cFrom</text:p>
          </table:table-cell>
          <table:table-cell table:style-name="ce26" table:formula="of:=IF(OR(EXACT([.D270];&quot;N&quot;);EXACT([.D270];&quot;I&quot;));0;IF(OR(EXACT([.D270];&quot;C&quot;);EXACT([.D270];&quot;V&quot;));&quot;''&quot;;IF(EXACT([.D270];&quot;D&quot;);&quot;{}&quot;;IF(EXACT([.D270];&quot;L&quot;);&quot;.F.&quot;;IF(EXACT([.D27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0];&quot; = &quot;;[.L270])" office:value-type="string" office:string-value="cFrom = ''" calcext:value-type="string">
            <text:p>cFrom = ''</text:p>
          </table:table-cell>
          <table:table-cell table:style-name="ce23" table:formula="of:=CONCATENATE(&quot;    &quot;;[.M270])" office:value-type="string" office:string-value="    cFrom = ''" calcext:value-type="string">
            <text:p><text:s text:c="4"/>cFrom = ''</text:p>
          </table:table-cell>
          <table:table-cell table:style-name="ce23" table:formula="of:=CONCATENATE(&quot;            .&quot;;[.K270];&quot; = &quot;;[.C270])" office:value-type="string" office:string-value="            .cFrom = desde" calcext:value-type="string">
            <text:p><text:s text:c="12"/>.cFrom = desd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1];&quot; &quot;;[.D271];&quot;(&quot;;[.E271];IF(EXACT([.F271];&quot;&quot;);&quot;&quot;;CONCATENATE(&quot;,&quot;;[.F271]));&quot;), ;&quot;)" office:value-type="string" office:string-value="        hasta V(5), ;" calcext:value-type="string">
            <text:p><text:s text:c="8"/>hasta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Until</text:p>
          </table:table-cell>
          <table:table-cell table:style-name="ce23" table:formula="of:=CONCATENATE(IF(OR(EXACT([.D271];&quot;N&quot;);EXACT([.D271];&quot;I&quot;));&quot;n&quot;;IF(OR(EXACT([.D271];&quot;C&quot;);EXACT([.D271];&quot;V&quot;));&quot;c&quot;;IF(EXACT([.D271];&quot;D&quot;);&quot;d&quot;;IF(EXACT([.D271];&quot;L&quot;);&quot;l&quot;;IF(EXACT([.D271];&quot;M&quot;);&quot;c&quot;;&quot;ERROR&quot;)))));[.J271])" office:value-type="string" office:string-value="cUntil" calcext:value-type="string">
            <text:p>cUntil</text:p>
          </table:table-cell>
          <table:table-cell table:style-name="ce26" table:formula="of:=IF(OR(EXACT([.D271];&quot;N&quot;);EXACT([.D271];&quot;I&quot;));0;IF(OR(EXACT([.D271];&quot;C&quot;);EXACT([.D271];&quot;V&quot;));&quot;''&quot;;IF(EXACT([.D271];&quot;D&quot;);&quot;{}&quot;;IF(EXACT([.D271];&quot;L&quot;);&quot;.F.&quot;;IF(EXACT([.D27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1];&quot; = &quot;;[.L271])" office:value-type="string" office:string-value="cUntil = ''" calcext:value-type="string">
            <text:p>cUntil = ''</text:p>
          </table:table-cell>
          <table:table-cell table:style-name="ce23" table:formula="of:=CONCATENATE(&quot;    &quot;;[.M271])" office:value-type="string" office:string-value="    cUntil = ''" calcext:value-type="string">
            <text:p><text:s text:c="4"/>cUntil = ''</text:p>
          </table:table-cell>
          <table:table-cell table:style-name="ce23" table:formula="of:=CONCATENATE(&quot;            .&quot;;[.K271];&quot; = &quot;;[.C271])" office:value-type="string" office:string-value="            .cUntil = hasta" calcext:value-type="string">
            <text:p><text:s text:c="12"/>.cUntil = hasta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2];&quot; &quot;;[.D272];&quot;(&quot;;[.E272];IF(EXACT([.F272];&quot;&quot;);&quot;&quot;;CONCATENATE(&quot;,&quot;;[.F272]));&quot;), ;&quot;)" office:value-type="string" office:string-value="        signo C(1), ;" calcext:value-type="string">
            <text:p><text:s text:c="8"/>signo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Sign</text:p>
          </table:table-cell>
          <table:table-cell table:style-name="ce23" table:formula="of:=CONCATENATE(IF(OR(EXACT([.D272];&quot;N&quot;);EXACT([.D272];&quot;I&quot;));&quot;n&quot;;IF(OR(EXACT([.D272];&quot;C&quot;);EXACT([.D272];&quot;V&quot;));&quot;c&quot;;IF(EXACT([.D272];&quot;D&quot;);&quot;d&quot;;IF(EXACT([.D272];&quot;L&quot;);&quot;l&quot;;IF(EXACT([.D272];&quot;M&quot;);&quot;c&quot;;&quot;ERROR&quot;)))));[.J272])" office:value-type="string" office:string-value="cSign" calcext:value-type="string">
            <text:p>cSign</text:p>
          </table:table-cell>
          <table:table-cell table:style-name="ce26" table:formula="of:=IF(OR(EXACT([.D272];&quot;N&quot;);EXACT([.D272];&quot;I&quot;));0;IF(OR(EXACT([.D272];&quot;C&quot;);EXACT([.D272];&quot;V&quot;));&quot;''&quot;;IF(EXACT([.D272];&quot;D&quot;);&quot;{}&quot;;IF(EXACT([.D272];&quot;L&quot;);&quot;.F.&quot;;IF(EXACT([.D2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2];&quot; = &quot;;[.L272])" office:value-type="string" office:string-value="cSign = ''" calcext:value-type="string">
            <text:p>cSign = ''</text:p>
          </table:table-cell>
          <table:table-cell table:style-name="ce23" table:formula="of:=CONCATENATE(&quot;    &quot;;[.M272])" office:value-type="string" office:string-value="    cSign = ''" calcext:value-type="string">
            <text:p><text:s text:c="4"/>cSign = ''</text:p>
          </table:table-cell>
          <table:table-cell table:style-name="ce23" table:formula="of:=CONCATENATE(&quot;            .&quot;;[.K272];&quot; = &quot;;[.C272])" office:value-type="string" office:string-value="            .cSign = signo" calcext:value-type="string">
            <text:p><text:s text:c="12"/>.cSign = sign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_subgr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3];&quot; &quot;;[.D273];&quot;(&quot;;[.E273];IF(EXACT([.F273];&quot;&quot;);&quot;&quot;;CONCATENATE(&quot;,&quot;;[.F273]));&quot;), ;&quot;)" office:value-type="string" office:string-value="        tot_subgru C(1), ;" calcext:value-type="string">
            <text:p><text:s text:c="8"/>tot_subgru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TotSubgrou</text:p>
          </table:table-cell>
          <table:table-cell table:style-name="ce23" table:formula="of:=CONCATENATE(IF(OR(EXACT([.D273];&quot;N&quot;);EXACT([.D273];&quot;I&quot;));&quot;n&quot;;IF(OR(EXACT([.D273];&quot;C&quot;);EXACT([.D273];&quot;V&quot;));&quot;c&quot;;IF(EXACT([.D273];&quot;D&quot;);&quot;d&quot;;IF(EXACT([.D273];&quot;L&quot;);&quot;l&quot;;IF(EXACT([.D273];&quot;M&quot;);&quot;c&quot;;&quot;ERROR&quot;)))));[.J273])" office:value-type="string" office:string-value="cTotSubgrou" calcext:value-type="string">
            <text:p>cTotSubgrou</text:p>
          </table:table-cell>
          <table:table-cell table:style-name="ce26" table:formula="of:=IF(OR(EXACT([.D273];&quot;N&quot;);EXACT([.D273];&quot;I&quot;));0;IF(OR(EXACT([.D273];&quot;C&quot;);EXACT([.D273];&quot;V&quot;));&quot;''&quot;;IF(EXACT([.D273];&quot;D&quot;);&quot;{}&quot;;IF(EXACT([.D273];&quot;L&quot;);&quot;.F.&quot;;IF(EXACT([.D2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3];&quot; = &quot;;[.L273])" office:value-type="string" office:string-value="cTotSubgrou = ''" calcext:value-type="string">
            <text:p>cTotSubgrou = ''</text:p>
          </table:table-cell>
          <table:table-cell table:style-name="ce23" table:formula="of:=CONCATENATE(&quot;    &quot;;[.M273])" office:value-type="string" office:string-value="    cTotSubgrou = ''" calcext:value-type="string">
            <text:p><text:s text:c="4"/>cTotSubgrou = ''</text:p>
          </table:table-cell>
          <table:table-cell table:style-name="ce23" table:formula="of:=CONCATENATE(&quot;            .&quot;;[.K273];&quot; = &quot;;[.C273])" office:value-type="string" office:string-value="            .cTotSubgrou = tot_subgru" calcext:value-type="string">
            <text:p><text:s text:c="12"/>.cTotSubgrou = tot_subgru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doc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5];&quot; &quot;;[.D275];&quot;(&quot;;[.E275];IF(EXACT([.F275];&quot;&quot;);&quot;&quot;;CONCATENATE(&quot;,&quot;;[.F275]));&quot;), ;&quot;)" office:value-type="string" office:string-value="        tipodocu C(1), ;" calcext:value-type="string">
            <text:p><text:s text:c="8"/>tipodocu C(1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ocType</text:p>
          </table:table-cell>
          <table:table-cell table:style-name="ce23" table:formula="of:=CONCATENATE(IF(OR(EXACT([.D275];&quot;N&quot;);EXACT([.D275];&quot;I&quot;));&quot;n&quot;;IF(OR(EXACT([.D275];&quot;C&quot;);EXACT([.D275];&quot;V&quot;));&quot;c&quot;;IF(EXACT([.D275];&quot;D&quot;);&quot;d&quot;;IF(EXACT([.D275];&quot;L&quot;);&quot;l&quot;;IF(EXACT([.D275];&quot;M&quot;);&quot;c&quot;;&quot;ERROR&quot;)))));[.J275])" office:value-type="string" office:string-value="cDocType" calcext:value-type="string">
            <text:p>cDocType</text:p>
          </table:table-cell>
          <table:table-cell table:style-name="ce26" table:formula="of:=IF(OR(EXACT([.D275];&quot;N&quot;);EXACT([.D275];&quot;I&quot;));0;IF(OR(EXACT([.D275];&quot;C&quot;);EXACT([.D275];&quot;V&quot;));&quot;''&quot;;IF(EXACT([.D275];&quot;D&quot;);&quot;{}&quot;;IF(EXACT([.D275];&quot;L&quot;);&quot;.F.&quot;;IF(EXACT([.D27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5];&quot; = &quot;;[.L275])" office:value-type="string" office:string-value="cDocType = ''" calcext:value-type="string">
            <text:p>cDocType = ''</text:p>
          </table:table-cell>
          <table:table-cell table:style-name="ce23" table:formula="of:=CONCATENATE(&quot;    &quot;;[.M275])" office:value-type="string" office:string-value="    cDocType = ''" calcext:value-type="string">
            <text:p><text:s text:c="4"/>cDocType = ''</text:p>
          </table:table-cell>
          <table:table-cell table:style-name="ce23" table:formula="of:=CONCATENATE(&quot;            .&quot;;[.K275];&quot; = &quot;;[.C275])" office:value-type="string" office:string-value="            .cDocType = tipodocu" calcext:value-type="string">
            <text:p><text:s text:c="12"/>.cDocType = tipo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odocu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6];&quot; &quot;;[.D276];&quot;(&quot;;[.E276];IF(EXACT([.F276];&quot;&quot;);&quot;&quot;;CONCATENATE(&quot;,&quot;;[.F276]));&quot;), ;&quot;)" office:value-type="string" office:string-value="        nrodocu C(15), ;" calcext:value-type="string">
            <text:p><text:s text:c="8"/>nrodocu C(15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ocNum</text:p>
          </table:table-cell>
          <table:table-cell table:style-name="ce23" table:formula="of:=CONCATENATE(IF(OR(EXACT([.D276];&quot;N&quot;);EXACT([.D276];&quot;I&quot;));&quot;n&quot;;IF(OR(EXACT([.D276];&quot;C&quot;);EXACT([.D276];&quot;V&quot;));&quot;c&quot;;IF(EXACT([.D276];&quot;D&quot;);&quot;d&quot;;IF(EXACT([.D276];&quot;L&quot;);&quot;l&quot;;IF(EXACT([.D276];&quot;M&quot;);&quot;c&quot;;&quot;ERROR&quot;)))));[.J276])" office:value-type="string" office:string-value="cDocNum" calcext:value-type="string">
            <text:p>cDocNum</text:p>
          </table:table-cell>
          <table:table-cell table:style-name="ce26" table:formula="of:=IF(OR(EXACT([.D276];&quot;N&quot;);EXACT([.D276];&quot;I&quot;));0;IF(OR(EXACT([.D276];&quot;C&quot;);EXACT([.D276];&quot;V&quot;));&quot;''&quot;;IF(EXACT([.D276];&quot;D&quot;);&quot;{}&quot;;IF(EXACT([.D276];&quot;L&quot;);&quot;.F.&quot;;IF(EXACT([.D27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6];&quot; = &quot;;[.L276])" office:value-type="string" office:string-value="cDocNum = ''" calcext:value-type="string">
            <text:p>cDocNum = ''</text:p>
          </table:table-cell>
          <table:table-cell table:style-name="ce23" table:formula="of:=CONCATENATE(&quot;    &quot;;[.M276])" office:value-type="string" office:string-value="    cDocNum = ''" calcext:value-type="string">
            <text:p><text:s text:c="4"/>cDocNum = ''</text:p>
          </table:table-cell>
          <table:table-cell table:style-name="ce23" table:formula="of:=CONCATENATE(&quot;            .&quot;;[.K276];&quot; = &quot;;[.C276])" office:value-type="string" office:string-value="            .cDocNum = nrodocu" calcext:value-type="string">
            <text:p><text:s text:c="12"/>.cDocNum = nro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7];&quot; &quot;;[.D277];&quot;(&quot;;[.E277];IF(EXACT([.F277];&quot;&quot;);&quot;&quot;;CONCATENATE(&quot;,&quot;;[.F277]));&quot;), ;&quot;)" office:value-type="string" office:string-value="        proveedor N(5), ;" calcext:value-type="string">
            <text:p><text:s text:c="8"/>proveedor N(5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Supplier</text:p>
          </table:table-cell>
          <table:table-cell table:style-name="ce23" table:formula="of:=CONCATENATE(IF(OR(EXACT([.D277];&quot;N&quot;);EXACT([.D277];&quot;I&quot;));&quot;n&quot;;IF(OR(EXACT([.D277];&quot;C&quot;);EXACT([.D277];&quot;V&quot;));&quot;c&quot;;IF(EXACT([.D277];&quot;D&quot;);&quot;d&quot;;IF(EXACT([.D277];&quot;L&quot;);&quot;l&quot;;IF(EXACT([.D277];&quot;M&quot;);&quot;c&quot;;&quot;ERROR&quot;)))));[.J277])" office:value-type="string" office:string-value="nSupplier" calcext:value-type="string">
            <text:p>nSupplier</text:p>
          </table:table-cell>
          <table:table-cell table:style-name="ce26" table:formula="of:=IF(OR(EXACT([.D277];&quot;N&quot;);EXACT([.D277];&quot;I&quot;));0;IF(OR(EXACT([.D277];&quot;C&quot;);EXACT([.D277];&quot;V&quot;));&quot;''&quot;;IF(EXACT([.D277];&quot;D&quot;);&quot;{}&quot;;IF(EXACT([.D277];&quot;L&quot;);&quot;.F.&quot;;IF(EXACT([.D277];&quot;M&quot;);&quot;''&quot;;&quot;ERROR&quot;)))))" office:value-type="float" office:value="0" calcext:value-type="float">
            <text:p>0</text:p>
          </table:table-cell>
          <table:table-cell table:style-name="ce23" table:formula="of:=CONCATENATE([.K277];&quot; = &quot;;[.L277])" office:value-type="string" office:string-value="nSupplier = 0" calcext:value-type="string">
            <text:p>nSupplier = 0</text:p>
          </table:table-cell>
          <table:table-cell table:style-name="ce23" table:formula="of:=CONCATENATE(&quot;    &quot;;[.M277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77];&quot; = &quot;;[.C277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docu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78];&quot; &quot;;[.D278];&quot;(&quot;;[.E278];IF(EXACT([.F278];&quot;&quot;);&quot;&quot;;CONCATENATE(&quot;,&quot;;[.F278]));&quot;), ;&quot;)" office:value-type="string" office:string-value="        fechadocu D(8), ;" calcext:value-type="string">
            <text:p><text:s text:c="8"/>fechadocu D(8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ocDate</text:p>
          </table:table-cell>
          <table:table-cell table:style-name="ce23" table:formula="of:=CONCATENATE(IF(OR(EXACT([.D278];&quot;N&quot;);EXACT([.D278];&quot;I&quot;));&quot;n&quot;;IF(OR(EXACT([.D278];&quot;C&quot;);EXACT([.D278];&quot;V&quot;));&quot;c&quot;;IF(EXACT([.D278];&quot;D&quot;);&quot;d&quot;;IF(EXACT([.D278];&quot;L&quot;);&quot;l&quot;;IF(EXACT([.D278];&quot;M&quot;);&quot;c&quot;;&quot;ERROR&quot;)))));[.J278])" office:value-type="string" office:string-value="dDocDate" calcext:value-type="string">
            <text:p>dDocDate</text:p>
          </table:table-cell>
          <table:table-cell table:style-name="ce26" table:formula="of:=IF(OR(EXACT([.D278];&quot;N&quot;);EXACT([.D278];&quot;I&quot;));0;IF(OR(EXACT([.D278];&quot;C&quot;);EXACT([.D278];&quot;V&quot;));&quot;''&quot;;IF(EXACT([.D278];&quot;D&quot;);&quot;{}&quot;;IF(EXACT([.D278];&quot;L&quot;);&quot;.F.&quot;;IF(EXACT([.D27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78];&quot; = &quot;;[.L278])" office:value-type="string" office:string-value="dDocDate = {}" calcext:value-type="string">
            <text:p>dDocDate = {}</text:p>
          </table:table-cell>
          <table:table-cell table:style-name="ce23" table:formula="of:=CONCATENATE(&quot;    &quot;;[.M278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78];&quot; = &quot;;[.C278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vis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79];&quot; &quot;;[.D279];&quot;(&quot;;[.E279];IF(EXACT([.F279];&quot;&quot;);&quot;&quot;;CONCATENATE(&quot;,&quot;;[.F279]));&quot;), ;&quot;)" office:value-type="string" office:string-value="        divisa N(4), ;" calcext:value-type="string">
            <text:p><text:s text:c="8"/>divisa N(4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Currency</text:p>
          </table:table-cell>
          <table:table-cell table:style-name="ce23" table:formula="of:=CONCATENATE(IF(OR(EXACT([.D279];&quot;N&quot;);EXACT([.D279];&quot;I&quot;));&quot;n&quot;;IF(OR(EXACT([.D279];&quot;C&quot;);EXACT([.D279];&quot;V&quot;));&quot;c&quot;;IF(EXACT([.D279];&quot;D&quot;);&quot;d&quot;;IF(EXACT([.D279];&quot;L&quot;);&quot;l&quot;;IF(EXACT([.D279];&quot;M&quot;);&quot;c&quot;;&quot;ERROR&quot;)))));[.J279])" office:value-type="string" office:string-value="nCurrency" calcext:value-type="string">
            <text:p>nCurrency</text:p>
          </table:table-cell>
          <table:table-cell table:style-name="ce26" table:formula="of:=IF(OR(EXACT([.D279];&quot;N&quot;);EXACT([.D279];&quot;I&quot;));0;IF(OR(EXACT([.D279];&quot;C&quot;);EXACT([.D279];&quot;V&quot;));&quot;''&quot;;IF(EXACT([.D279];&quot;D&quot;);&quot;{}&quot;;IF(EXACT([.D279];&quot;L&quot;);&quot;.F.&quot;;IF(EXACT([.D279];&quot;M&quot;);&quot;''&quot;;&quot;ERROR&quot;)))))" office:value-type="float" office:value="0" calcext:value-type="float">
            <text:p>0</text:p>
          </table:table-cell>
          <table:table-cell table:style-name="ce23" table:formula="of:=CONCATENATE([.K279];&quot; = &quot;;[.L279])" office:value-type="string" office:string-value="nCurrency = 0" calcext:value-type="string">
            <text:p>nCurrency = 0</text:p>
          </table:table-cell>
          <table:table-cell table:style-name="ce23" table:formula="of:=CONCATENATE(&quot;    &quot;;[.M27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79];&quot; = &quot;;[.C279])" office:value-type="string" office:string-value="            .nCurrency = divisa" calcext:value-type="string">
            <text:p><text:s text:c="12"/>.nCurrency = divisa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es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80];&quot; &quot;;[.D280];&quot;(&quot;;[.E280];IF(EXACT([.F280];&quot;&quot;);&quot;&quot;;CONCATENATE(&quot;,&quot;;[.F280]));&quot;), ;&quot;)" office:value-type="string" office:string-value="        decimales N(2), ;" calcext:value-type="string">
            <text:p><text:s text:c="8"/>decimales N(2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Decimals</text:p>
          </table:table-cell>
          <table:table-cell table:style-name="ce23" table:formula="of:=CONCATENATE(IF(OR(EXACT([.D280];&quot;N&quot;);EXACT([.D280];&quot;I&quot;));&quot;n&quot;;IF(OR(EXACT([.D280];&quot;C&quot;);EXACT([.D280];&quot;V&quot;));&quot;c&quot;;IF(EXACT([.D280];&quot;D&quot;);&quot;d&quot;;IF(EXACT([.D280];&quot;L&quot;);&quot;l&quot;;IF(EXACT([.D280];&quot;M&quot;);&quot;c&quot;;&quot;ERROR&quot;)))));[.J280])" office:value-type="string" office:string-value="nDecimals" calcext:value-type="string">
            <text:p>nDecimals</text:p>
          </table:table-cell>
          <table:table-cell table:style-name="ce26" table:formula="of:=IF(OR(EXACT([.D280];&quot;N&quot;);EXACT([.D280];&quot;I&quot;));0;IF(OR(EXACT([.D280];&quot;C&quot;);EXACT([.D280];&quot;V&quot;));&quot;''&quot;;IF(EXACT([.D280];&quot;D&quot;);&quot;{}&quot;;IF(EXACT([.D280];&quot;L&quot;);&quot;.F.&quot;;IF(EXACT([.D280];&quot;M&quot;);&quot;''&quot;;&quot;ERROR&quot;)))))" office:value-type="float" office:value="0" calcext:value-type="float">
            <text:p>0</text:p>
          </table:table-cell>
          <table:table-cell table:style-name="ce23" table:formula="of:=CONCATENATE([.K280];&quot; = &quot;;[.L280])" office:value-type="string" office:string-value="nDecimals = 0" calcext:value-type="string">
            <text:p>nDecimals = 0</text:p>
          </table:table-cell>
          <table:table-cell table:style-name="ce23" table:formula="of:=CONCATENATE(&quot;    &quot;;[.M280])" office:value-type="string" office:string-value="    nDecimals = 0" calcext:value-type="string">
            <text:p><text:s text:c="4"/>nDecimals = 0</text:p>
          </table:table-cell>
          <table:table-cell table:style-name="ce23" table:formula="of:=CONCATENATE(&quot;            .&quot;;[.K280];&quot; = &quot;;[.C280])" office:value-type="string" office:string-value="            .nDecimals = decimales" calcext:value-type="string">
            <text:p><text:s text:c="12"/>.nDecimals = decimales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bio_adu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1];&quot; &quot;;[.D281];&quot;(&quot;;[.E281];IF(EXACT([.F281];&quot;&quot;);&quot;&quot;;CONCATENATE(&quot;,&quot;;[.F281]));&quot;), ;&quot;)" office:value-type="string" office:string-value="        cambio_adu N(11,4), ;" calcext:value-type="string">
            <text:p><text:s text:c="8"/>cambio_adu N(11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CuExchRate</text:p>
          </table:table-cell>
          <table:table-cell table:style-name="ce23" table:formula="of:=CONCATENATE(IF(OR(EXACT([.D281];&quot;N&quot;);EXACT([.D281];&quot;I&quot;));&quot;n&quot;;IF(OR(EXACT([.D281];&quot;C&quot;);EXACT([.D281];&quot;V&quot;));&quot;c&quot;;IF(EXACT([.D281];&quot;D&quot;);&quot;d&quot;;IF(EXACT([.D281];&quot;L&quot;);&quot;l&quot;;IF(EXACT([.D281];&quot;M&quot;);&quot;c&quot;;&quot;ERROR&quot;)))));[.J281])" office:value-type="string" office:string-value="nCuExchRate" calcext:value-type="string">
            <text:p>nCuExchRate</text:p>
          </table:table-cell>
          <table:table-cell table:style-name="ce26" table:formula="of:=IF(OR(EXACT([.D281];&quot;N&quot;);EXACT([.D281];&quot;I&quot;));0;IF(OR(EXACT([.D281];&quot;C&quot;);EXACT([.D281];&quot;V&quot;));&quot;''&quot;;IF(EXACT([.D281];&quot;D&quot;);&quot;{}&quot;;IF(EXACT([.D281];&quot;L&quot;);&quot;.F.&quot;;IF(EXACT([.D281];&quot;M&quot;);&quot;''&quot;;&quot;ERROR&quot;)))))" office:value-type="float" office:value="0" calcext:value-type="float">
            <text:p>0</text:p>
          </table:table-cell>
          <table:table-cell table:style-name="ce23" table:formula="of:=CONCATENATE([.K281];&quot; = &quot;;[.L281])" office:value-type="string" office:string-value="nCuExchRate = 0" calcext:value-type="string">
            <text:p>nCuExchRate = 0</text:p>
          </table:table-cell>
          <table:table-cell table:style-name="ce23" table:formula="of:=CONCATENATE(&quot;    &quot;;[.M281])" office:value-type="string" office:string-value="    nCuExchRate = 0" calcext:value-type="string">
            <text:p><text:s text:c="4"/>nCuExchRate = 0</text:p>
          </table:table-cell>
          <table:table-cell table:style-name="ce23" table:formula="of:=CONCATENATE(&quot;            .&quot;;[.K281];&quot; = &quot;;[.C281])" office:value-type="string" office:string-value="            .nCuExchRate = cambio_adu" calcext:value-type="string">
            <text:p><text:s text:c="12"/>.nCuExchRate = cambio_adu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bio_gto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2];&quot; &quot;;[.D282];&quot;(&quot;;[.E282];IF(EXACT([.F282];&quot;&quot;);&quot;&quot;;CONCATENATE(&quot;,&quot;;[.F282]));&quot;), ;&quot;)" office:value-type="string" office:string-value="        cambio_gto N(11,4), ;" calcext:value-type="string">
            <text:p><text:s text:c="8"/>cambio_gto N(11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ExExchRate</text:p>
          </table:table-cell>
          <table:table-cell table:style-name="ce23" table:formula="of:=CONCATENATE(IF(OR(EXACT([.D282];&quot;N&quot;);EXACT([.D282];&quot;I&quot;));&quot;n&quot;;IF(OR(EXACT([.D282];&quot;C&quot;);EXACT([.D282];&quot;V&quot;));&quot;c&quot;;IF(EXACT([.D282];&quot;D&quot;);&quot;d&quot;;IF(EXACT([.D282];&quot;L&quot;);&quot;l&quot;;IF(EXACT([.D282];&quot;M&quot;);&quot;c&quot;;&quot;ERROR&quot;)))));[.J282])" office:value-type="string" office:string-value="nExExchRate" calcext:value-type="string">
            <text:p>nExExchRate</text:p>
          </table:table-cell>
          <table:table-cell table:style-name="ce26" table:formula="of:=IF(OR(EXACT([.D282];&quot;N&quot;);EXACT([.D282];&quot;I&quot;));0;IF(OR(EXACT([.D282];&quot;C&quot;);EXACT([.D282];&quot;V&quot;));&quot;''&quot;;IF(EXACT([.D282];&quot;D&quot;);&quot;{}&quot;;IF(EXACT([.D282];&quot;L&quot;);&quot;.F.&quot;;IF(EXACT([.D282];&quot;M&quot;);&quot;''&quot;;&quot;ERROR&quot;)))))" office:value-type="float" office:value="0" calcext:value-type="float">
            <text:p>0</text:p>
          </table:table-cell>
          <table:table-cell table:style-name="ce23" table:formula="of:=CONCATENATE([.K282];&quot; = &quot;;[.L282])" office:value-type="string" office:string-value="nExExchRate = 0" calcext:value-type="string">
            <text:p>nExExchRate = 0</text:p>
          </table:table-cell>
          <table:table-cell table:style-name="ce23" table:formula="of:=CONCATENATE(&quot;    &quot;;[.M282])" office:value-type="string" office:string-value="    nExExchRate = 0" calcext:value-type="string">
            <text:p><text:s text:c="4"/>nExExchRate = 0</text:p>
          </table:table-cell>
          <table:table-cell table:style-name="ce23" table:formula="of:=CONCATENATE(&quot;            .&quot;;[.K282];&quot; = &quot;;[.C282])" office:value-type="string" office:string-value="            .nExExchRate = cambio_gto" calcext:value-type="string">
            <text:p><text:s text:c="12"/>.nExExchRate = cambio_gto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bio_vta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3];&quot; &quot;;[.D283];&quot;(&quot;;[.E283];IF(EXACT([.F283];&quot;&quot;);&quot;&quot;;CONCATENATE(&quot;,&quot;;[.F283]));&quot;), ;&quot;)" office:value-type="string" office:string-value="        cambio_vta N(11,4), ;" calcext:value-type="string">
            <text:p><text:s text:c="8"/>cambio_vta N(11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SaExchRate</text:p>
          </table:table-cell>
          <table:table-cell table:style-name="ce23" table:formula="of:=CONCATENATE(IF(OR(EXACT([.D283];&quot;N&quot;);EXACT([.D283];&quot;I&quot;));&quot;n&quot;;IF(OR(EXACT([.D283];&quot;C&quot;);EXACT([.D283];&quot;V&quot;));&quot;c&quot;;IF(EXACT([.D283];&quot;D&quot;);&quot;d&quot;;IF(EXACT([.D283];&quot;L&quot;);&quot;l&quot;;IF(EXACT([.D283];&quot;M&quot;);&quot;c&quot;;&quot;ERROR&quot;)))));[.J283])" office:value-type="string" office:string-value="nSaExchRate" calcext:value-type="string">
            <text:p>nSaExchRate</text:p>
          </table:table-cell>
          <table:table-cell table:style-name="ce26" table:formula="of:=IF(OR(EXACT([.D283];&quot;N&quot;);EXACT([.D283];&quot;I&quot;));0;IF(OR(EXACT([.D283];&quot;C&quot;);EXACT([.D283];&quot;V&quot;));&quot;''&quot;;IF(EXACT([.D283];&quot;D&quot;);&quot;{}&quot;;IF(EXACT([.D283];&quot;L&quot;);&quot;.F.&quot;;IF(EXACT([.D283];&quot;M&quot;);&quot;''&quot;;&quot;ERROR&quot;)))))" office:value-type="float" office:value="0" calcext:value-type="float">
            <text:p>0</text:p>
          </table:table-cell>
          <table:table-cell table:style-name="ce23" table:formula="of:=CONCATENATE([.K283];&quot; = &quot;;[.L283])" office:value-type="string" office:string-value="nSaExchRate = 0" calcext:value-type="string">
            <text:p>nSaExchRate = 0</text:p>
          </table:table-cell>
          <table:table-cell table:style-name="ce23" table:formula="of:=CONCATENATE(&quot;    &quot;;[.M283])" office:value-type="string" office:string-value="    nSaExchRate = 0" calcext:value-type="string">
            <text:p><text:s text:c="4"/>nSaExchRate = 0</text:p>
          </table:table-cell>
          <table:table-cell table:style-name="ce23" table:formula="of:=CONCATENATE(&quot;            .&quot;;[.K283];&quot; = &quot;;[.C283])" office:value-type="string" office:string-value="            .nSaExchRate = cambio_vta" calcext:value-type="string">
            <text:p><text:s text:c="12"/>.nSaExchRate = cambio_vta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84];&quot; &quot;;[.D284];&quot;(&quot;;[.E284];IF(EXACT([.F284];&quot;&quot;);&quot;&quot;;CONCATENATE(&quot;,&quot;;[.F284]));&quot;), ;&quot;)" office:value-type="string" office:string-value="        almacen N(4), ;" calcext:value-type="string">
            <text:p><text:s text:c="8"/>almacen N(4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Warehouse</text:p>
          </table:table-cell>
          <table:table-cell table:style-name="ce23" table:formula="of:=CONCATENATE(IF(OR(EXACT([.D284];&quot;N&quot;);EXACT([.D284];&quot;I&quot;));&quot;n&quot;;IF(OR(EXACT([.D284];&quot;C&quot;);EXACT([.D284];&quot;V&quot;));&quot;c&quot;;IF(EXACT([.D284];&quot;D&quot;);&quot;d&quot;;IF(EXACT([.D284];&quot;L&quot;);&quot;l&quot;;IF(EXACT([.D284];&quot;M&quot;);&quot;c&quot;;&quot;ERROR&quot;)))));[.J284])" office:value-type="string" office:string-value="nWarehouse" calcext:value-type="string">
            <text:p>nWarehouse</text:p>
          </table:table-cell>
          <table:table-cell table:style-name="ce26" table:formula="of:=IF(OR(EXACT([.D284];&quot;N&quot;);EXACT([.D284];&quot;I&quot;));0;IF(OR(EXACT([.D284];&quot;C&quot;);EXACT([.D284];&quot;V&quot;));&quot;''&quot;;IF(EXACT([.D284];&quot;D&quot;);&quot;{}&quot;;IF(EXACT([.D284];&quot;L&quot;);&quot;.F.&quot;;IF(EXACT([.D284];&quot;M&quot;);&quot;''&quot;;&quot;ERROR&quot;)))))" office:value-type="float" office:value="0" calcext:value-type="float">
            <text:p>0</text:p>
          </table:table-cell>
          <table:table-cell table:style-name="ce23" table:formula="of:=CONCATENATE([.K284];&quot; = &quot;;[.L284])" office:value-type="string" office:string-value="nWarehouse = 0" calcext:value-type="string">
            <text:p>nWarehouse = 0</text:p>
          </table:table-cell>
          <table:table-cell table:style-name="ce23" table:formula="of:=CONCATENATE(&quot;    &quot;;[.M284])" office:value-type="string" office:string-value="    nWarehouse = 0" calcext:value-type="string">
            <text:p><text:s text:c="4"/>nWarehouse = 0</text:p>
          </table:table-cell>
          <table:table-cell table:style-name="ce23" table:formula="of:=CONCATENATE(&quot;            .&quot;;[.K284];&quot; = &quot;;[.C284])" office:value-type="string" office:string-value="            .nWarehouse = almacen" calcext:value-type="string">
            <text:p><text:s text:c="12"/>.nWarehouse = almacen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5];&quot; &quot;;[.D285];&quot;(&quot;;[.E285];IF(EXACT([.F285];&quot;&quot;);&quot;&quot;;CONCATENATE(&quot;,&quot;;[.F285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IF(OR(EXACT([.D285];&quot;N&quot;);EXACT([.D285];&quot;I&quot;));&quot;n&quot;;IF(OR(EXACT([.D285];&quot;C&quot;);EXACT([.D285];&quot;V&quot;));&quot;c&quot;;IF(EXACT([.D285];&quot;D&quot;);&quot;d&quot;;IF(EXACT([.D285];&quot;L&quot;);&quot;l&quot;;IF(EXACT([.D285];&quot;M&quot;);&quot;c&quot;;&quot;ERROR&quot;)))));[.J285])" office:value-type="string" office:string-value="nDiscPct" calcext:value-type="string">
            <text:p>nDiscPct</text:p>
          </table:table-cell>
          <table:table-cell table:style-name="ce26" table:formula="of:=IF(OR(EXACT([.D285];&quot;N&quot;);EXACT([.D285];&quot;I&quot;));0;IF(OR(EXACT([.D285];&quot;C&quot;);EXACT([.D285];&quot;V&quot;));&quot;''&quot;;IF(EXACT([.D285];&quot;D&quot;);&quot;{}&quot;;IF(EXACT([.D285];&quot;L&quot;);&quot;.F.&quot;;IF(EXACT([.D285];&quot;M&quot;);&quot;''&quot;;&quot;ERROR&quot;)))))" office:value-type="float" office:value="0" calcext:value-type="float">
            <text:p>0</text:p>
          </table:table-cell>
          <table:table-cell table:style-name="ce23" table:formula="of:=CONCATENATE([.K285];&quot; = &quot;;[.L285])" office:value-type="string" office:string-value="nDiscPct = 0" calcext:value-type="string">
            <text:p>nDiscPct = 0</text:p>
          </table:table-cell>
          <table:table-cell table:style-name="ce23" table:formula="of:=CONCATENATE(&quot;    &quot;;[.M285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85];&quot; = &quot;;[.C285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6];&quot; &quot;;[.D286];&quot;(&quot;;[.E286];IF(EXACT([.F286];&quot;&quot;);&quot;&quot;;CONCATENATE(&quot;,&quot;;[.F286]));&quot;), ;&quot;)" office:value-type="string" office:string-value="        importdesc N(12,2), ;" calcext:value-type="string">
            <text:p><text:s text:c="8"/>importdesc N(12,2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IF(OR(EXACT([.D286];&quot;N&quot;);EXACT([.D286];&quot;I&quot;));&quot;n&quot;;IF(OR(EXACT([.D286];&quot;C&quot;);EXACT([.D286];&quot;V&quot;));&quot;c&quot;;IF(EXACT([.D286];&quot;D&quot;);&quot;d&quot;;IF(EXACT([.D286];&quot;L&quot;);&quot;l&quot;;IF(EXACT([.D286];&quot;M&quot;);&quot;c&quot;;&quot;ERROR&quot;)))));[.J286])" office:value-type="string" office:string-value="nDiscAmt" calcext:value-type="string">
            <text:p>nDiscAmt</text:p>
          </table:table-cell>
          <table:table-cell table:style-name="ce26" table:formula="of:=IF(OR(EXACT([.D286];&quot;N&quot;);EXACT([.D286];&quot;I&quot;));0;IF(OR(EXACT([.D286];&quot;C&quot;);EXACT([.D286];&quot;V&quot;));&quot;''&quot;;IF(EXACT([.D286];&quot;D&quot;);&quot;{}&quot;;IF(EXACT([.D286];&quot;L&quot;);&quot;.F.&quot;;IF(EXACT([.D286];&quot;M&quot;);&quot;''&quot;;&quot;ERROR&quot;)))))" office:value-type="float" office:value="0" calcext:value-type="float">
            <text:p>0</text:p>
          </table:table-cell>
          <table:table-cell table:style-name="ce23" table:formula="of:=CONCATENATE([.K286];&quot; = &quot;;[.L286])" office:value-type="string" office:string-value="nDiscAmt = 0" calcext:value-type="string">
            <text:p>nDiscAmt = 0</text:p>
          </table:table-cell>
          <table:table-cell table:style-name="ce23" table:formula="of:=CONCATENATE(&quot;    &quot;;[.M286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86];&quot; = &quot;;[.C286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87];&quot; &quot;;[.D287];&quot;(&quot;;[.E287];IF(EXACT([.F287];&quot;&quot;);&quot;&quot;;CONCATENATE(&quot;,&quot;;[.F287]));&quot;), ;&quot;)" office:value-type="string" office:string-value="        descuento N(8,4), ;" calcext:value-type="string">
            <text:p><text:s text:c="8"/>descuento N(8,4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IF(OR(EXACT([.D287];&quot;N&quot;);EXACT([.D287];&quot;I&quot;));&quot;n&quot;;IF(OR(EXACT([.D287];&quot;C&quot;);EXACT([.D287];&quot;V&quot;));&quot;c&quot;;IF(EXACT([.D287];&quot;D&quot;);&quot;d&quot;;IF(EXACT([.D287];&quot;L&quot;);&quot;l&quot;;IF(EXACT([.D287];&quot;M&quot;);&quot;c&quot;;&quot;ERROR&quot;)))));[.J287])" office:value-type="string" office:string-value="nDiscount" calcext:value-type="string">
            <text:p>nDiscount</text:p>
          </table:table-cell>
          <table:table-cell table:style-name="ce26" table:formula="of:=IF(OR(EXACT([.D287];&quot;N&quot;);EXACT([.D287];&quot;I&quot;));0;IF(OR(EXACT([.D287];&quot;C&quot;);EXACT([.D287];&quot;V&quot;));&quot;''&quot;;IF(EXACT([.D287];&quot;D&quot;);&quot;{}&quot;;IF(EXACT([.D287];&quot;L&quot;);&quot;.F.&quot;;IF(EXACT([.D287];&quot;M&quot;);&quot;''&quot;;&quot;ERROR&quot;)))))" office:value-type="float" office:value="0" calcext:value-type="float">
            <text:p>0</text:p>
          </table:table-cell>
          <table:table-cell table:style-name="ce23" table:formula="of:=CONCATENATE([.K287];&quot; = &quot;;[.L287])" office:value-type="string" office:string-value="nDiscount = 0" calcext:value-type="string">
            <text:p>nDiscount = 0</text:p>
          </table:table-cell>
          <table:table-cell table:style-name="ce23" table:formula="of:=CONCATENATE(&quot;    &quot;;[.M287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87];&quot; = &quot;;[.C287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to_gas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8];&quot; &quot;;[.D288];&quot;(&quot;;[.E288];IF(EXACT([.F288];&quot;&quot;);&quot;&quot;;CONCATENATE(&quot;,&quot;;[.F288]));&quot;), ;&quot;)" office:value-type="string" office:string-value="        monto_gast N(12,2), ;" calcext:value-type="string">
            <text:p><text:s text:c="8"/>monto_gast N(12,2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ExpenseAmt</text:p>
          </table:table-cell>
          <table:table-cell table:style-name="ce23" table:formula="of:=CONCATENATE(IF(OR(EXACT([.D288];&quot;N&quot;);EXACT([.D288];&quot;I&quot;));&quot;n&quot;;IF(OR(EXACT([.D288];&quot;C&quot;);EXACT([.D288];&quot;V&quot;));&quot;c&quot;;IF(EXACT([.D288];&quot;D&quot;);&quot;d&quot;;IF(EXACT([.D288];&quot;L&quot;);&quot;l&quot;;IF(EXACT([.D288];&quot;M&quot;);&quot;c&quot;;&quot;ERROR&quot;)))));[.J288])" office:value-type="string" office:string-value="nExpenseAmt" calcext:value-type="string">
            <text:p>nExpenseAmt</text:p>
          </table:table-cell>
          <table:table-cell table:style-name="ce26" table:formula="of:=IF(OR(EXACT([.D288];&quot;N&quot;);EXACT([.D288];&quot;I&quot;));0;IF(OR(EXACT([.D288];&quot;C&quot;);EXACT([.D288];&quot;V&quot;));&quot;''&quot;;IF(EXACT([.D288];&quot;D&quot;);&quot;{}&quot;;IF(EXACT([.D288];&quot;L&quot;);&quot;.F.&quot;;IF(EXACT([.D288];&quot;M&quot;);&quot;''&quot;;&quot;ERROR&quot;)))))" office:value-type="float" office:value="0" calcext:value-type="float">
            <text:p>0</text:p>
          </table:table-cell>
          <table:table-cell table:style-name="ce23" table:formula="of:=CONCATENATE([.K288];&quot; = &quot;;[.L288])" office:value-type="string" office:string-value="nExpenseAmt = 0" calcext:value-type="string">
            <text:p>nExpenseAmt = 0</text:p>
          </table:table-cell>
          <table:table-cell table:style-name="ce23" table:formula="of:=CONCATENATE(&quot;    &quot;;[.M288])" office:value-type="string" office:string-value="    nExpenseAmt = 0" calcext:value-type="string">
            <text:p><text:s text:c="4"/>nExpenseAmt = 0</text:p>
          </table:table-cell>
          <table:table-cell table:style-name="ce23" table:formula="of:=CONCATENATE(&quot;            .&quot;;[.K288];&quot; = &quot;;[.C288])" office:value-type="string" office:string-value="            .nExpenseAmt = monto_gast" calcext:value-type="string">
            <text:p><text:s text:c="12"/>.nExpenseAmt = monto_gast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89];&quot; &quot;;[.D289];&quot;(&quot;;[.E289];IF(EXACT([.F289];&quot;&quot;);&quot;&quot;;CONCATENATE(&quot;,&quot;;[.F289]));&quot;), ;&quot;)" office:value-type="string" office:string-value="        monto_fact N(12,2), ;" calcext:value-type="string">
            <text:p><text:s text:c="8"/>monto_fact N(12,2), ;</text:p>
          </table:table-cell>
          <table:table-cell office:value-type="string" calcext:value-type="string">
            <text:p>_import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IF(OR(EXACT([.D289];&quot;N&quot;);EXACT([.D289];&quot;I&quot;));&quot;n&quot;;IF(OR(EXACT([.D289];&quot;C&quot;);EXACT([.D289];&quot;V&quot;));&quot;c&quot;;IF(EXACT([.D289];&quot;D&quot;);&quot;d&quot;;IF(EXACT([.D289];&quot;L&quot;);&quot;l&quot;;IF(EXACT([.D289];&quot;M&quot;);&quot;c&quot;;&quot;ERROR&quot;)))));[.J289])" office:value-type="string" office:string-value="nInvoiceAmt" calcext:value-type="string">
            <text:p>nInvoiceAmt</text:p>
          </table:table-cell>
          <table:table-cell table:style-name="ce26" table:formula="of:=IF(OR(EXACT([.D289];&quot;N&quot;);EXACT([.D289];&quot;I&quot;));0;IF(OR(EXACT([.D289];&quot;C&quot;);EXACT([.D289];&quot;V&quot;));&quot;''&quot;;IF(EXACT([.D289];&quot;D&quot;);&quot;{}&quot;;IF(EXACT([.D289];&quot;L&quot;);&quot;.F.&quot;;IF(EXACT([.D289];&quot;M&quot;);&quot;''&quot;;&quot;ERROR&quot;)))))" office:value-type="float" office:value="0" calcext:value-type="float">
            <text:p>0</text:p>
          </table:table-cell>
          <table:table-cell table:style-name="ce23" table:formula="of:=CONCATENATE([.K289];&quot; = &quot;;[.L289])" office:value-type="string" office:string-value="nInvoiceAmt = 0" calcext:value-type="string">
            <text:p>nInvoiceAmt = 0</text:p>
          </table:table-cell>
          <table:table-cell table:style-name="ce23" table:formula="of:=CONCATENATE(&quot;    &quot;;[.M289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89];&quot; = &quot;;[.C289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office:value-type="string" calcext:value-type="string">
            <text:p>cabei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to_pago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90];&quot; &quot;;[.D290];&quot;(&quot;;[.E290];IF(EXACT([.F290];&quot;&quot;);&quot;&quot;;CONCATENATE(&quot;,&quot;;[.F290]));&quot;), ;&quot;)" office:value-type="string" office:string-value="        monto_pago N(12,2), ;" calcext:value-type="string">
            <text:p><text:s text:c="8"/>monto_pago N(12,2), ;</text:p>
          </table:table-cell>
          <table:table-cell office:value-type="string" calcext:value-type="string">
            <text:p>_import</text:p>
          </table:table-cell>
          <table:table-cell office:value-type="string" calcext:value-type="string">
            <text:p>PaymentAmt</text:p>
          </table:table-cell>
          <table:table-cell table:style-name="ce23" table:formula="of:=CONCATENATE(IF(OR(EXACT([.D290];&quot;N&quot;);EXACT([.D290];&quot;I&quot;));&quot;n&quot;;IF(OR(EXACT([.D290];&quot;C&quot;);EXACT([.D290];&quot;V&quot;));&quot;c&quot;;IF(EXACT([.D290];&quot;D&quot;);&quot;d&quot;;IF(EXACT([.D290];&quot;L&quot;);&quot;l&quot;;IF(EXACT([.D290];&quot;M&quot;);&quot;c&quot;;&quot;ERROR&quot;)))));[.J290])" office:value-type="string" office:string-value="nPaymentAmt" calcext:value-type="string">
            <text:p>nPaymentAmt</text:p>
          </table:table-cell>
          <table:table-cell table:style-name="ce26" table:formula="of:=IF(OR(EXACT([.D290];&quot;N&quot;);EXACT([.D290];&quot;I&quot;));0;IF(OR(EXACT([.D290];&quot;C&quot;);EXACT([.D290];&quot;V&quot;));&quot;''&quot;;IF(EXACT([.D290];&quot;D&quot;);&quot;{}&quot;;IF(EXACT([.D290];&quot;L&quot;);&quot;.F.&quot;;IF(EXACT([.D290];&quot;M&quot;);&quot;''&quot;;&quot;ERROR&quot;)))))" office:value-type="float" office:value="0" calcext:value-type="float">
            <text:p>0</text:p>
          </table:table-cell>
          <table:table-cell table:style-name="ce23" table:formula="of:=CONCATENATE([.K290];&quot; = &quot;;[.L290])" office:value-type="string" office:string-value="nPaymentAmt = 0" calcext:value-type="string">
            <text:p>nPaymentAmt = 0</text:p>
          </table:table-cell>
          <table:table-cell table:style-name="ce23" table:formula="of:=CONCATENATE(&quot;    &quot;;[.M290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90];&quot; = &quot;;[.C290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bo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92];&quot; &quot;;[.D292];&quot;(&quot;;[.E292];IF(EXACT([.F292];&quot;&quot;);&quot;&quot;;CONCATENATE(&quot;,&quot;;[.F292]));&quot;), ;&quot;)" office:value-type="string" office:string-value="        tipobole N(1), ;" calcext:value-type="string">
            <text:p><text:s text:c="8"/>tipobole N(1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SlipType</text:p>
          </table:table-cell>
          <table:table-cell table:style-name="ce23" table:formula="of:=CONCATENATE(IF(OR(EXACT([.D292];&quot;N&quot;);EXACT([.D292];&quot;I&quot;));&quot;n&quot;;IF(OR(EXACT([.D292];&quot;C&quot;);EXACT([.D292];&quot;V&quot;));&quot;c&quot;;IF(EXACT([.D292];&quot;D&quot;);&quot;d&quot;;IF(EXACT([.D292];&quot;L&quot;);&quot;l&quot;;IF(EXACT([.D292];&quot;M&quot;);&quot;c&quot;;&quot;ERROR&quot;)))));[.J292])" office:value-type="string" office:string-value="nSlipType" calcext:value-type="string">
            <text:p>nSlipType</text:p>
          </table:table-cell>
          <table:table-cell table:style-name="ce26" table:formula="of:=IF(OR(EXACT([.D292];&quot;N&quot;);EXACT([.D292];&quot;I&quot;));0;IF(OR(EXACT([.D292];&quot;C&quot;);EXACT([.D292];&quot;V&quot;));&quot;''&quot;;IF(EXACT([.D292];&quot;D&quot;);&quot;{}&quot;;IF(EXACT([.D292];&quot;L&quot;);&quot;.F.&quot;;IF(EXACT([.D292];&quot;M&quot;);&quot;''&quot;;&quot;ERROR&quot;)))))" office:value-type="float" office:value="0" calcext:value-type="float">
            <text:p>0</text:p>
          </table:table-cell>
          <table:table-cell table:style-name="ce23" table:formula="of:=CONCATENATE([.K292];&quot; = &quot;;[.L292])" office:value-type="string" office:string-value="nSlipType = 0" calcext:value-type="string">
            <text:p>nSlipType = 0</text:p>
          </table:table-cell>
          <table:table-cell table:style-name="ce23" table:formula="of:=CONCATENATE(&quot;    &quot;;[.M292])" office:value-type="string" office:string-value="    nSlipType = 0" calcext:value-type="string">
            <text:p><text:s text:c="4"/>nSlipType = 0</text:p>
          </table:table-cell>
          <table:table-cell table:style-name="ce23" table:formula="of:=CONCATENATE(&quot;            .&quot;;[.K292];&quot; = &quot;;[.C292])" office:value-type="string" office:string-value="            .nSlipType = tipobole" calcext:value-type="string">
            <text:p><text:s text:c="12"/>.nSlipType = tipobole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93];&quot; &quot;;[.D293];&quot;(&quot;;[.E293];IF(EXACT([.F293];&quot;&quot;);&quot;&quot;;CONCATENATE(&quot;,&quot;;[.F293]));&quot;), ;&quot;)" office:value-type="string" office:string-value="        serie C(1), ;" calcext:value-type="string">
            <text:p><text:s text:c="8"/>serie C(1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Serie</text:p>
          </table:table-cell>
          <table:table-cell table:style-name="ce23" table:formula="of:=CONCATENATE(IF(OR(EXACT([.D293];&quot;N&quot;);EXACT([.D293];&quot;I&quot;));&quot;n&quot;;IF(OR(EXACT([.D293];&quot;C&quot;);EXACT([.D293];&quot;V&quot;));&quot;c&quot;;IF(EXACT([.D293];&quot;D&quot;);&quot;d&quot;;IF(EXACT([.D293];&quot;L&quot;);&quot;l&quot;;IF(EXACT([.D293];&quot;M&quot;);&quot;c&quot;;&quot;ERROR&quot;)))));[.J293])" office:value-type="string" office:string-value="cSerie" calcext:value-type="string">
            <text:p>cSerie</text:p>
          </table:table-cell>
          <table:table-cell table:style-name="ce26" table:formula="of:=IF(OR(EXACT([.D293];&quot;N&quot;);EXACT([.D293];&quot;I&quot;));0;IF(OR(EXACT([.D293];&quot;C&quot;);EXACT([.D293];&quot;V&quot;));&quot;''&quot;;IF(EXACT([.D293];&quot;D&quot;);&quot;{}&quot;;IF(EXACT([.D293];&quot;L&quot;);&quot;.F.&quot;;IF(EXACT([.D2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93];&quot; = &quot;;[.L293])" office:value-type="string" office:string-value="cSerie = ''" calcext:value-type="string">
            <text:p>cSerie = ''</text:p>
          </table:table-cell>
          <table:table-cell table:style-name="ce23" table:formula="of:=CONCATENATE(&quot;    &quot;;[.M293])" office:value-type="string" office:string-value="    cSerie = ''" calcext:value-type="string">
            <text:p><text:s text:c="4"/>cSerie = ''</text:p>
          </table:table-cell>
          <table:table-cell table:style-name="ce23" table:formula="of:=CONCATENATE(&quot;            .&quot;;[.K293];&quot; = &quot;;[.C293])" office:value-type="string" office:string-value="            .cSerie = serie" calcext:value-type="string">
            <text:p><text:s text:c="12"/>.cSerie = serie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obole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0" table:formula="of:=CONCATENATE(&quot;        &quot;;[.C294];&quot; &quot;;[.D294];&quot;(&quot;;[.E294];IF(EXACT([.F294];&quot;&quot;);&quot;&quot;;CONCATENATE(&quot;,&quot;;[.F294]));&quot;), ;&quot;)" office:value-type="string" office:string-value="        nrobole N(7), ;" calcext:value-type="string">
            <text:p><text:s text:c="8"/>nrobole N(7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<text:span text:style-name="T2">Slip</text:span>Num</text:p>
          </table:table-cell>
          <table:table-cell table:style-name="ce23" table:formula="of:=CONCATENATE(IF(OR(EXACT([.D294];&quot;N&quot;);EXACT([.D294];&quot;I&quot;));&quot;n&quot;;IF(OR(EXACT([.D294];&quot;C&quot;);EXACT([.D294];&quot;V&quot;));&quot;c&quot;;IF(EXACT([.D294];&quot;D&quot;);&quot;d&quot;;IF(EXACT([.D294];&quot;L&quot;);&quot;l&quot;;IF(EXACT([.D294];&quot;M&quot;);&quot;c&quot;;&quot;ERROR&quot;)))));[.J294])" office:value-type="string" office:string-value="nSlipNum" calcext:value-type="string">
            <text:p>nSlipNum</text:p>
          </table:table-cell>
          <table:table-cell table:style-name="ce26" table:formula="of:=IF(OR(EXACT([.D294];&quot;N&quot;);EXACT([.D294];&quot;I&quot;));0;IF(OR(EXACT([.D294];&quot;C&quot;);EXACT([.D294];&quot;V&quot;));&quot;''&quot;;IF(EXACT([.D294];&quot;D&quot;);&quot;{}&quot;;IF(EXACT([.D294];&quot;L&quot;);&quot;.F.&quot;;IF(EXACT([.D294];&quot;M&quot;);&quot;''&quot;;&quot;ERROR&quot;)))))" office:value-type="float" office:value="0" calcext:value-type="float">
            <text:p>0</text:p>
          </table:table-cell>
          <table:table-cell table:style-name="ce23" table:formula="of:=CONCATENATE([.K294];&quot; = &quot;;[.L294])" office:value-type="string" office:string-value="nSlipNum = 0" calcext:value-type="string">
            <text:p>nSlipNum = 0</text:p>
          </table:table-cell>
          <table:table-cell table:style-name="ce23" table:formula="of:=CONCATENATE(&quot;    &quot;;[.M294])" office:value-type="string" office:string-value="    nSlipNum = 0" calcext:value-type="string">
            <text:p><text:s text:c="4"/>nSlipNum = 0</text:p>
          </table:table-cell>
          <table:table-cell table:style-name="ce23" table:formula="of:=CONCATENATE(&quot;            .&quot;;[.K294];&quot; = &quot;;[.C294])" office:value-type="string" office:string-value="            .nSlipNum = nrobole" calcext:value-type="string">
            <text:p><text:s text:c="12"/>.nSlipNum = nrobole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95];&quot; &quot;;[.D295];&quot;(&quot;;[.E295];IF(EXACT([.F295];&quot;&quot;);&quot;&quot;;CONCATENATE(&quot;,&quot;;[.F295]));&quot;), ;&quot;)" office:value-type="string" office:string-value="        fecha D(8), ;" calcext:value-type="string">
            <text:p><text:s text:c="8"/>fecha D(8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<text:span text:style-name="T2">Slip</text:span>Date</text:p>
          </table:table-cell>
          <table:table-cell table:style-name="ce23" table:formula="of:=CONCATENATE(IF(OR(EXACT([.D295];&quot;N&quot;);EXACT([.D295];&quot;I&quot;));&quot;n&quot;;IF(OR(EXACT([.D295];&quot;C&quot;);EXACT([.D295];&quot;V&quot;));&quot;c&quot;;IF(EXACT([.D295];&quot;D&quot;);&quot;d&quot;;IF(EXACT([.D295];&quot;L&quot;);&quot;l&quot;;IF(EXACT([.D295];&quot;M&quot;);&quot;c&quot;;&quot;ERROR&quot;)))));[.J295])" office:value-type="string" office:string-value="dSlipDate" calcext:value-type="string">
            <text:p>dSlipDate</text:p>
          </table:table-cell>
          <table:table-cell table:style-name="ce26" table:formula="of:=IF(OR(EXACT([.D295];&quot;N&quot;);EXACT([.D295];&quot;I&quot;));0;IF(OR(EXACT([.D295];&quot;C&quot;);EXACT([.D295];&quot;V&quot;));&quot;''&quot;;IF(EXACT([.D295];&quot;D&quot;);&quot;{}&quot;;IF(EXACT([.D295];&quot;L&quot;);&quot;.F.&quot;;IF(EXACT([.D29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95];&quot; = &quot;;[.L295])" office:value-type="string" office:string-value="dSlipDate = {}" calcext:value-type="string">
            <text:p>dSlipDate = {}</text:p>
          </table:table-cell>
          <table:table-cell table:style-name="ce23" table:formula="of:=CONCATENATE(&quot;    &quot;;[.M295])" office:value-type="string" office:string-value="    dSlipDate = {}" calcext:value-type="string">
            <text:p><text:s text:c="4"/>dSlipDate = {}</text:p>
          </table:table-cell>
          <table:table-cell table:style-name="ce23" table:formula="of:=CONCATENATE(&quot;            .&quot;;[.K295];&quot; = &quot;;[.C295])" office:value-type="string" office:string-value="            .dSlipDate = fecha" calcext:value-type="string">
            <text:p><text:s text:c="12"/>.dSlipDate = fecha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tpreci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96];&quot; &quot;;[.D296];&quot;(&quot;;[.E296];IF(EXACT([.F296];&quot;&quot;);&quot;&quot;;CONCATENATE(&quot;,&quot;;[.F296]));&quot;), ;&quot;)" office:value-type="string" office:string-value="        lstprecio N(1), ;" calcext:value-type="string">
            <text:p><text:s text:c="8"/>lstprecio N(1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PriceList</text:p>
          </table:table-cell>
          <table:table-cell table:style-name="ce23" table:formula="of:=CONCATENATE(IF(OR(EXACT([.D296];&quot;N&quot;);EXACT([.D296];&quot;I&quot;));&quot;n&quot;;IF(OR(EXACT([.D296];&quot;C&quot;);EXACT([.D296];&quot;V&quot;));&quot;c&quot;;IF(EXACT([.D296];&quot;D&quot;);&quot;d&quot;;IF(EXACT([.D296];&quot;L&quot;);&quot;l&quot;;IF(EXACT([.D296];&quot;M&quot;);&quot;c&quot;;&quot;ERROR&quot;)))));[.J296])" office:value-type="string" office:string-value="nPriceList" calcext:value-type="string">
            <text:p>nPriceList</text:p>
          </table:table-cell>
          <table:table-cell table:style-name="ce26" table:formula="of:=IF(OR(EXACT([.D296];&quot;N&quot;);EXACT([.D296];&quot;I&quot;));0;IF(OR(EXACT([.D296];&quot;C&quot;);EXACT([.D296];&quot;V&quot;));&quot;''&quot;;IF(EXACT([.D296];&quot;D&quot;);&quot;{}&quot;;IF(EXACT([.D296];&quot;L&quot;);&quot;.F.&quot;;IF(EXACT([.D296];&quot;M&quot;);&quot;''&quot;;&quot;ERROR&quot;)))))" office:value-type="float" office:value="0" calcext:value-type="float">
            <text:p>0</text:p>
          </table:table-cell>
          <table:table-cell table:style-name="ce23" table:formula="of:=CONCATENATE([.K296];&quot; = &quot;;[.L296])" office:value-type="string" office:string-value="nPriceList = 0" calcext:value-type="string">
            <text:p>nPriceList = 0</text:p>
          </table:table-cell>
          <table:table-cell table:style-name="ce23" table:formula="of:=CONCATENATE(&quot;    &quot;;[.M296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96];&quot; = &quot;;[.C296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97];&quot; &quot;;[.D297];&quot;(&quot;;[.E297];IF(EXACT([.F297];&quot;&quot;);&quot;&quot;;CONCATENATE(&quot;,&quot;;[.F297]));&quot;), ;&quot;)" office:value-type="string" office:string-value="        almacen N(3), ;" calcext:value-type="string">
            <text:p><text:s text:c="8"/>almacen N(3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Warehouse</text:p>
          </table:table-cell>
          <table:table-cell table:style-name="ce23" table:formula="of:=CONCATENATE(IF(OR(EXACT([.D297];&quot;N&quot;);EXACT([.D297];&quot;I&quot;));&quot;n&quot;;IF(OR(EXACT([.D297];&quot;C&quot;);EXACT([.D297];&quot;V&quot;));&quot;c&quot;;IF(EXACT([.D297];&quot;D&quot;);&quot;d&quot;;IF(EXACT([.D297];&quot;L&quot;);&quot;l&quot;;IF(EXACT([.D297];&quot;M&quot;);&quot;c&quot;;&quot;ERROR&quot;)))));[.J297])" office:value-type="string" office:string-value="nWarehouse" calcext:value-type="string">
            <text:p>nWarehouse</text:p>
          </table:table-cell>
          <table:table-cell table:style-name="ce26" table:formula="of:=IF(OR(EXACT([.D297];&quot;N&quot;);EXACT([.D297];&quot;I&quot;));0;IF(OR(EXACT([.D297];&quot;C&quot;);EXACT([.D297];&quot;V&quot;));&quot;''&quot;;IF(EXACT([.D297];&quot;D&quot;);&quot;{}&quot;;IF(EXACT([.D297];&quot;L&quot;);&quot;.F.&quot;;IF(EXACT([.D297];&quot;M&quot;);&quot;''&quot;;&quot;ERROR&quot;)))))" office:value-type="float" office:value="0" calcext:value-type="float">
            <text:p>0</text:p>
          </table:table-cell>
          <table:table-cell table:style-name="ce23" table:formula="of:=CONCATENATE([.K297];&quot; = &quot;;[.L297])" office:value-type="string" office:string-value="nWarehouse = 0" calcext:value-type="string">
            <text:p>nWarehouse = 0</text:p>
          </table:table-cell>
          <table:table-cell table:style-name="ce23" table:formula="of:=CONCATENATE(&quot;    &quot;;[.M297])" office:value-type="string" office:string-value="    nWarehouse = 0" calcext:value-type="string">
            <text:p><text:s text:c="4"/>nWarehouse = 0</text:p>
          </table:table-cell>
          <table:table-cell table:style-name="ce23" table:formula="of:=CONCATENATE(&quot;            .&quot;;[.K297];&quot; = &quot;;[.C297])" office:value-type="string" office:string-value="            .nWarehouse = almacen" calcext:value-type="string">
            <text:p><text:s text:c="12"/>.nWarehouse = almacen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98];&quot; &quot;;[.D298];&quot;(&quot;;[.E298];IF(EXACT([.F298];&quot;&quot;);&quot;&quot;;CONCATENATE(&quot;,&quot;;[.F298]));&quot;), ;&quot;)" office:value-type="string" office:string-value="        moneda N(4), ;" calcext:value-type="string">
            <text:p><text:s text:c="8"/>moneda N(4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Currency</text:p>
          </table:table-cell>
          <table:table-cell table:style-name="ce23" table:formula="of:=CONCATENATE(IF(OR(EXACT([.D298];&quot;N&quot;);EXACT([.D298];&quot;I&quot;));&quot;n&quot;;IF(OR(EXACT([.D298];&quot;C&quot;);EXACT([.D298];&quot;V&quot;));&quot;c&quot;;IF(EXACT([.D298];&quot;D&quot;);&quot;d&quot;;IF(EXACT([.D298];&quot;L&quot;);&quot;l&quot;;IF(EXACT([.D298];&quot;M&quot;);&quot;c&quot;;&quot;ERROR&quot;)))));[.J298])" office:value-type="string" office:string-value="nCurrency" calcext:value-type="string">
            <text:p>nCurrency</text:p>
          </table:table-cell>
          <table:table-cell table:style-name="ce26" table:formula="of:=IF(OR(EXACT([.D298];&quot;N&quot;);EXACT([.D298];&quot;I&quot;));0;IF(OR(EXACT([.D298];&quot;C&quot;);EXACT([.D298];&quot;V&quot;));&quot;''&quot;;IF(EXACT([.D298];&quot;D&quot;);&quot;{}&quot;;IF(EXACT([.D298];&quot;L&quot;);&quot;.F.&quot;;IF(EXACT([.D298];&quot;M&quot;);&quot;''&quot;;&quot;ERROR&quot;)))))" office:value-type="float" office:value="0" calcext:value-type="float">
            <text:p>0</text:p>
          </table:table-cell>
          <table:table-cell table:style-name="ce23" table:formula="of:=CONCATENATE([.K298];&quot; = &quot;;[.L298])" office:value-type="string" office:string-value="nCurrency = 0" calcext:value-type="string">
            <text:p>nCurrency = 0</text:p>
          </table:table-cell>
          <table:table-cell table:style-name="ce23" table:formula="of:=CONCATENATE(&quot;    &quot;;[.M298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98];&quot; = &quot;;[.C298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pocambio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299];&quot; &quot;;[.D299];&quot;(&quot;;[.E299];IF(EXACT([.F299];&quot;&quot;);&quot;&quot;;CONCATENATE(&quot;,&quot;;[.F299]));&quot;), ;&quot;)" office:value-type="string" office:string-value="        tipocambio N(9,2), ;" calcext:value-type="string">
            <text:p><text:s text:c="8"/>tipocambio N(9,2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ExchRate</text:p>
          </table:table-cell>
          <table:table-cell table:style-name="ce23" table:formula="of:=CONCATENATE(IF(OR(EXACT([.D299];&quot;N&quot;);EXACT([.D299];&quot;I&quot;));&quot;n&quot;;IF(OR(EXACT([.D299];&quot;C&quot;);EXACT([.D299];&quot;V&quot;));&quot;c&quot;;IF(EXACT([.D299];&quot;D&quot;);&quot;d&quot;;IF(EXACT([.D299];&quot;L&quot;);&quot;l&quot;;IF(EXACT([.D299];&quot;M&quot;);&quot;c&quot;;&quot;ERROR&quot;)))));[.J299])" office:value-type="string" office:string-value="nExchRate" calcext:value-type="string">
            <text:p>nExchRate</text:p>
          </table:table-cell>
          <table:table-cell table:style-name="ce26" table:formula="of:=IF(OR(EXACT([.D299];&quot;N&quot;);EXACT([.D299];&quot;I&quot;));0;IF(OR(EXACT([.D299];&quot;C&quot;);EXACT([.D299];&quot;V&quot;));&quot;''&quot;;IF(EXACT([.D299];&quot;D&quot;);&quot;{}&quot;;IF(EXACT([.D299];&quot;L&quot;);&quot;.F.&quot;;IF(EXACT([.D299];&quot;M&quot;);&quot;''&quot;;&quot;ERROR&quot;)))))" office:value-type="float" office:value="0" calcext:value-type="float">
            <text:p>0</text:p>
          </table:table-cell>
          <table:table-cell table:style-name="ce23" table:formula="of:=CONCATENATE([.K299];&quot; = &quot;;[.L299])" office:value-type="string" office:string-value="nExchRate = 0" calcext:value-type="string">
            <text:p>nExchRate = 0</text:p>
          </table:table-cell>
          <table:table-cell table:style-name="ce23" table:formula="of:=CONCATENATE(&quot;    &quot;;[.M299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99];&quot; = &quot;;[.C299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300];&quot; &quot;;[.D300];&quot;(&quot;;[.E300];IF(EXACT([.F300];&quot;&quot;);&quot;&quot;;CONCATENATE(&quot;,&quot;;[.F300]));&quot;), ;&quot;)" office:value-type="string" office:string-value="        vendedor N(3), ;" calcext:value-type="string">
            <text:p><text:s text:c="8"/>vendedor N(3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Seller</text:p>
          </table:table-cell>
          <table:table-cell table:style-name="ce23" table:formula="of:=CONCATENATE(IF(OR(EXACT([.D300];&quot;N&quot;);EXACT([.D300];&quot;I&quot;));&quot;n&quot;;IF(OR(EXACT([.D300];&quot;C&quot;);EXACT([.D300];&quot;V&quot;));&quot;c&quot;;IF(EXACT([.D300];&quot;D&quot;);&quot;d&quot;;IF(EXACT([.D300];&quot;L&quot;);&quot;l&quot;;IF(EXACT([.D300];&quot;M&quot;);&quot;c&quot;;&quot;ERROR&quot;)))));[.J300])" office:value-type="string" office:string-value="nSeller" calcext:value-type="string">
            <text:p>nSeller</text:p>
          </table:table-cell>
          <table:table-cell table:style-name="ce26" table:formula="of:=IF(OR(EXACT([.D300];&quot;N&quot;);EXACT([.D300];&quot;I&quot;));0;IF(OR(EXACT([.D300];&quot;C&quot;);EXACT([.D300];&quot;V&quot;));&quot;''&quot;;IF(EXACT([.D300];&quot;D&quot;);&quot;{}&quot;;IF(EXACT([.D300];&quot;L&quot;);&quot;.F.&quot;;IF(EXACT([.D300];&quot;M&quot;);&quot;''&quot;;&quot;ERROR&quot;)))))" office:value-type="float" office:value="0" calcext:value-type="float">
            <text:p>0</text:p>
          </table:table-cell>
          <table:table-cell table:style-name="ce23" table:formula="of:=CONCATENATE([.K300];&quot; = &quot;;[.L300])" office:value-type="string" office:string-value="nSeller = 0" calcext:value-type="string">
            <text:p>nSeller = 0</text:p>
          </table:table-cell>
          <table:table-cell table:style-name="ce23" table:formula="of:=CONCATENATE(&quot;    &quot;;[.M300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300];&quot; = &quot;;[.C300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ision_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1];&quot; &quot;;[.D301];&quot;(&quot;;[.E301];IF(EXACT([.F301];&quot;&quot;);&quot;&quot;;CONCATENATE(&quot;,&quot;;[.F301]));&quot;), ;&quot;)" office:value-type="string" office:string-value="        comision_1 N(6,2), ;" calcext:value-type="string">
            <text:p><text:s text:c="8"/>comision_1 N(6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IF(OR(EXACT([.D301];&quot;N&quot;);EXACT([.D301];&quot;I&quot;));&quot;n&quot;;IF(OR(EXACT([.D301];&quot;C&quot;);EXACT([.D301];&quot;V&quot;));&quot;c&quot;;IF(EXACT([.D301];&quot;D&quot;);&quot;d&quot;;IF(EXACT([.D301];&quot;L&quot;);&quot;l&quot;;IF(EXACT([.D301];&quot;M&quot;);&quot;c&quot;;&quot;ERROR&quot;)))));[.J301])" office:value-type="string" office:string-value="nCommissio1" calcext:value-type="string">
            <text:p>nCommissio1</text:p>
          </table:table-cell>
          <table:table-cell table:style-name="ce26" table:formula="of:=IF(OR(EXACT([.D301];&quot;N&quot;);EXACT([.D301];&quot;I&quot;));0;IF(OR(EXACT([.D301];&quot;C&quot;);EXACT([.D301];&quot;V&quot;));&quot;''&quot;;IF(EXACT([.D301];&quot;D&quot;);&quot;{}&quot;;IF(EXACT([.D301];&quot;L&quot;);&quot;.F.&quot;;IF(EXACT([.D301];&quot;M&quot;);&quot;''&quot;;&quot;ERROR&quot;)))))" office:value-type="float" office:value="0" calcext:value-type="float">
            <text:p>0</text:p>
          </table:table-cell>
          <table:table-cell table:style-name="ce23" table:formula="of:=CONCATENATE([.K301];&quot; = &quot;;[.L301])" office:value-type="string" office:string-value="nCommissio1 = 0" calcext:value-type="string">
            <text:p>nCommissio1 = 0</text:p>
          </table:table-cell>
          <table:table-cell table:style-name="ce23" table:formula="of:=CONCATENATE(&quot;    &quot;;[.M301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301];&quot; = &quot;;[.C301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ision_2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2];&quot; &quot;;[.D302];&quot;(&quot;;[.E302];IF(EXACT([.F302];&quot;&quot;);&quot;&quot;;CONCATENATE(&quot;,&quot;;[.F302]));&quot;), ;&quot;)" office:value-type="string" office:string-value="        comision_2 N(6,2), ;" calcext:value-type="string">
            <text:p><text:s text:c="8"/>comision_2 N(6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IF(OR(EXACT([.D302];&quot;N&quot;);EXACT([.D302];&quot;I&quot;));&quot;n&quot;;IF(OR(EXACT([.D302];&quot;C&quot;);EXACT([.D302];&quot;V&quot;));&quot;c&quot;;IF(EXACT([.D302];&quot;D&quot;);&quot;d&quot;;IF(EXACT([.D302];&quot;L&quot;);&quot;l&quot;;IF(EXACT([.D302];&quot;M&quot;);&quot;c&quot;;&quot;ERROR&quot;)))));[.J302])" office:value-type="string" office:string-value="nCommissio2" calcext:value-type="string">
            <text:p>nCommissio2</text:p>
          </table:table-cell>
          <table:table-cell table:style-name="ce26" table:formula="of:=IF(OR(EXACT([.D302];&quot;N&quot;);EXACT([.D302];&quot;I&quot;));0;IF(OR(EXACT([.D302];&quot;C&quot;);EXACT([.D302];&quot;V&quot;));&quot;''&quot;;IF(EXACT([.D302];&quot;D&quot;);&quot;{}&quot;;IF(EXACT([.D302];&quot;L&quot;);&quot;.F.&quot;;IF(EXACT([.D302];&quot;M&quot;);&quot;''&quot;;&quot;ERROR&quot;)))))" office:value-type="float" office:value="0" calcext:value-type="float">
            <text:p>0</text:p>
          </table:table-cell>
          <table:table-cell table:style-name="ce23" table:formula="of:=CONCATENATE([.K302];&quot; = &quot;;[.L302])" office:value-type="string" office:string-value="nCommissio2 = 0" calcext:value-type="string">
            <text:p>nCommissio2 = 0</text:p>
          </table:table-cell>
          <table:table-cell table:style-name="ce23" table:formula="of:=CONCATENATE(&quot;    &quot;;[.M302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302];&quot; = &quot;;[.C302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ision_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3];&quot; &quot;;[.D303];&quot;(&quot;;[.E303];IF(EXACT([.F303];&quot;&quot;);&quot;&quot;;CONCATENATE(&quot;,&quot;;[.F303]));&quot;), ;&quot;)" office:value-type="string" office:string-value="        comision_3 N(6,2), ;" calcext:value-type="string">
            <text:p><text:s text:c="8"/>comision_3 N(6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IF(OR(EXACT([.D303];&quot;N&quot;);EXACT([.D303];&quot;I&quot;));&quot;n&quot;;IF(OR(EXACT([.D303];&quot;C&quot;);EXACT([.D303];&quot;V&quot;));&quot;c&quot;;IF(EXACT([.D303];&quot;D&quot;);&quot;d&quot;;IF(EXACT([.D303];&quot;L&quot;);&quot;l&quot;;IF(EXACT([.D303];&quot;M&quot;);&quot;c&quot;;&quot;ERROR&quot;)))));[.J303])" office:value-type="string" office:string-value="nCommissio3" calcext:value-type="string">
            <text:p>nCommissio3</text:p>
          </table:table-cell>
          <table:table-cell table:style-name="ce26" table:formula="of:=IF(OR(EXACT([.D303];&quot;N&quot;);EXACT([.D303];&quot;I&quot;));0;IF(OR(EXACT([.D303];&quot;C&quot;);EXACT([.D303];&quot;V&quot;));&quot;''&quot;;IF(EXACT([.D303];&quot;D&quot;);&quot;{}&quot;;IF(EXACT([.D303];&quot;L&quot;);&quot;.F.&quot;;IF(EXACT([.D303];&quot;M&quot;);&quot;''&quot;;&quot;ERROR&quot;)))))" office:value-type="float" office:value="0" calcext:value-type="float">
            <text:p>0</text:p>
          </table:table-cell>
          <table:table-cell table:style-name="ce23" table:formula="of:=CONCATENATE([.K303];&quot; = &quot;;[.L303])" office:value-type="string" office:string-value="nCommissio3 = 0" calcext:value-type="string">
            <text:p>nCommissio3 = 0</text:p>
          </table:table-cell>
          <table:table-cell table:style-name="ce23" table:formula="of:=CONCATENATE(&quot;    &quot;;[.M303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303];&quot; = &quot;;[.C303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04];&quot; &quot;;[.D304];&quot;(&quot;;[.E304];IF(EXACT([.F304];&quot;&quot;);&quot;&quot;;CONCATENATE(&quot;,&quot;;[.F304]));&quot;), ;&quot;)" office:value-type="string" office:string-value="        obs1 C(45), ;" calcext:value-type="string">
            <text:p><text:s text:c="8"/>obs1 C(45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Obs1</text:p>
          </table:table-cell>
          <table:table-cell table:style-name="ce23" table:formula="of:=CONCATENATE(IF(OR(EXACT([.D304];&quot;N&quot;);EXACT([.D304];&quot;I&quot;));&quot;n&quot;;IF(OR(EXACT([.D304];&quot;C&quot;);EXACT([.D304];&quot;V&quot;));&quot;c&quot;;IF(EXACT([.D304];&quot;D&quot;);&quot;d&quot;;IF(EXACT([.D304];&quot;L&quot;);&quot;l&quot;;IF(EXACT([.D304];&quot;M&quot;);&quot;c&quot;;&quot;ERROR&quot;)))));[.J304])" office:value-type="string" office:string-value="cObs1" calcext:value-type="string">
            <text:p>cObs1</text:p>
          </table:table-cell>
          <table:table-cell table:style-name="ce26" table:formula="of:=IF(OR(EXACT([.D304];&quot;N&quot;);EXACT([.D304];&quot;I&quot;));0;IF(OR(EXACT([.D304];&quot;C&quot;);EXACT([.D304];&quot;V&quot;));&quot;''&quot;;IF(EXACT([.D304];&quot;D&quot;);&quot;{}&quot;;IF(EXACT([.D304];&quot;L&quot;);&quot;.F.&quot;;IF(EXACT([.D30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04];&quot; = &quot;;[.L304])" office:value-type="string" office:string-value="cObs1 = ''" calcext:value-type="string">
            <text:p>cObs1 = ''</text:p>
          </table:table-cell>
          <table:table-cell table:style-name="ce23" table:formula="of:=CONCATENATE(&quot;    &quot;;[.M304])" office:value-type="string" office:string-value="    cObs1 = ''" calcext:value-type="string">
            <text:p><text:s text:c="4"/>cObs1 = ''</text:p>
          </table:table-cell>
          <table:table-cell table:style-name="ce23" table:formula="of:=CONCATENATE(&quot;            .&quot;;[.K304];&quot; = &quot;;[.C304])" office:value-type="string" office:string-value="            .cObs1 = obs1" calcext:value-type="string">
            <text:p><text:s text:c="12"/>.cObs1 = obs1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s2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05];&quot; &quot;;[.D305];&quot;(&quot;;[.E305];IF(EXACT([.F305];&quot;&quot;);&quot;&quot;;CONCATENATE(&quot;,&quot;;[.F305]));&quot;), ;&quot;)" office:value-type="string" office:string-value="        obs2 C(45), ;" calcext:value-type="string">
            <text:p><text:s text:c="8"/>obs2 C(45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Obs2</text:p>
          </table:table-cell>
          <table:table-cell table:style-name="ce23" table:formula="of:=CONCATENATE(IF(OR(EXACT([.D305];&quot;N&quot;);EXACT([.D305];&quot;I&quot;));&quot;n&quot;;IF(OR(EXACT([.D305];&quot;C&quot;);EXACT([.D305];&quot;V&quot;));&quot;c&quot;;IF(EXACT([.D305];&quot;D&quot;);&quot;d&quot;;IF(EXACT([.D305];&quot;L&quot;);&quot;l&quot;;IF(EXACT([.D305];&quot;M&quot;);&quot;c&quot;;&quot;ERROR&quot;)))));[.J305])" office:value-type="string" office:string-value="cObs2" calcext:value-type="string">
            <text:p>cObs2</text:p>
          </table:table-cell>
          <table:table-cell table:style-name="ce26" table:formula="of:=IF(OR(EXACT([.D305];&quot;N&quot;);EXACT([.D305];&quot;I&quot;));0;IF(OR(EXACT([.D305];&quot;C&quot;);EXACT([.D305];&quot;V&quot;));&quot;''&quot;;IF(EXACT([.D305];&quot;D&quot;);&quot;{}&quot;;IF(EXACT([.D305];&quot;L&quot;);&quot;.F.&quot;;IF(EXACT([.D30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05];&quot; = &quot;;[.L305])" office:value-type="string" office:string-value="cObs2 = ''" calcext:value-type="string">
            <text:p>cObs2 = ''</text:p>
          </table:table-cell>
          <table:table-cell table:style-name="ce23" table:formula="of:=CONCATENATE(&quot;    &quot;;[.M305])" office:value-type="string" office:string-value="    cObs2 = ''" calcext:value-type="string">
            <text:p><text:s text:c="4"/>cObs2 = ''</text:p>
          </table:table-cell>
          <table:table-cell table:style-name="ce23" table:formula="of:=CONCATENATE(&quot;            .&quot;;[.K305];&quot; = &quot;;[.C305])" office:value-type="string" office:string-value="            .cObs2 = obs2" calcext:value-type="string">
            <text:p><text:s text:c="12"/>.cObs2 = obs2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s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0" table:formula="of:=CONCATENATE(&quot;        &quot;;[.C306];&quot; &quot;;[.D306];&quot;(&quot;;[.E306];IF(EXACT([.F306];&quot;&quot;);&quot;&quot;;CONCATENATE(&quot;,&quot;;[.F306]));&quot;), ;&quot;)" office:value-type="string" office:string-value="        obs3 C(45), ;" calcext:value-type="string">
            <text:p><text:s text:c="8"/>obs3 C(45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Obs3</text:p>
          </table:table-cell>
          <table:table-cell table:style-name="ce23" table:formula="of:=CONCATENATE(IF(OR(EXACT([.D306];&quot;N&quot;);EXACT([.D306];&quot;I&quot;));&quot;n&quot;;IF(OR(EXACT([.D306];&quot;C&quot;);EXACT([.D306];&quot;V&quot;));&quot;c&quot;;IF(EXACT([.D306];&quot;D&quot;);&quot;d&quot;;IF(EXACT([.D306];&quot;L&quot;);&quot;l&quot;;IF(EXACT([.D306];&quot;M&quot;);&quot;c&quot;;&quot;ERROR&quot;)))));[.J306])" office:value-type="string" office:string-value="cObs3" calcext:value-type="string">
            <text:p>cObs3</text:p>
          </table:table-cell>
          <table:table-cell table:style-name="ce26" table:formula="of:=IF(OR(EXACT([.D306];&quot;N&quot;);EXACT([.D306];&quot;I&quot;));0;IF(OR(EXACT([.D306];&quot;C&quot;);EXACT([.D306];&quot;V&quot;));&quot;''&quot;;IF(EXACT([.D306];&quot;D&quot;);&quot;{}&quot;;IF(EXACT([.D306];&quot;L&quot;);&quot;.F.&quot;;IF(EXACT([.D30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06];&quot; = &quot;;[.L306])" office:value-type="string" office:string-value="cObs3 = ''" calcext:value-type="string">
            <text:p>cObs3 = ''</text:p>
          </table:table-cell>
          <table:table-cell table:style-name="ce23" table:formula="of:=CONCATENATE(&quot;    &quot;;[.M306])" office:value-type="string" office:string-value="    cObs3 = ''" calcext:value-type="string">
            <text:p><text:s text:c="4"/>cObs3 = ''</text:p>
          </table:table-cell>
          <table:table-cell table:style-name="ce23" table:formula="of:=CONCATENATE(&quot;            .&quot;;[.K306];&quot; = &quot;;[.C306])" office:value-type="string" office:string-value="            .cObs3 = obs3" calcext:value-type="string">
            <text:p><text:s text:c="12"/>.cObs3 = obs3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307];&quot; &quot;;[.D307];&quot;(&quot;;[.E307];IF(EXACT([.F307];&quot;&quot;);&quot;&quot;;CONCATENATE(&quot;,&quot;;[.F307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DiscPct</text:p>
          </table:table-cell>
          <table:table-cell table:style-name="ce23" table:formula="of:=CONCATENATE(IF(OR(EXACT([.D307];&quot;N&quot;);EXACT([.D307];&quot;I&quot;));&quot;n&quot;;IF(OR(EXACT([.D307];&quot;C&quot;);EXACT([.D307];&quot;V&quot;));&quot;c&quot;;IF(EXACT([.D307];&quot;D&quot;);&quot;d&quot;;IF(EXACT([.D307];&quot;L&quot;);&quot;l&quot;;IF(EXACT([.D307];&quot;M&quot;);&quot;c&quot;;&quot;ERROR&quot;)))));[.J307])" office:value-type="string" office:string-value="nDiscPct" calcext:value-type="string">
            <text:p>nDiscPct</text:p>
          </table:table-cell>
          <table:table-cell table:style-name="ce26" table:formula="of:=IF(OR(EXACT([.D307];&quot;N&quot;);EXACT([.D307];&quot;I&quot;));0;IF(OR(EXACT([.D307];&quot;C&quot;);EXACT([.D307];&quot;V&quot;));&quot;''&quot;;IF(EXACT([.D307];&quot;D&quot;);&quot;{}&quot;;IF(EXACT([.D307];&quot;L&quot;);&quot;.F.&quot;;IF(EXACT([.D307];&quot;M&quot;);&quot;''&quot;;&quot;ERROR&quot;)))))" office:value-type="float" office:value="0" calcext:value-type="float">
            <text:p>0</text:p>
          </table:table-cell>
          <table:table-cell table:style-name="ce23" table:formula="of:=CONCATENATE([.K307];&quot; = &quot;;[.L307])" office:value-type="string" office:string-value="nDiscPct = 0" calcext:value-type="string">
            <text:p>nDiscPct = 0</text:p>
          </table:table-cell>
          <table:table-cell table:style-name="ce23" table:formula="of:=CONCATENATE(&quot;    &quot;;[.M30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07];&quot; = &quot;;[.C30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mportdesc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08];&quot; &quot;;[.D308];&quot;(&quot;;[.E308];IF(EXACT([.F308];&quot;&quot;);&quot;&quot;;CONCATENATE(&quot;,&quot;;[.F308]));&quot;), ;&quot;)" office:value-type="string" office:string-value="        importdesc N(12,2), ;" calcext:value-type="string">
            <text:p><text:s text:c="8"/>importdesc N(12,2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DiscAmt</text:p>
          </table:table-cell>
          <table:table-cell table:style-name="ce23" table:formula="of:=CONCATENATE(IF(OR(EXACT([.D308];&quot;N&quot;);EXACT([.D308];&quot;I&quot;));&quot;n&quot;;IF(OR(EXACT([.D308];&quot;C&quot;);EXACT([.D308];&quot;V&quot;));&quot;c&quot;;IF(EXACT([.D308];&quot;D&quot;);&quot;d&quot;;IF(EXACT([.D308];&quot;L&quot;);&quot;l&quot;;IF(EXACT([.D308];&quot;M&quot;);&quot;c&quot;;&quot;ERROR&quot;)))));[.J308])" office:value-type="string" office:string-value="nDiscAmt" calcext:value-type="string">
            <text:p>nDiscAmt</text:p>
          </table:table-cell>
          <table:table-cell table:style-name="ce26" table:formula="of:=IF(OR(EXACT([.D308];&quot;N&quot;);EXACT([.D308];&quot;I&quot;));0;IF(OR(EXACT([.D308];&quot;C&quot;);EXACT([.D308];&quot;V&quot;));&quot;''&quot;;IF(EXACT([.D308];&quot;D&quot;);&quot;{}&quot;;IF(EXACT([.D308];&quot;L&quot;);&quot;.F.&quot;;IF(EXACT([.D308];&quot;M&quot;);&quot;''&quot;;&quot;ERROR&quot;)))))" office:value-type="float" office:value="0" calcext:value-type="float">
            <text:p>0</text:p>
          </table:table-cell>
          <table:table-cell table:style-name="ce23" table:formula="of:=CONCATENATE([.K308];&quot; = &quot;;[.L308])" office:value-type="string" office:string-value="nDiscAmt = 0" calcext:value-type="string">
            <text:p>nDiscAmt = 0</text:p>
          </table:table-cell>
          <table:table-cell table:style-name="ce23" table:formula="of:=CONCATENATE(&quot;    &quot;;[.M30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308];&quot; = &quot;;[.C30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309];&quot; &quot;;[.D309];&quot;(&quot;;[.E309];IF(EXACT([.F309];&quot;&quot;);&quot;&quot;;CONCATENATE(&quot;,&quot;;[.F309]));&quot;), ;&quot;)" office:value-type="string" office:string-value="        descuento N(8,4), ;" calcext:value-type="string">
            <text:p><text:s text:c="8"/>descuento N(8,4), ;</text:p>
          </table:table-cell>
          <table:table-cell office:value-type="string" calcext:value-type="string">
            <text:p>wo_mvt</text:p>
          </table:table-cell>
          <table:table-cell office:value-type="string" calcext:value-type="string">
            <text:p>Discount</text:p>
          </table:table-cell>
          <table:table-cell table:style-name="ce23" table:formula="of:=CONCATENATE(IF(OR(EXACT([.D309];&quot;N&quot;);EXACT([.D309];&quot;I&quot;));&quot;n&quot;;IF(OR(EXACT([.D309];&quot;C&quot;);EXACT([.D309];&quot;V&quot;));&quot;c&quot;;IF(EXACT([.D309];&quot;D&quot;);&quot;d&quot;;IF(EXACT([.D309];&quot;L&quot;);&quot;l&quot;;IF(EXACT([.D309];&quot;M&quot;);&quot;c&quot;;&quot;ERROR&quot;)))));[.J309])" office:value-type="string" office:string-value="nDiscount" calcext:value-type="string">
            <text:p>nDiscount</text:p>
          </table:table-cell>
          <table:table-cell table:style-name="ce26" table:formula="of:=IF(OR(EXACT([.D309];&quot;N&quot;);EXACT([.D309];&quot;I&quot;));0;IF(OR(EXACT([.D309];&quot;C&quot;);EXACT([.D309];&quot;V&quot;));&quot;''&quot;;IF(EXACT([.D309];&quot;D&quot;);&quot;{}&quot;;IF(EXACT([.D309];&quot;L&quot;);&quot;.F.&quot;;IF(EXACT([.D309];&quot;M&quot;);&quot;''&quot;;&quot;ERROR&quot;)))))" office:value-type="float" office:value="0" calcext:value-type="float">
            <text:p>0</text:p>
          </table:table-cell>
          <table:table-cell table:style-name="ce23" table:formula="of:=CONCATENATE([.K309];&quot; = &quot;;[.L309])" office:value-type="string" office:string-value="nDiscount = 0" calcext:value-type="string">
            <text:p>nDiscount = 0</text:p>
          </table:table-cell>
          <table:table-cell table:style-name="ce23" table:formula="of:=CONCATENATE(&quot;    &quot;;[.M30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309];&quot; = &quot;;[.C30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office:value-type="string" calcext:value-type="string">
            <text:p>cabem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o_fact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table:formula="of:=CONCATENATE(&quot;        &quot;;[.C310];&quot; &quot;;[.D310];&quot;(&quot;;[.E310];IF(EXACT([.F310];&quot;&quot;);&quot;&quot;;CONCATENATE(&quot;,&quot;;[.F310]));&quot;), ;&quot;)" office:value-type="string" office:string-value="        monto_fact N(12,2), ;" calcext:value-type="string">
            <text:p><text:s text:c="8"/>monto_fact N(12,2), ;</text:p>
          </table:table-cell>
          <table:table-cell office:value-type="string" calcext:value-type="string">
            <text:p>wo_mvt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IF(OR(EXACT([.D310];&quot;N&quot;);EXACT([.D310];&quot;I&quot;));&quot;n&quot;;IF(OR(EXACT([.D310];&quot;C&quot;);EXACT([.D310];&quot;V&quot;));&quot;c&quot;;IF(EXACT([.D310];&quot;D&quot;);&quot;d&quot;;IF(EXACT([.D310];&quot;L&quot;);&quot;l&quot;;IF(EXACT([.D310];&quot;M&quot;);&quot;c&quot;;&quot;ERROR&quot;)))));[.J310])" office:value-type="string" office:string-value="nInvoiceAmt" calcext:value-type="string">
            <text:p>nInvoiceAmt</text:p>
          </table:table-cell>
          <table:table-cell table:style-name="ce26" table:formula="of:=IF(OR(EXACT([.D310];&quot;N&quot;);EXACT([.D310];&quot;I&quot;));0;IF(OR(EXACT([.D310];&quot;C&quot;);EXACT([.D310];&quot;V&quot;));&quot;''&quot;;IF(EXACT([.D310];&quot;D&quot;);&quot;{}&quot;;IF(EXACT([.D310];&quot;L&quot;);&quot;.F.&quot;;IF(EXACT([.D310];&quot;M&quot;);&quot;''&quot;;&quot;ERROR&quot;)))))" office:value-type="float" office:value="0" calcext:value-type="float">
            <text:p>0</text:p>
          </table:table-cell>
          <table:table-cell table:style-name="ce23" table:formula="of:=CONCATENATE([.K310];&quot; = &quot;;[.L310])" office:value-type="string" office:string-value="nInvoiceAmt = 0" calcext:value-type="string">
            <text:p>nInvoiceAmt = 0</text:p>
          </table:table-cell>
          <table:table-cell table:style-name="ce23" table:formula="of:=CONCATENATE(&quot;    &quot;;[.M31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310];&quot; = &quot;;[.C31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 table:number-rows-repeated="104826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7:43:38.5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30T09:19:07.700000000</dc:date>
    <meta:editing-duration>PT17H33M45S</meta:editing-duration>
    <meta:editing-cycles>48</meta:editing-cycles>
    <meta:generator>LibreOffice/7.6.6.3$Windows_X86_64 LibreOffice_project/d97b2716a9a4a2ce1391dee1765565ea469b0ae7</meta:generator>
    <meta:document-statistic meta:table-count="1" meta:cell-count="3226" meta:object-count="0"/>
  </office:meta>
</office:document-meta>
</file>